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Handwriting" svg:font-family="Handwritin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722in" style:rel-column-width="8254*"/>
    </style:style>
    <style:style style:name="Table1.B" style:family="table-column">
      <style:table-column-properties style:column-width="1.6931in" style:rel-column-width="16022*"/>
    </style:style>
    <style:style style:name="Table1.C" style:family="table-column">
      <style:table-column-properties style:column-width="0.8965in" style:rel-column-width="8484*"/>
    </style:style>
    <style:style style:name="Table1.D" style:family="table-column">
      <style:table-column-properties style:column-width="1.1542in" style:rel-column-width="10922*"/>
    </style:style>
    <style:style style:name="Table1.E" style:family="table-column">
      <style:table-column-properties style:column-width="1.1549in" style:rel-column-width="10929*"/>
    </style:style>
    <style:style style:name="Table1.F" style:family="table-column">
      <style:table-column-properties style:column-width="1.1542in" style:rel-column-width="10924*"/>
    </style:style>
    <style:style style:name="Table1.A1" style:family="table-cell">
      <style:table-cell-properties fo:padding="0in" fo:border="none" style:writing-mode="page"/>
    </style:style>
    <style:style style:name="P1" style:family="paragraph" style:parent-style-name="Standard">
      <style:text-properties style:font-name="Handwriting"/>
    </style:style>
    <style:style style:name="P2" style:family="paragraph" style:parent-style-name="Standard">
      <style:text-properties style:font-name="Handwriting" officeooo:paragraph-rsid="0042d9e2"/>
    </style:style>
    <style:style style:name="P3" style:family="paragraph" style:parent-style-name="Standard">
      <style:text-properties style:font-name="Handwriting" fo:font-style="normal" fo:font-weight="normal" officeooo:rsid="003a7fda" officeooo:paragraph-rsid="0042d9e2" style:font-style-asian="normal" style:font-weight-asian="normal" style:font-style-complex="normal" style:font-weight-complex="normal"/>
    </style:style>
    <style:style style:name="P4" style:family="paragraph" style:parent-style-name="Standard">
      <style:text-properties style:font-name="Handwriting" fo:font-style="normal" fo:font-weight="normal" officeooo:rsid="003c923a" officeooo:paragraph-rsid="0042d9e2" style:font-style-asian="normal" style:font-weight-asian="normal" style:font-style-complex="normal" style:font-weight-complex="normal"/>
    </style:style>
    <style:style style:name="P5" style:family="paragraph" style:parent-style-name="Standard">
      <style:text-properties style:font-name="Handwriting" fo:font-style="normal" fo:font-weight="normal" officeooo:rsid="004653f3" officeooo:paragraph-rsid="004653f3" style:font-style-asian="normal" style:font-weight-asian="normal" style:font-style-complex="normal" style:font-weight-complex="normal"/>
    </style:style>
    <style:style style:name="P6" style:family="paragraph" style:parent-style-name="Standard">
      <style:text-properties style:font-name="Handwriting" fo:font-style="normal" fo:font-weight="normal" officeooo:rsid="004e5f4b" officeooo:paragraph-rsid="005f0476" style:font-style-asian="normal" style:font-weight-asian="normal" style:font-style-complex="normal" style:font-weight-complex="normal"/>
    </style:style>
    <style:style style:name="P7" style:family="paragraph" style:parent-style-name="Standard">
      <style:text-properties style:font-name="Handwriting" fo:font-style="normal" fo:font-weight="normal" officeooo:rsid="0077df96" officeooo:paragraph-rsid="0077df96" style:font-style-asian="normal" style:font-weight-asian="normal" style:font-style-complex="normal" style:font-weight-complex="normal"/>
    </style:style>
    <style:style style:name="P8" style:family="paragraph" style:parent-style-name="Standard">
      <style:text-properties style:font-name="Handwriting" fo:font-style="normal" fo:font-weight="normal" officeooo:rsid="008cb7de" officeooo:paragraph-rsid="0081c434" style:font-style-asian="normal" style:font-weight-asian="normal" style:font-style-complex="normal" style:font-weight-complex="normal"/>
    </style:style>
    <style:style style:name="P9" style:family="paragraph" style:parent-style-name="Standard">
      <style:text-properties style:font-name="Handwriting" fo:font-style="normal" fo:font-weight="normal" officeooo:rsid="008cb7de" officeooo:paragraph-rsid="014d2614" style:font-style-asian="normal" style:font-weight-asian="normal" style:font-style-complex="normal" style:font-weight-complex="normal"/>
    </style:style>
    <style:style style:name="P10" style:family="paragraph" style:parent-style-name="Standard">
      <style:text-properties style:font-name="Handwriting" fo:font-style="normal" fo:font-weight="normal" officeooo:rsid="00922aec" officeooo:paragraph-rsid="014d2614" style:font-style-asian="normal" style:font-weight-asian="normal" style:font-style-complex="normal" style:font-weight-complex="normal"/>
    </style:style>
    <style:style style:name="P11" style:family="paragraph" style:parent-style-name="Standard">
      <style:text-properties style:font-name="Handwriting" fo:font-style="normal" fo:font-weight="normal" officeooo:rsid="0149ea7c" officeooo:paragraph-rsid="014d2614" style:font-style-asian="normal" style:font-weight-asian="normal" style:font-style-complex="normal" style:font-weight-complex="normal"/>
    </style:style>
    <style:style style:name="P12" style:family="paragraph" style:parent-style-name="Standard">
      <style:text-properties style:font-name="Handwriting" fo:font-style="normal" fo:font-weight="normal" officeooo:rsid="01cb65a4" officeooo:paragraph-rsid="01cb65a4" style:font-style-asian="normal" style:font-weight-asian="normal" style:font-style-complex="normal" style:font-weight-complex="normal"/>
    </style:style>
    <style:style style:name="P13" style:family="paragraph" style:parent-style-name="Standard">
      <style:text-properties style:font-name="Handwriting" fo:font-style="normal" fo:font-weight="normal" officeooo:rsid="022baa4d" officeooo:paragraph-rsid="02e82daa" style:font-style-asian="normal" style:font-weight-asian="normal" style:font-style-complex="normal" style:font-weight-complex="normal"/>
    </style:style>
    <style:style style:name="P14" style:family="paragraph" style:parent-style-name="Standard">
      <style:text-properties style:font-name="Handwriting" fo:font-style="normal" fo:font-weight="normal" officeooo:rsid="023114cc" officeooo:paragraph-rsid="02e82daa" style:font-style-asian="normal" style:font-weight-asian="normal" style:font-style-complex="normal" style:font-weight-complex="normal"/>
    </style:style>
    <style:style style:name="P15" style:family="paragraph" style:parent-style-name="Standard">
      <style:text-properties style:font-name="Handwriting" fo:font-style="normal" fo:font-weight="normal" officeooo:rsid="023c2e9f" officeooo:paragraph-rsid="02e82daa" style:font-style-asian="normal" style:font-weight-asian="normal" style:font-style-complex="normal" style:font-weight-complex="normal"/>
    </style:style>
    <style:style style:name="P16" style:family="paragraph" style:parent-style-name="Standard">
      <style:text-properties style:font-name="Handwriting" fo:font-style="normal" fo:font-weight="normal" officeooo:rsid="02446cc3" officeooo:paragraph-rsid="02e82daa" style:font-style-asian="normal" style:font-weight-asian="normal" style:font-style-complex="normal" style:font-weight-complex="normal"/>
    </style:style>
    <style:style style:name="P17" style:family="paragraph" style:parent-style-name="Standard">
      <style:text-properties style:font-name="Handwriting" fo:font-style="normal" fo:font-weight="normal" officeooo:rsid="024f4506" officeooo:paragraph-rsid="02e82daa" style:font-style-asian="normal" style:font-weight-asian="normal" style:font-style-complex="normal" style:font-weight-complex="normal"/>
    </style:style>
    <style:style style:name="P18" style:family="paragraph" style:parent-style-name="Standard">
      <style:text-properties style:font-name="Handwriting" fo:font-style="normal" fo:font-weight="normal" officeooo:rsid="0254c619" officeooo:paragraph-rsid="02e82daa" style:font-style-asian="normal" style:font-weight-asian="normal" style:font-style-complex="normal" style:font-weight-complex="normal"/>
    </style:style>
    <style:style style:name="P19" style:family="paragraph" style:parent-style-name="Standard">
      <style:text-properties style:font-name="Handwriting" fo:font-style="normal" fo:font-weight="normal" officeooo:rsid="026e11bc" officeooo:paragraph-rsid="02e82daa" style:font-style-asian="normal" style:font-weight-asian="normal" style:font-style-complex="normal" style:font-weight-complex="normal"/>
    </style:style>
    <style:style style:name="P20" style:family="paragraph" style:parent-style-name="Standard">
      <style:text-properties style:font-name="Handwriting" fo:font-style="normal" fo:font-weight="normal" officeooo:rsid="028c5ba9" officeooo:paragraph-rsid="02e82daa" style:font-style-asian="normal" style:font-weight-asian="normal" style:font-style-complex="normal" style:font-weight-complex="normal"/>
    </style:style>
    <style:style style:name="P21" style:family="paragraph" style:parent-style-name="Standard">
      <style:text-properties style:font-name="Handwriting" fo:font-style="normal" fo:font-weight="normal" officeooo:rsid="029de3c4" officeooo:paragraph-rsid="02e82daa" style:font-style-asian="normal" style:font-weight-asian="normal" style:font-style-complex="normal" style:font-weight-complex="normal"/>
    </style:style>
    <style:style style:name="P22" style:family="paragraph" style:parent-style-name="Standard">
      <style:text-properties style:font-name="Handwriting" fo:font-style="normal" fo:font-weight="normal" officeooo:rsid="029a1494" officeooo:paragraph-rsid="02e82daa" style:font-style-asian="normal" style:font-weight-asian="normal" style:font-style-complex="normal" style:font-weight-complex="normal"/>
    </style:style>
    <style:style style:name="P23" style:family="paragraph" style:parent-style-name="Standard">
      <style:text-properties style:font-name="Handwriting" fo:font-style="normal" fo:font-weight="normal" officeooo:rsid="0295d544" officeooo:paragraph-rsid="02e82daa" style:font-style-asian="normal" style:font-weight-asian="normal" style:font-style-complex="normal" style:font-weight-complex="normal"/>
    </style:style>
    <style:style style:name="P24" style:family="paragraph" style:parent-style-name="Standard">
      <style:text-properties style:font-name="Handwriting" fo:font-style="normal" fo:font-weight="normal" officeooo:rsid="01ce1891" officeooo:paragraph-rsid="02e82daa" style:font-style-asian="normal" style:font-weight-asian="normal" style:font-style-complex="normal" style:font-weight-complex="normal"/>
    </style:style>
    <style:style style:name="P25" style:family="paragraph" style:parent-style-name="Standard">
      <style:text-properties style:font-name="Handwriting" fo:font-style="normal" fo:font-weight="normal" officeooo:rsid="02dac0f8" officeooo:paragraph-rsid="02e93e43" style:font-style-asian="normal" style:font-weight-asian="normal" style:font-style-complex="normal" style:font-weight-complex="normal"/>
    </style:style>
    <style:style style:name="P26" style:family="paragraph" style:parent-style-name="Standard">
      <style:text-properties style:font-name="Handwriting" fo:font-style="normal" fo:font-weight="normal" officeooo:rsid="016e0828" officeooo:paragraph-rsid="02f266f0" style:font-style-asian="normal" style:font-weight-asian="normal" style:font-style-complex="normal" style:font-weight-complex="normal"/>
    </style:style>
    <style:style style:name="P27" style:family="paragraph" style:parent-style-name="Standard">
      <style:text-properties style:font-name="Handwriting" fo:font-style="normal" fo:font-weight="normal" officeooo:rsid="0294fc31" officeooo:paragraph-rsid="02e82daa" style:font-style-asian="normal" style:font-weight-asian="normal" style:font-style-complex="normal" style:font-weight-complex="normal"/>
    </style:style>
    <style:style style:name="P28" style:family="paragraph" style:parent-style-name="Standard">
      <style:text-properties style:font-name="Handwriting" fo:font-style="normal" officeooo:rsid="00af23bd" officeooo:paragraph-rsid="005052f1" style:font-style-asian="normal" style:font-style-complex="normal"/>
    </style:style>
    <style:style style:name="P29" style:family="paragraph" style:parent-style-name="Standard">
      <style:text-properties style:font-name="Handwriting" fo:font-style="normal" officeooo:rsid="037754b8" officeooo:paragraph-rsid="0376fa71" style:font-style-asian="normal" style:font-style-complex="normal"/>
    </style:style>
    <style:style style:name="P30" style:family="paragraph" style:parent-style-name="Standard">
      <style:text-properties style:font-name="Handwriting" fo:font-style="normal" officeooo:rsid="0379a66e" officeooo:paragraph-rsid="0379a66e" style:font-style-asian="normal" style:font-style-complex="normal"/>
    </style:style>
    <style:style style:name="P31" style:family="paragraph" style:parent-style-name="Standard">
      <style:text-properties style:font-name="Handwriting" fo:font-style="normal" officeooo:rsid="037b61b2" officeooo:paragraph-rsid="0379a66e" style:font-style-asian="normal" style:font-style-complex="normal"/>
    </style:style>
    <style:style style:name="P32" style:family="paragraph" style:parent-style-name="Standard">
      <style:text-properties style:font-name="Handwriting" fo:font-style="normal" officeooo:rsid="037b61b2" officeooo:paragraph-rsid="037b61b2" style:font-style-asian="normal" style:font-style-complex="normal"/>
    </style:style>
    <style:style style:name="P33" style:family="paragraph" style:parent-style-name="Standard">
      <style:text-properties style:font-name="Handwriting" fo:font-style="normal" officeooo:rsid="0382f426" officeooo:paragraph-rsid="037b61b2" style:font-style-asian="normal" style:font-style-complex="normal"/>
    </style:style>
    <style:style style:name="P34" style:family="paragraph" style:parent-style-name="Standard">
      <style:text-properties style:font-name="Handwriting" fo:font-style="normal" fo:font-weight="bold" officeooo:rsid="02dbde34" officeooo:paragraph-rsid="02e82daa" style:font-style-asian="normal" style:font-weight-asian="bold" style:font-style-complex="normal" style:font-weight-complex="bold"/>
    </style:style>
    <style:style style:name="P35" style:family="paragraph" style:parent-style-name="Standard">
      <style:text-properties style:font-name="Handwriting" fo:font-style="normal" fo:font-weight="bold" officeooo:rsid="02f266f0" officeooo:paragraph-rsid="02f266f0" style:font-style-asian="normal" style:font-weight-asian="bold" style:font-style-complex="normal" style:font-weight-complex="bold"/>
    </style:style>
    <style:style style:name="P36" style:family="paragraph" style:parent-style-name="Standard">
      <style:text-properties style:font-name="Handwriting" fo:font-style="normal" fo:font-weight="bold" officeooo:rsid="0379a66e" officeooo:paragraph-rsid="0379a66e" style:font-style-asian="normal" style:font-weight-asian="bold" style:font-style-complex="normal" style:font-weight-complex="bold"/>
    </style:style>
    <style:style style:name="P37" style:family="paragraph" style:parent-style-name="Standard">
      <style:text-properties style:font-name="Handwriting" officeooo:paragraph-rsid="002e2f16"/>
    </style:style>
    <style:style style:name="P38" style:family="paragraph" style:parent-style-name="Standard">
      <style:text-properties style:font-name="Handwriting" fo:font-style="italic" fo:font-weight="bold" officeooo:rsid="004653f3" officeooo:paragraph-rsid="004653f3" style:font-style-asian="italic" style:font-weight-asian="bold" style:font-style-complex="italic" style:font-weight-complex="bold"/>
    </style:style>
    <style:style style:name="P39" style:family="paragraph" style:parent-style-name="Standard">
      <style:text-properties style:font-name="Handwriting" fo:font-style="italic" fo:font-weight="bold" officeooo:rsid="004c3dbc" officeooo:paragraph-rsid="004653f3" style:font-style-asian="italic" style:font-weight-asian="bold" style:font-style-complex="italic" style:font-weight-complex="bold"/>
    </style:style>
    <style:style style:name="P40" style:family="paragraph" style:parent-style-name="Standard">
      <style:text-properties style:font-name="Handwriting" fo:font-style="italic" fo:font-weight="bold" officeooo:rsid="00ac15eb" officeooo:paragraph-rsid="00ac15eb" style:font-style-asian="italic" style:font-weight-asian="bold" style:font-style-complex="italic" style:font-weight-complex="bold"/>
    </style:style>
    <style:style style:name="P41" style:family="paragraph" style:parent-style-name="Standard">
      <style:text-properties style:font-name="Handwriting" fo:font-style="italic" fo:font-weight="bold" officeooo:rsid="0077df96" officeooo:paragraph-rsid="0077df96" style:font-style-asian="italic" style:font-weight-asian="bold" style:font-style-complex="italic" style:font-weight-complex="bold"/>
    </style:style>
    <style:style style:name="P42" style:family="paragraph" style:parent-style-name="Standard">
      <style:text-properties style:font-name="Handwriting" fo:font-style="italic" fo:font-weight="bold" officeooo:rsid="036ea414" officeooo:paragraph-rsid="036ea414" style:font-style-asian="italic" style:font-weight-asian="bold" style:font-style-complex="italic" style:font-weight-complex="bold"/>
    </style:style>
    <style:style style:name="P43" style:family="paragraph" style:parent-style-name="Standard">
      <style:text-properties style:font-name="Handwriting" fo:font-style="italic" fo:font-weight="bold" officeooo:rsid="037091a4" officeooo:paragraph-rsid="037091a4" style:font-style-asian="italic" style:font-weight-asian="bold" style:font-style-complex="italic" style:font-weight-complex="bold"/>
    </style:style>
    <style:style style:name="P44" style:family="paragraph" style:parent-style-name="Standard">
      <style:text-properties style:font-name="Handwriting" officeooo:paragraph-rsid="005f0476"/>
    </style:style>
    <style:style style:name="P45" style:family="paragraph" style:parent-style-name="Standard">
      <style:text-properties style:font-name="Handwriting" officeooo:paragraph-rsid="005052f1"/>
    </style:style>
    <style:style style:name="P46" style:family="paragraph" style:parent-style-name="Standard">
      <style:text-properties style:font-name="Handwriting" officeooo:paragraph-rsid="00ac15eb"/>
    </style:style>
    <style:style style:name="P47" style:family="paragraph" style:parent-style-name="Standard">
      <style:text-properties style:font-name="Handwriting" officeooo:paragraph-rsid="0081c434"/>
    </style:style>
    <style:style style:name="P48" style:family="paragraph" style:parent-style-name="Standard">
      <style:text-properties style:font-name="Handwriting" fo:font-weight="bold" officeooo:rsid="00922aec" officeooo:paragraph-rsid="014d2614" style:font-weight-asian="bold" style:font-weight-complex="bold"/>
    </style:style>
    <style:style style:name="P49" style:family="paragraph" style:parent-style-name="Standard">
      <style:text-properties style:font-name="Handwriting" fo:font-weight="bold" officeooo:rsid="01cb65a4" officeooo:paragraph-rsid="01cb65a4" style:font-weight-asian="bold" style:font-weight-complex="bold"/>
    </style:style>
    <style:style style:name="P50" style:family="paragraph" style:parent-style-name="Standard">
      <style:text-properties style:font-name="Handwriting" fo:font-weight="bold" officeooo:rsid="032a72d9" officeooo:paragraph-rsid="0355e78b" style:font-weight-asian="bold" style:font-weight-complex="bold"/>
    </style:style>
    <style:style style:name="P51" style:family="paragraph" style:parent-style-name="Standard">
      <style:text-properties style:font-name="Handwriting" fo:font-weight="bold" officeooo:rsid="035085f5" officeooo:paragraph-rsid="0355e78b" style:font-weight-asian="bold" style:font-weight-complex="bold"/>
    </style:style>
    <style:style style:name="P52" style:family="paragraph" style:parent-style-name="Standard">
      <style:text-properties style:font-name="Handwriting" fo:font-weight="bold" officeooo:rsid="0350dd59" officeooo:paragraph-rsid="0355e78b" style:font-weight-asian="bold" style:font-weight-complex="bold"/>
    </style:style>
    <style:style style:name="P53" style:family="paragraph" style:parent-style-name="Standard">
      <style:text-properties style:font-name="Handwriting" fo:font-weight="bold" officeooo:rsid="038627c2" officeooo:paragraph-rsid="038627c2" style:font-weight-asian="bold" style:font-weight-complex="bold"/>
    </style:style>
    <style:style style:name="P54" style:family="paragraph" style:parent-style-name="Standard">
      <style:text-properties style:font-name="Handwriting" officeooo:paragraph-rsid="0151b650"/>
    </style:style>
    <style:style style:name="P55" style:family="paragraph" style:parent-style-name="Standard">
      <style:text-properties style:font-name="Handwriting" officeooo:rsid="00af23bd" officeooo:paragraph-rsid="0151b650"/>
    </style:style>
    <style:style style:name="P56" style:family="paragraph" style:parent-style-name="Standard">
      <style:text-properties style:font-name="Handwriting" officeooo:rsid="00af23bd" officeooo:paragraph-rsid="0355e78b"/>
    </style:style>
    <style:style style:name="P57" style:family="paragraph" style:parent-style-name="Standard">
      <style:text-properties style:font-name="Handwriting" officeooo:rsid="00af23bd" officeooo:paragraph-rsid="036bcb05"/>
    </style:style>
    <style:style style:name="P58" style:family="paragraph" style:parent-style-name="Standard">
      <style:text-properties style:font-name="Handwriting" officeooo:rsid="00f1621e" officeooo:paragraph-rsid="0151b650"/>
    </style:style>
    <style:style style:name="P59" style:family="paragraph" style:parent-style-name="Standard">
      <style:text-properties style:font-name="Handwriting" officeooo:rsid="00c582dc" officeooo:paragraph-rsid="0151b650"/>
    </style:style>
    <style:style style:name="P60" style:family="paragraph" style:parent-style-name="Standard">
      <style:text-properties style:font-name="Handwriting" officeooo:rsid="00c76df3" officeooo:paragraph-rsid="0151b650"/>
    </style:style>
    <style:style style:name="P61" style:family="paragraph" style:parent-style-name="Standard">
      <style:text-properties style:font-name="Handwriting" officeooo:rsid="00e582b8" officeooo:paragraph-rsid="0151b650"/>
    </style:style>
    <style:style style:name="P62" style:family="paragraph" style:parent-style-name="Standard">
      <style:text-properties style:font-name="Handwriting" officeooo:rsid="00e582b8" officeooo:paragraph-rsid="0355e78b"/>
    </style:style>
    <style:style style:name="P63" style:family="paragraph" style:parent-style-name="Standard">
      <style:text-properties style:font-name="Handwriting" officeooo:rsid="00e76213" officeooo:paragraph-rsid="0151b650"/>
    </style:style>
    <style:style style:name="P64" style:family="paragraph" style:parent-style-name="Standard">
      <style:text-properties style:font-name="Handwriting" officeooo:rsid="00e76213" officeooo:paragraph-rsid="0355e78b"/>
    </style:style>
    <style:style style:name="P65" style:family="paragraph" style:parent-style-name="Standard">
      <style:text-properties style:font-name="Handwriting" officeooo:rsid="00e89b94" officeooo:paragraph-rsid="0151b650"/>
    </style:style>
    <style:style style:name="P66" style:family="paragraph" style:parent-style-name="Standard">
      <style:text-properties style:font-name="Handwriting" officeooo:rsid="00e89b94" officeooo:paragraph-rsid="0355e78b"/>
    </style:style>
    <style:style style:name="P67" style:family="paragraph" style:parent-style-name="Standard">
      <style:text-properties style:font-name="Handwriting" officeooo:rsid="00e95b07" officeooo:paragraph-rsid="0151b650"/>
    </style:style>
    <style:style style:name="P68" style:family="paragraph" style:parent-style-name="Standard">
      <style:text-properties style:font-name="Handwriting" officeooo:rsid="00e95b07" officeooo:paragraph-rsid="0355e78b"/>
    </style:style>
    <style:style style:name="P69" style:family="paragraph" style:parent-style-name="Standard">
      <style:text-properties style:font-name="Handwriting" officeooo:rsid="00eeec48" officeooo:paragraph-rsid="0151b650"/>
    </style:style>
    <style:style style:name="P70" style:family="paragraph" style:parent-style-name="Standard">
      <style:text-properties style:font-name="Handwriting" officeooo:rsid="00eeec48" officeooo:paragraph-rsid="0355e78b"/>
    </style:style>
    <style:style style:name="P71" style:family="paragraph" style:parent-style-name="Standard">
      <style:text-properties style:font-name="Handwriting" officeooo:rsid="00ed1851" officeooo:paragraph-rsid="0151b650"/>
    </style:style>
    <style:style style:name="P72" style:family="paragraph" style:parent-style-name="Standard">
      <style:text-properties style:font-name="Handwriting" officeooo:rsid="00ed1851" officeooo:paragraph-rsid="0355e78b"/>
    </style:style>
    <style:style style:name="P73" style:family="paragraph" style:parent-style-name="Standard">
      <style:text-properties style:font-name="Handwriting" officeooo:rsid="00d1efcd" officeooo:paragraph-rsid="0151b650"/>
    </style:style>
    <style:style style:name="P74" style:family="paragraph" style:parent-style-name="Standard">
      <style:text-properties style:font-name="Handwriting" officeooo:rsid="00d64cbc" officeooo:paragraph-rsid="0151b650"/>
    </style:style>
    <style:style style:name="P75" style:family="paragraph" style:parent-style-name="Standard">
      <style:text-properties style:font-name="Handwriting" officeooo:rsid="00ded217" officeooo:paragraph-rsid="0151b650"/>
    </style:style>
    <style:style style:name="P76" style:family="paragraph" style:parent-style-name="Standard">
      <style:text-properties style:font-name="Handwriting" officeooo:rsid="00e25041" officeooo:paragraph-rsid="0151b650"/>
    </style:style>
    <style:style style:name="P77" style:family="paragraph" style:parent-style-name="Standard">
      <style:text-properties style:font-name="Handwriting" officeooo:rsid="00e53654" officeooo:paragraph-rsid="0151b650"/>
    </style:style>
    <style:style style:name="P78" style:family="paragraph" style:parent-style-name="Standard">
      <style:text-properties style:font-name="Handwriting" officeooo:rsid="00da50d2" officeooo:paragraph-rsid="0151b650"/>
    </style:style>
    <style:style style:name="P79" style:family="paragraph" style:parent-style-name="Standard">
      <style:text-properties style:font-name="Handwriting" officeooo:rsid="019f56a9" officeooo:paragraph-rsid="019f56a9"/>
    </style:style>
    <style:style style:name="P80" style:family="paragraph" style:parent-style-name="Standard">
      <style:text-properties style:font-name="Handwriting" officeooo:rsid="019f56a9" officeooo:paragraph-rsid="01a40b0e"/>
    </style:style>
    <style:style style:name="P81" style:family="paragraph" style:parent-style-name="Standard">
      <style:text-properties style:font-name="Handwriting" officeooo:rsid="019f56a9" officeooo:paragraph-rsid="01a1a2db"/>
    </style:style>
    <style:style style:name="P82" style:family="paragraph" style:parent-style-name="Standard">
      <style:text-properties style:font-name="Handwriting" officeooo:rsid="01ab0cbe" officeooo:paragraph-rsid="01ab0cbe"/>
    </style:style>
    <style:style style:name="P83" style:family="paragraph" style:parent-style-name="Standard">
      <style:text-properties style:font-name="Handwriting" officeooo:rsid="01af0216" officeooo:paragraph-rsid="01af0216"/>
    </style:style>
    <style:style style:name="P84" style:family="paragraph" style:parent-style-name="Standard">
      <style:text-properties style:font-name="Handwriting" officeooo:rsid="01b2dca5" officeooo:paragraph-rsid="01b5a889"/>
    </style:style>
    <style:style style:name="P85" style:family="paragraph" style:parent-style-name="Standard">
      <style:text-properties style:font-name="Handwriting" officeooo:rsid="01b5a889" officeooo:paragraph-rsid="01b5a889"/>
    </style:style>
    <style:style style:name="P86" style:family="paragraph" style:parent-style-name="Standard">
      <style:text-properties style:font-name="Handwriting" officeooo:paragraph-rsid="01b969b7"/>
    </style:style>
    <style:style style:name="P87" style:family="paragraph" style:parent-style-name="Standard">
      <style:text-properties style:font-name="Handwriting" officeooo:rsid="00a68e33" officeooo:paragraph-rsid="0151b650"/>
    </style:style>
    <style:style style:name="P88" style:family="paragraph" style:parent-style-name="Standard">
      <style:text-properties style:font-name="Handwriting" officeooo:rsid="00aac8a0" officeooo:paragraph-rsid="0151b650"/>
    </style:style>
    <style:style style:name="P89" style:family="paragraph" style:parent-style-name="Standard">
      <style:text-properties style:font-name="Handwriting" officeooo:rsid="00a77191" officeooo:paragraph-rsid="0151b650"/>
    </style:style>
    <style:style style:name="P90" style:family="paragraph" style:parent-style-name="Standard">
      <style:text-properties style:font-name="Handwriting" officeooo:rsid="00a8d8fa" officeooo:paragraph-rsid="0151b650"/>
    </style:style>
    <style:style style:name="P91" style:family="paragraph" style:parent-style-name="Standard">
      <style:text-properties style:font-name="Handwriting" officeooo:paragraph-rsid="01cb65a4"/>
    </style:style>
    <style:style style:name="P92" style:family="paragraph" style:parent-style-name="Standard">
      <style:text-properties style:font-name="Handwriting" officeooo:paragraph-rsid="01e10f23"/>
    </style:style>
    <style:style style:name="P93" style:family="paragraph" style:parent-style-name="Standard">
      <style:text-properties style:font-name="Handwriting" officeooo:rsid="01ce1891" officeooo:paragraph-rsid="02e82daa"/>
    </style:style>
    <style:style style:name="P94" style:family="paragraph" style:parent-style-name="Standard">
      <style:text-properties style:font-name="Handwriting" officeooo:paragraph-rsid="014d2614"/>
    </style:style>
    <style:style style:name="P95" style:family="paragraph" style:parent-style-name="Standard">
      <style:text-properties style:font-name="Handwriting" officeooo:rsid="00a37156" officeooo:paragraph-rsid="015482ec"/>
    </style:style>
    <style:style style:name="P96" style:family="paragraph" style:parent-style-name="Standard">
      <style:text-properties style:font-name="Handwriting" officeooo:rsid="00a37156" officeooo:paragraph-rsid="0355e78b"/>
    </style:style>
    <style:style style:name="P97" style:family="paragraph" style:parent-style-name="Standard">
      <style:text-properties style:font-name="Handwriting" officeooo:rsid="030ad9a9" officeooo:paragraph-rsid="030ad9a9"/>
    </style:style>
    <style:style style:name="P98" style:family="paragraph" style:parent-style-name="Standard">
      <style:text-properties style:font-name="Handwriting" officeooo:rsid="030ad9a9" officeooo:paragraph-rsid="030d1503"/>
    </style:style>
    <style:style style:name="P99" style:family="paragraph" style:parent-style-name="Standard">
      <style:text-properties style:font-name="Handwriting" officeooo:rsid="02fea0a8" officeooo:paragraph-rsid="02fea0a8"/>
    </style:style>
    <style:style style:name="P100" style:family="paragraph" style:parent-style-name="Standard">
      <style:text-properties style:font-name="Handwriting" officeooo:rsid="02fea0a8" officeooo:paragraph-rsid="0355e78b"/>
    </style:style>
    <style:style style:name="P101" style:family="paragraph" style:parent-style-name="Standard">
      <style:text-properties style:font-name="Handwriting" officeooo:rsid="00f19be5" officeooo:paragraph-rsid="0151b650"/>
    </style:style>
    <style:style style:name="P102" style:family="paragraph" style:parent-style-name="Standard">
      <style:text-properties style:font-name="Handwriting" officeooo:rsid="00f19be5" officeooo:paragraph-rsid="030d8b31"/>
    </style:style>
    <style:style style:name="P103" style:family="paragraph" style:parent-style-name="Standard">
      <style:text-properties style:font-name="Handwriting" officeooo:rsid="030b9edf" officeooo:paragraph-rsid="030d8b31"/>
    </style:style>
    <style:style style:name="P104" style:family="paragraph" style:parent-style-name="Standard">
      <style:text-properties style:font-name="Handwriting" officeooo:rsid="033e7f55" officeooo:paragraph-rsid="03392f39"/>
    </style:style>
    <style:style style:name="P105" style:family="paragraph" style:parent-style-name="Standard">
      <style:text-properties style:font-name="Handwriting" officeooo:rsid="03422441" officeooo:paragraph-rsid="03422441"/>
    </style:style>
    <style:style style:name="P106" style:family="paragraph" style:parent-style-name="Standard">
      <style:text-properties style:font-name="Handwriting" officeooo:rsid="0345052a" officeooo:paragraph-rsid="0345052a"/>
    </style:style>
    <style:style style:name="P107" style:family="paragraph" style:parent-style-name="Standard">
      <style:text-properties style:font-name="Handwriting" officeooo:rsid="0347d1c2" officeooo:paragraph-rsid="0347d1c2"/>
    </style:style>
    <style:style style:name="P108" style:family="paragraph" style:parent-style-name="Standard">
      <style:text-properties style:font-name="Handwriting" officeooo:rsid="03485e8a" officeooo:paragraph-rsid="03485e8a"/>
    </style:style>
    <style:style style:name="P109" style:family="paragraph" style:parent-style-name="Standard">
      <style:text-properties style:font-name="Handwriting" officeooo:rsid="03485e8a" officeooo:paragraph-rsid="0355e78b"/>
    </style:style>
    <style:style style:name="P110" style:family="paragraph" style:parent-style-name="Standard">
      <style:text-properties style:font-name="Handwriting" officeooo:rsid="0355964e" officeooo:paragraph-rsid="0355964e"/>
    </style:style>
    <style:style style:name="P111" style:family="paragraph" style:parent-style-name="Standard">
      <style:text-properties style:font-name="Handwriting" officeooo:rsid="0355964e" officeooo:paragraph-rsid="0355e78b"/>
    </style:style>
    <style:style style:name="P112" style:family="paragraph" style:parent-style-name="Standard">
      <style:text-properties style:font-name="Handwriting" officeooo:rsid="03303b32" officeooo:paragraph-rsid="0355964e"/>
    </style:style>
    <style:style style:name="P113" style:family="paragraph" style:parent-style-name="Standard">
      <style:text-properties style:font-name="Handwriting" officeooo:rsid="03303b32" officeooo:paragraph-rsid="0355e78b"/>
    </style:style>
    <style:style style:name="P114" style:family="paragraph" style:parent-style-name="Standard">
      <style:text-properties style:font-name="Handwriting" officeooo:rsid="034f3658" officeooo:paragraph-rsid="0355e78b"/>
    </style:style>
    <style:style style:name="P115" style:family="paragraph" style:parent-style-name="Standard">
      <style:text-properties style:font-name="Handwriting" officeooo:rsid="035085f5" officeooo:paragraph-rsid="0355e78b"/>
    </style:style>
    <style:style style:name="P116" style:family="paragraph" style:parent-style-name="Standard">
      <style:text-properties style:font-name="Handwriting" officeooo:rsid="0350dd59" officeooo:paragraph-rsid="0355e78b"/>
    </style:style>
    <style:style style:name="P117" style:family="paragraph" style:parent-style-name="Standard">
      <style:text-properties style:font-name="Handwriting" officeooo:rsid="02fe56bd" officeooo:paragraph-rsid="0355e78b"/>
    </style:style>
    <style:style style:name="P118" style:family="paragraph" style:parent-style-name="Standard">
      <style:text-properties style:font-name="Handwriting" officeooo:rsid="02ffc684" officeooo:paragraph-rsid="0355e78b"/>
    </style:style>
    <style:style style:name="P119" style:family="paragraph" style:parent-style-name="Standard">
      <style:text-properties style:font-name="Handwriting" officeooo:rsid="030e7c3c" officeooo:paragraph-rsid="0355e78b"/>
    </style:style>
    <style:style style:name="P120" style:family="paragraph" style:parent-style-name="Standard">
      <style:text-properties style:font-name="Handwriting" officeooo:rsid="0311e32e" officeooo:paragraph-rsid="0355e78b"/>
    </style:style>
    <style:style style:name="P121" style:family="paragraph" style:parent-style-name="Standard">
      <style:text-properties style:font-name="Handwriting" officeooo:rsid="0327d74e" officeooo:paragraph-rsid="0355e78b"/>
    </style:style>
    <style:style style:name="P122" style:family="paragraph" style:parent-style-name="Standard">
      <style:text-properties style:font-name="Handwriting" officeooo:paragraph-rsid="0355e78b"/>
    </style:style>
    <style:style style:name="P123" style:family="paragraph" style:parent-style-name="Standard">
      <style:text-properties style:font-name="Handwriting" officeooo:rsid="034bf6d5" officeooo:paragraph-rsid="034bf6d5"/>
    </style:style>
    <style:style style:name="P124" style:family="paragraph" style:parent-style-name="Standard">
      <style:text-properties style:font-name="Handwriting" officeooo:paragraph-rsid="0357a49a"/>
    </style:style>
    <style:style style:name="P125" style:family="paragraph" style:parent-style-name="Standard">
      <style:text-properties style:font-name="Handwriting" officeooo:rsid="0357d093" officeooo:paragraph-rsid="0357d093"/>
    </style:style>
    <style:style style:name="P126" style:family="paragraph" style:parent-style-name="Standard">
      <style:text-properties style:font-name="Handwriting" officeooo:rsid="0358ace7" officeooo:paragraph-rsid="0358ace7"/>
    </style:style>
    <style:style style:name="P127" style:family="paragraph" style:parent-style-name="Standard">
      <style:text-properties style:font-name="Handwriting" officeooo:rsid="035f6f98" officeooo:paragraph-rsid="035f6f98"/>
    </style:style>
    <style:style style:name="P128" style:family="paragraph" style:parent-style-name="Standard">
      <style:text-properties style:font-name="Handwriting" officeooo:rsid="036748eb" officeooo:paragraph-rsid="036748eb"/>
    </style:style>
    <style:style style:name="P129" style:family="paragraph" style:parent-style-name="Standard">
      <style:text-properties style:font-name="Handwriting" officeooo:rsid="036748eb" officeooo:paragraph-rsid="036bcb05"/>
    </style:style>
    <style:style style:name="P130" style:family="paragraph" style:parent-style-name="Standard">
      <style:text-properties style:font-name="Handwriting" officeooo:rsid="036748eb" officeooo:paragraph-rsid="03718c90"/>
    </style:style>
    <style:style style:name="P131" style:family="paragraph" style:parent-style-name="Standard">
      <style:text-properties style:font-name="Handwriting" officeooo:rsid="036a5edd" officeooo:paragraph-rsid="036a5edd"/>
    </style:style>
    <style:style style:name="P132" style:family="paragraph" style:parent-style-name="Standard">
      <style:text-properties style:font-name="Handwriting" officeooo:rsid="036a5edd" officeooo:paragraph-rsid="0355e78b"/>
    </style:style>
    <style:style style:name="P133" style:family="paragraph" style:parent-style-name="Standard">
      <style:text-properties style:font-name="Handwriting" officeooo:rsid="036a5edd" officeooo:paragraph-rsid="036bcb05"/>
    </style:style>
    <style:style style:name="P134" style:family="paragraph" style:parent-style-name="Standard">
      <style:text-properties style:font-name="Handwriting" officeooo:rsid="036902ae" officeooo:paragraph-rsid="036bcb05"/>
    </style:style>
    <style:style style:name="P135" style:family="paragraph" style:parent-style-name="Standard">
      <style:text-properties style:font-name="Handwriting" officeooo:rsid="036978c9" officeooo:paragraph-rsid="036bcb05"/>
    </style:style>
    <style:style style:name="P136" style:family="paragraph" style:parent-style-name="Standard">
      <style:text-properties style:font-name="Handwriting" officeooo:rsid="036bcb05" officeooo:paragraph-rsid="036bcb05"/>
    </style:style>
    <style:style style:name="P137" style:family="paragraph" style:parent-style-name="Standard">
      <style:text-properties style:font-name="Handwriting" officeooo:rsid="0364528e" officeooo:paragraph-rsid="036bcb05"/>
    </style:style>
    <style:style style:name="P138" style:family="paragraph" style:parent-style-name="Standard">
      <style:text-properties style:font-name="Handwriting" officeooo:rsid="036e0c82" officeooo:paragraph-rsid="036e0c82"/>
    </style:style>
    <style:style style:name="P139" style:family="paragraph" style:parent-style-name="Standard">
      <style:text-properties style:font-name="Handwriting" officeooo:rsid="037158ba" officeooo:paragraph-rsid="037158ba"/>
    </style:style>
    <style:style style:name="P140" style:family="paragraph" style:parent-style-name="Standard">
      <style:text-properties style:font-name="Handwriting" officeooo:rsid="03718c90" officeooo:paragraph-rsid="03718c90"/>
    </style:style>
    <style:style style:name="P141" style:family="paragraph" style:parent-style-name="Standard">
      <style:text-properties style:font-name="Handwriting" officeooo:rsid="037091a4" officeooo:paragraph-rsid="036ea414"/>
    </style:style>
    <style:style style:name="P142" style:family="paragraph" style:parent-style-name="Standard">
      <style:text-properties style:font-name="Handwriting" officeooo:rsid="0376fa71" officeooo:paragraph-rsid="0376fa71"/>
    </style:style>
    <style:style style:name="P143" style:family="paragraph" style:parent-style-name="Standard">
      <style:text-properties style:font-name="Handwriting" officeooo:rsid="03796b96" officeooo:paragraph-rsid="03796b96"/>
    </style:style>
    <style:style style:name="P144" style:family="paragraph" style:parent-style-name="Standard">
      <style:text-properties style:font-name="Handwriting" officeooo:rsid="0379a66e" officeooo:paragraph-rsid="0379a66e"/>
    </style:style>
    <style:style style:name="P145" style:family="paragraph" style:parent-style-name="Standard">
      <style:text-properties style:font-name="Handwriting" officeooo:rsid="037b61b2" officeooo:paragraph-rsid="037b61b2"/>
    </style:style>
    <style:style style:name="P146" style:family="paragraph" style:parent-style-name="Standard">
      <style:text-properties style:font-name="Handwriting" officeooo:rsid="0384c078" officeooo:paragraph-rsid="0384c078"/>
    </style:style>
    <style:style style:name="P147" style:family="paragraph" style:parent-style-name="Standard">
      <style:text-properties officeooo:paragraph-rsid="0077df96"/>
    </style:style>
    <style:style style:name="P148" style:family="paragraph" style:parent-style-name="Standard">
      <style:text-properties officeooo:paragraph-rsid="01e4c3d1"/>
    </style:style>
    <style:style style:name="P149" style:family="paragraph" style:parent-style-name="Standard">
      <style:text-properties officeooo:paragraph-rsid="0151b650"/>
    </style:style>
    <style:style style:name="P150" style:family="paragraph" style:parent-style-name="Standard">
      <style:text-properties officeooo:paragraph-rsid="02b5e9a0"/>
    </style:style>
    <style:style style:name="P151" style:family="paragraph" style:parent-style-name="Standard">
      <style:text-properties officeooo:paragraph-rsid="02bafe9a"/>
    </style:style>
    <style:style style:name="P152" style:family="paragraph" style:parent-style-name="Standard">
      <style:text-properties officeooo:paragraph-rsid="02c05a17"/>
    </style:style>
    <style:style style:name="P153" style:family="paragraph" style:parent-style-name="Standard">
      <style:text-properties officeooo:rsid="027f3f2e" officeooo:paragraph-rsid="02e82daa"/>
    </style:style>
    <style:style style:name="P154" style:family="paragraph" style:parent-style-name="Standard">
      <style:text-properties officeooo:rsid="028d2347" officeooo:paragraph-rsid="02e82daa"/>
    </style:style>
    <style:style style:name="P155" style:family="paragraph" style:parent-style-name="Standard">
      <style:text-properties officeooo:paragraph-rsid="02e82daa"/>
    </style:style>
    <style:style style:name="P156" style:family="paragraph" style:parent-style-name="Standard">
      <style:text-properties officeooo:paragraph-rsid="02e93e43"/>
    </style:style>
    <style:style style:name="P157" style:family="paragraph" style:parent-style-name="Standard">
      <style:text-properties officeooo:paragraph-rsid="030d8b31"/>
    </style:style>
    <style:style style:name="P158" style:family="paragraph" style:parent-style-name="Standard">
      <style:text-properties officeooo:rsid="03422441" officeooo:paragraph-rsid="03422441"/>
    </style:style>
    <style:style style:name="P159" style:family="paragraph" style:parent-style-name="Standard">
      <style:text-properties officeooo:paragraph-rsid="03392f39"/>
    </style:style>
    <style:style style:name="P160" style:family="paragraph" style:parent-style-name="Standard">
      <style:text-properties officeooo:rsid="0345052a" officeooo:paragraph-rsid="0345052a"/>
    </style:style>
    <style:style style:name="P161" style:family="paragraph" style:parent-style-name="Standard">
      <style:text-properties officeooo:rsid="034bf6d5" officeooo:paragraph-rsid="034bf6d5"/>
    </style:style>
    <style:style style:name="P162" style:family="paragraph" style:parent-style-name="Standard">
      <style:text-properties officeooo:paragraph-rsid="0355e78b"/>
    </style:style>
    <style:style style:name="P163" style:family="paragraph" style:parent-style-name="Standard">
      <style:text-properties officeooo:rsid="035085f5" officeooo:paragraph-rsid="0355e78b"/>
    </style:style>
    <style:style style:name="P164" style:family="paragraph" style:parent-style-name="Standard">
      <style:text-properties fo:font-weight="bold" officeooo:paragraph-rsid="0355e78b" style:font-weight-asian="bold" style:font-weight-complex="bold"/>
    </style:style>
    <style:style style:name="P165" style:family="paragraph" style:parent-style-name="Standard">
      <style:text-properties officeooo:paragraph-rsid="035b725a"/>
    </style:style>
    <style:style style:name="P166" style:family="paragraph" style:parent-style-name="Standard">
      <style:text-properties officeooo:paragraph-rsid="035f6f98"/>
    </style:style>
    <style:style style:name="P167" style:family="paragraph" style:parent-style-name="Standard">
      <style:text-properties officeooo:paragraph-rsid="0357a49a"/>
    </style:style>
    <style:style style:name="P168" style:family="paragraph" style:parent-style-name="Standard">
      <style:text-properties officeooo:paragraph-rsid="036bcb05"/>
    </style:style>
    <style:style style:name="P169" style:family="paragraph" style:parent-style-name="Standard">
      <style:text-properties officeooo:paragraph-rsid="036e23a1"/>
    </style:style>
    <style:style style:name="P170" style:family="paragraph" style:parent-style-name="Standard">
      <style:text-properties officeooo:rsid="036ea414" officeooo:paragraph-rsid="036ea414"/>
    </style:style>
    <style:style style:name="P171" style:family="paragraph" style:parent-style-name="Standard">
      <style:text-properties fo:font-style="italic" fo:font-weight="bold" officeooo:rsid="036ea414" officeooo:paragraph-rsid="036ea414" style:font-style-asian="italic" style:font-weight-asian="bold" style:font-style-complex="italic" style:font-weight-complex="bold"/>
    </style:style>
    <style:style style:name="P172" style:family="paragraph" style:parent-style-name="Standard">
      <style:text-properties officeooo:paragraph-rsid="0384c078"/>
    </style:style>
    <style:style style:name="P173" style:family="paragraph" style:parent-style-name="Text_20_body">
      <style:text-properties style:font-name="Handwriting" officeooo:rsid="0355964e" officeooo:paragraph-rsid="0355e78b"/>
    </style:style>
    <style:style style:name="P174" style:family="paragraph" style:parent-style-name="Table_20_Contents">
      <style:text-properties style:font-name="Handwriting" fo:font-weight="bold" officeooo:rsid="01919c5c" officeooo:paragraph-rsid="0355e78b" style:font-weight-asian="bold" style:font-weight-complex="bold"/>
    </style:style>
    <style:style style:name="P175" style:family="paragraph" style:parent-style-name="Table_20_Contents">
      <style:text-properties style:font-name="Handwriting" fo:font-weight="bold" officeooo:rsid="0198561a" officeooo:paragraph-rsid="0355e78b" style:font-weight-asian="bold" style:font-weight-complex="bold"/>
    </style:style>
    <style:style style:name="P176" style:family="paragraph" style:parent-style-name="Table_20_Contents">
      <style:text-properties style:font-name="Handwriting" fo:font-weight="bold" officeooo:rsid="0345052a" officeooo:paragraph-rsid="0355e78b" style:font-weight-asian="bold" style:font-weight-complex="bold"/>
    </style:style>
    <style:style style:name="P177" style:family="paragraph" style:parent-style-name="Table_20_Contents">
      <style:text-properties style:font-name="Handwriting" officeooo:rsid="01919c5c" officeooo:paragraph-rsid="0355e78b"/>
    </style:style>
    <style:style style:name="P178" style:family="paragraph" style:parent-style-name="Table_20_Contents">
      <style:text-properties style:font-name="Handwriting" officeooo:rsid="0198561a" officeooo:paragraph-rsid="0355e78b"/>
    </style:style>
    <style:style style:name="P179" style:family="paragraph" style:parent-style-name="Table_20_Contents">
      <style:text-properties style:font-name="Handwriting" officeooo:rsid="019674a8" officeooo:paragraph-rsid="0355e78b"/>
    </style:style>
    <style:style style:name="P180" style:family="paragraph" style:parent-style-name="Table_20_Contents">
      <style:text-properties style:font-name="Handwriting" officeooo:rsid="019bb5d0" officeooo:paragraph-rsid="0355e78b"/>
    </style:style>
    <style:style style:name="P181" style:family="paragraph" style:parent-style-name="Table_20_Contents">
      <style:text-properties style:font-name="Handwriting" officeooo:paragraph-rsid="0355e78b"/>
    </style:style>
    <style:style style:name="P182" style:family="paragraph" style:parent-style-name="Standard">
      <style:text-properties style:font-name="Handwriting" officeooo:rsid="039215e2" officeooo:paragraph-rsid="039215e2"/>
    </style:style>
    <style:style style:name="P183" style:family="paragraph" style:parent-style-name="Standard">
      <style:text-properties style:font-name="Handwriting" officeooo:rsid="03943f17" officeooo:paragraph-rsid="03943f17"/>
    </style:style>
    <style:style style:name="P184" style:family="paragraph" style:parent-style-name="Standard">
      <style:text-properties style:font-name="Handwriting" officeooo:rsid="0355964e" officeooo:paragraph-rsid="0355e78b"/>
    </style:style>
    <style:style style:name="P185" style:family="paragraph" style:parent-style-name="Standard">
      <style:text-properties style:font-name="Handwriting" officeooo:rsid="039507dc" officeooo:paragraph-rsid="039507dc"/>
    </style:style>
    <style:style style:name="P186" style:family="paragraph" style:parent-style-name="Standard">
      <style:text-properties style:font-name="Handwriting" officeooo:rsid="03958cac" officeooo:paragraph-rsid="03958cac"/>
    </style:style>
    <style:style style:name="T1" style:family="text">
      <style:text-properties officeooo:rsid="002e17ab"/>
    </style:style>
    <style:style style:name="T2" style:family="text">
      <style:text-properties officeooo:rsid="002fc82d"/>
    </style:style>
    <style:style style:name="T3" style:family="text">
      <style:text-properties officeooo:rsid="002fcd1c"/>
    </style:style>
    <style:style style:name="T4" style:family="text">
      <style:text-properties officeooo:rsid="00303fb8"/>
    </style:style>
    <style:style style:name="T5" style:family="text">
      <style:text-properties officeooo:rsid="00323ab6"/>
    </style:style>
    <style:style style:name="T6" style:family="text">
      <style:text-properties officeooo:rsid="0033f76f"/>
    </style:style>
    <style:style style:name="T7" style:family="text">
      <style:text-properties officeooo:rsid="0036b6a6"/>
    </style:style>
    <style:style style:name="T8" style:family="text">
      <style:text-properties officeooo:rsid="00387691"/>
    </style:style>
    <style:style style:name="T9" style:family="text">
      <style:text-properties fo:font-style="italic" officeooo:rsid="0047e6f7" style:font-style-asian="italic" style:font-style-complex="italic"/>
    </style:style>
    <style:style style:name="T10" style:family="text">
      <style:text-properties fo:font-style="italic" officeooo:rsid="03752c39" style:font-style-asian="italic" style:font-style-complex="italic"/>
    </style:style>
    <style:style style:name="T11" style:family="text">
      <style:text-properties fo:font-style="italic" fo:font-weight="bold" officeooo:rsid="00387691" style:font-style-asian="italic" style:font-weight-asian="bold" style:font-style-complex="italic" style:font-weight-complex="bold"/>
    </style:style>
    <style:style style:name="T12" style:family="text">
      <style:text-properties fo:font-style="italic" fo:font-weight="bold" officeooo:rsid="0036b6a6" style:font-style-asian="italic" style:font-weight-asian="bold" style:font-style-complex="italic" style:font-weight-complex="bold"/>
    </style:style>
    <style:style style:name="T13" style:family="text">
      <style:text-properties fo:font-style="italic" fo:font-weight="bold" officeooo:rsid="004c3dbc" style:font-style-asian="italic" style:font-weight-asian="bold" style:font-style-complex="italic" style:font-weight-complex="bold"/>
    </style:style>
    <style:style style:name="T14" style:family="text">
      <style:text-properties fo:font-style="italic" fo:font-weight="bold" officeooo:rsid="00ac15eb" style:font-style-asian="italic" style:font-weight-asian="bold" style:font-style-complex="italic" style:font-weight-complex="bold"/>
    </style:style>
    <style:style style:name="T15" style:family="text">
      <style:text-properties fo:font-style="italic" fo:font-weight="bold" officeooo:rsid="00acc607" style:font-style-asian="italic" style:font-weight-asian="bold" style:font-style-complex="italic" style:font-weight-complex="bold"/>
    </style:style>
    <style:style style:name="T16" style:family="text">
      <style:text-properties fo:font-style="italic" fo:font-weight="normal" officeooo:rsid="003b0c01" style:font-style-asian="italic" style:font-weight-asian="normal" style:font-style-complex="italic" style:font-weight-complex="normal"/>
    </style:style>
    <style:style style:name="T17" style:family="text">
      <style:text-properties fo:font-style="italic" fo:font-weight="normal" officeooo:rsid="003c923a" style:font-style-asian="italic" style:font-weight-asian="normal" style:font-style-complex="italic" style:font-weight-complex="normal"/>
    </style:style>
    <style:style style:name="T18" style:family="text">
      <style:text-properties fo:font-style="italic" fo:font-weight="normal" officeooo:rsid="004cabdd" style:font-style-asian="italic" style:font-weight-asian="normal" style:font-style-complex="italic" style:font-weight-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387691" style:font-style-asian="normal" style:font-weight-asian="normal" style:font-style-complex="normal" style:font-weight-complex="normal"/>
    </style:style>
    <style:style style:name="T21" style:family="text">
      <style:text-properties fo:font-style="normal" fo:font-weight="normal" officeooo:rsid="003a7fda" style:font-style-asian="normal" style:font-weight-asian="normal" style:font-style-complex="normal" style:font-weight-complex="normal"/>
    </style:style>
    <style:style style:name="T22" style:family="text">
      <style:text-properties fo:font-style="normal" fo:font-weight="normal" officeooo:rsid="003b0c01" style:font-style-asian="normal" style:font-weight-asian="normal" style:font-style-complex="normal" style:font-weight-complex="normal"/>
    </style:style>
    <style:style style:name="T23" style:family="text">
      <style:text-properties fo:font-style="normal" fo:font-weight="normal" officeooo:rsid="003d8cda" style:font-style-asian="normal" style:font-weight-asian="normal" style:font-style-complex="normal" style:font-weight-complex="normal"/>
    </style:style>
    <style:style style:name="T24" style:family="text">
      <style:text-properties fo:font-style="normal" fo:font-weight="normal" officeooo:rsid="003dc37b" style:font-style-asian="normal" style:font-weight-asian="normal" style:font-style-complex="normal" style:font-weight-complex="normal"/>
    </style:style>
    <style:style style:name="T25" style:family="text">
      <style:text-properties fo:font-style="normal" fo:font-weight="normal" officeooo:rsid="004cabdd" style:font-style-asian="normal" style:font-weight-asian="normal" style:font-style-complex="normal" style:font-weight-complex="normal"/>
    </style:style>
    <style:style style:name="T26" style:family="text">
      <style:text-properties fo:font-style="normal" fo:font-weight="normal" officeooo:rsid="004cba99" style:font-style-asian="normal" style:font-weight-asian="normal" style:font-style-complex="normal" style:font-weight-complex="normal"/>
    </style:style>
    <style:style style:name="T27" style:family="text">
      <style:text-properties fo:font-style="normal" fo:font-weight="normal" officeooo:rsid="004e5f4b" style:font-style-asian="normal" style:font-weight-asian="normal" style:font-style-complex="normal" style:font-weight-complex="normal"/>
    </style:style>
    <style:style style:name="T28" style:family="text">
      <style:text-properties fo:font-style="normal" fo:font-weight="normal" officeooo:rsid="00557b6c" style:font-style-asian="normal" style:font-weight-asian="normal" style:font-style-complex="normal" style:font-weight-complex="normal"/>
    </style:style>
    <style:style style:name="T29" style:family="text">
      <style:text-properties fo:font-style="normal" fo:font-weight="normal" officeooo:rsid="005c2fa3" style:font-style-asian="normal" style:font-weight-asian="normal" style:font-style-complex="normal" style:font-weight-complex="normal"/>
    </style:style>
    <style:style style:name="T30" style:family="text">
      <style:text-properties fo:font-style="normal" fo:font-weight="normal" officeooo:rsid="005e2a2b" style:font-style-asian="normal" style:font-weight-asian="normal" style:font-style-complex="normal" style:font-weight-complex="normal"/>
    </style:style>
    <style:style style:name="T31" style:family="text">
      <style:text-properties fo:font-style="normal" fo:font-weight="normal" officeooo:rsid="005e86d8" style:font-style-asian="normal" style:font-weight-asian="normal" style:font-style-complex="normal" style:font-weight-complex="normal"/>
    </style:style>
    <style:style style:name="T32" style:family="text">
      <style:text-properties fo:font-style="normal" fo:font-weight="normal" officeooo:rsid="0079245c" style:font-style-asian="normal" style:font-weight-asian="normal" style:font-style-complex="normal" style:font-weight-complex="normal"/>
    </style:style>
    <style:style style:name="T33" style:family="text">
      <style:text-properties fo:font-style="normal" fo:font-weight="normal" officeooo:rsid="0077df96" style:font-style-asian="normal" style:font-weight-asian="normal" style:font-style-complex="normal" style:font-weight-complex="normal"/>
    </style:style>
    <style:style style:name="T34" style:family="text">
      <style:text-properties fo:font-style="normal" fo:font-weight="normal" officeooo:rsid="007b0395" style:font-style-asian="normal" style:font-weight-asian="normal" style:font-style-complex="normal" style:font-weight-complex="normal"/>
    </style:style>
    <style:style style:name="T35" style:family="text">
      <style:text-properties fo:font-style="normal" fo:font-weight="normal" officeooo:rsid="007bb51c" style:font-style-asian="normal" style:font-weight-asian="normal" style:font-style-complex="normal" style:font-weight-complex="normal"/>
    </style:style>
    <style:style style:name="T36" style:family="text">
      <style:text-properties fo:font-style="normal" fo:font-weight="normal" officeooo:rsid="007ca7a8" style:font-style-asian="normal" style:font-weight-asian="normal" style:font-style-complex="normal" style:font-weight-complex="normal"/>
    </style:style>
    <style:style style:name="T37" style:family="text">
      <style:text-properties fo:font-style="normal" fo:font-weight="normal" officeooo:rsid="007e3790" style:font-style-asian="normal" style:font-weight-asian="normal" style:font-style-complex="normal" style:font-weight-complex="normal"/>
    </style:style>
    <style:style style:name="T38" style:family="text">
      <style:text-properties fo:font-style="normal" fo:font-weight="normal" officeooo:rsid="007fe857" style:font-style-asian="normal" style:font-weight-asian="normal" style:font-style-complex="normal" style:font-weight-complex="normal"/>
    </style:style>
    <style:style style:name="T39" style:family="text">
      <style:text-properties fo:font-style="normal" fo:font-weight="normal" officeooo:rsid="0081bf91" style:font-style-asian="normal" style:font-weight-asian="normal" style:font-style-complex="normal" style:font-weight-complex="normal"/>
    </style:style>
    <style:style style:name="T40" style:family="text">
      <style:text-properties fo:font-style="normal" fo:font-weight="normal" officeooo:rsid="0081c434" style:font-style-asian="normal" style:font-weight-asian="normal" style:font-style-complex="normal" style:font-weight-complex="normal"/>
    </style:style>
    <style:style style:name="T41" style:family="text">
      <style:text-properties fo:font-style="normal" fo:font-weight="normal" officeooo:rsid="0083973e" style:font-style-asian="normal" style:font-weight-asian="normal" style:font-style-complex="normal" style:font-weight-complex="normal"/>
    </style:style>
    <style:style style:name="T42" style:family="text">
      <style:text-properties fo:font-style="normal" fo:font-weight="normal" officeooo:rsid="00859b7f" style:font-style-asian="normal" style:font-weight-asian="normal" style:font-style-complex="normal" style:font-weight-complex="normal"/>
    </style:style>
    <style:style style:name="T43" style:family="text">
      <style:text-properties fo:font-style="normal" fo:font-weight="normal" officeooo:rsid="008812d0" style:font-style-asian="normal" style:font-weight-asian="normal" style:font-style-complex="normal" style:font-weight-complex="normal"/>
    </style:style>
    <style:style style:name="T44" style:family="text">
      <style:text-properties fo:font-style="normal" fo:font-weight="normal" officeooo:rsid="0089d9ab" style:font-style-asian="normal" style:font-weight-asian="normal" style:font-style-complex="normal" style:font-weight-complex="normal"/>
    </style:style>
    <style:style style:name="T45" style:family="text">
      <style:text-properties fo:font-style="normal" fo:font-weight="normal" officeooo:rsid="008a4f9b" style:font-style-asian="normal" style:font-weight-asian="normal" style:font-style-complex="normal" style:font-weight-complex="normal"/>
    </style:style>
    <style:style style:name="T46" style:family="text">
      <style:text-properties fo:font-style="normal" fo:font-weight="normal" officeooo:rsid="008bdb13" style:font-style-asian="normal" style:font-weight-asian="normal" style:font-style-complex="normal" style:font-weight-complex="normal"/>
    </style:style>
    <style:style style:name="T47" style:family="text">
      <style:text-properties fo:font-style="normal" fo:font-weight="normal" officeooo:rsid="008cb7de" style:font-style-asian="normal" style:font-weight-asian="normal" style:font-style-complex="normal" style:font-weight-complex="normal"/>
    </style:style>
    <style:style style:name="T48" style:family="text">
      <style:text-properties fo:font-style="normal" fo:font-weight="normal" officeooo:rsid="00922aec" style:font-style-asian="normal" style:font-weight-asian="normal" style:font-style-complex="normal" style:font-weight-complex="normal"/>
    </style:style>
    <style:style style:name="T49" style:family="text">
      <style:text-properties fo:font-style="normal" fo:font-weight="normal" officeooo:rsid="01414505" style:font-style-asian="normal" style:font-weight-asian="normal" style:font-style-complex="normal" style:font-weight-complex="normal"/>
    </style:style>
    <style:style style:name="T50" style:family="text">
      <style:text-properties fo:font-style="normal" fo:font-weight="normal" officeooo:rsid="0141fafc" style:font-style-asian="normal" style:font-weight-asian="normal" style:font-style-complex="normal" style:font-weight-complex="normal"/>
    </style:style>
    <style:style style:name="T51" style:family="text">
      <style:text-properties fo:font-style="normal" fo:font-weight="normal" officeooo:rsid="01427087" style:font-style-asian="normal" style:font-weight-asian="normal" style:font-style-complex="normal" style:font-weight-complex="normal"/>
    </style:style>
    <style:style style:name="T52" style:family="text">
      <style:text-properties fo:font-style="normal" fo:font-weight="normal" officeooo:rsid="014539b8" style:font-style-asian="normal" style:font-weight-asian="normal" style:font-style-complex="normal" style:font-weight-complex="normal"/>
    </style:style>
    <style:style style:name="T53" style:family="text">
      <style:text-properties fo:font-style="normal" fo:font-weight="normal" officeooo:rsid="01459580" style:font-style-asian="normal" style:font-weight-asian="normal" style:font-style-complex="normal" style:font-weight-complex="normal"/>
    </style:style>
    <style:style style:name="T54" style:family="text">
      <style:text-properties fo:font-style="normal" fo:font-weight="normal" officeooo:rsid="0145de4b" style:font-style-asian="normal" style:font-weight-asian="normal" style:font-style-complex="normal" style:font-weight-complex="normal"/>
    </style:style>
    <style:style style:name="T55" style:family="text">
      <style:text-properties fo:font-style="normal" fo:font-weight="normal" officeooo:rsid="01477187" style:font-style-asian="normal" style:font-weight-asian="normal" style:font-style-complex="normal" style:font-weight-complex="normal"/>
    </style:style>
    <style:style style:name="T56" style:family="text">
      <style:text-properties fo:font-style="normal" fo:font-weight="normal" officeooo:rsid="01493f08" style:font-style-asian="normal" style:font-weight-asian="normal" style:font-style-complex="normal" style:font-weight-complex="normal"/>
    </style:style>
    <style:style style:name="T57" style:family="text">
      <style:text-properties fo:font-style="normal" fo:font-weight="normal" officeooo:rsid="0149ea7c" style:font-style-asian="normal" style:font-weight-asian="normal" style:font-style-complex="normal" style:font-weight-complex="normal"/>
    </style:style>
    <style:style style:name="T58" style:family="text">
      <style:text-properties fo:font-style="normal" fo:font-weight="normal" officeooo:rsid="014dc0a9" style:font-style-asian="normal" style:font-weight-asian="normal" style:font-style-complex="normal" style:font-weight-complex="normal"/>
    </style:style>
    <style:style style:name="T59" style:family="text">
      <style:text-properties fo:font-style="normal" fo:font-weight="normal" officeooo:rsid="01c1dbe0" style:font-style-asian="normal" style:font-weight-asian="normal" style:font-style-complex="normal" style:font-weight-complex="normal"/>
    </style:style>
    <style:style style:name="T60" style:family="text">
      <style:text-properties fo:font-style="normal" fo:font-weight="normal" officeooo:rsid="01c51532" style:font-style-asian="normal" style:font-weight-asian="normal" style:font-style-complex="normal" style:font-weight-complex="normal"/>
    </style:style>
    <style:style style:name="T61" style:family="text">
      <style:text-properties fo:font-style="normal" fo:font-weight="normal" officeooo:rsid="01c6fdd2" style:font-style-asian="normal" style:font-weight-asian="normal" style:font-style-complex="normal" style:font-weight-complex="normal"/>
    </style:style>
    <style:style style:name="T62" style:family="text">
      <style:text-properties fo:font-style="normal" fo:font-weight="normal" officeooo:rsid="01c7ae24" style:font-style-asian="normal" style:font-weight-asian="normal" style:font-style-complex="normal" style:font-weight-complex="normal"/>
    </style:style>
    <style:style style:name="T63" style:family="text">
      <style:text-properties fo:font-style="normal" fo:font-weight="normal" officeooo:rsid="01cb65a4" style:font-style-asian="normal" style:font-weight-asian="normal" style:font-style-complex="normal" style:font-weight-complex="normal"/>
    </style:style>
    <style:style style:name="T64" style:family="text">
      <style:text-properties fo:font-style="normal" fo:font-weight="normal" officeooo:rsid="01cf3260" style:font-style-asian="normal" style:font-weight-asian="normal" style:font-style-complex="normal" style:font-weight-complex="normal"/>
    </style:style>
    <style:style style:name="T65" style:family="text">
      <style:text-properties fo:font-style="normal" fo:font-weight="normal" officeooo:rsid="01d11376" style:font-style-asian="normal" style:font-weight-asian="normal" style:font-style-complex="normal" style:font-weight-complex="normal"/>
    </style:style>
    <style:style style:name="T66" style:family="text">
      <style:text-properties fo:font-style="normal" fo:font-weight="normal" officeooo:rsid="01d230e9" style:font-style-asian="normal" style:font-weight-asian="normal" style:font-style-complex="normal" style:font-weight-complex="normal"/>
    </style:style>
    <style:style style:name="T67" style:family="text">
      <style:text-properties fo:font-style="normal" fo:font-weight="normal" officeooo:rsid="01d2ba7c" style:font-style-asian="normal" style:font-weight-asian="normal" style:font-style-complex="normal" style:font-weight-complex="normal"/>
    </style:style>
    <style:style style:name="T68" style:family="text">
      <style:text-properties fo:font-style="normal" fo:font-weight="normal" officeooo:rsid="01d43bff" style:font-style-asian="normal" style:font-weight-asian="normal" style:font-style-complex="normal" style:font-weight-complex="normal"/>
    </style:style>
    <style:style style:name="T69" style:family="text">
      <style:text-properties fo:font-style="normal" fo:font-weight="normal" officeooo:rsid="01d5d6cc" style:font-style-asian="normal" style:font-weight-asian="normal" style:font-style-complex="normal" style:font-weight-complex="normal"/>
    </style:style>
    <style:style style:name="T70" style:family="text">
      <style:text-properties fo:font-style="normal" fo:font-weight="normal" officeooo:rsid="01d71801" style:font-style-asian="normal" style:font-weight-asian="normal" style:font-style-complex="normal" style:font-weight-complex="normal"/>
    </style:style>
    <style:style style:name="T71" style:family="text">
      <style:text-properties fo:font-style="normal" fo:font-weight="normal" officeooo:rsid="01e066b8" style:font-style-asian="normal" style:font-weight-asian="normal" style:font-style-complex="normal" style:font-weight-complex="normal"/>
    </style:style>
    <style:style style:name="T72" style:family="text">
      <style:text-properties fo:font-style="normal" fo:font-weight="normal" officeooo:rsid="01eb6808" style:font-style-asian="normal" style:font-weight-asian="normal" style:font-style-complex="normal" style:font-weight-complex="normal"/>
    </style:style>
    <style:style style:name="T73" style:family="text">
      <style:text-properties fo:font-style="normal" fo:font-weight="normal" officeooo:rsid="01ec793a" style:font-style-asian="normal" style:font-weight-asian="normal" style:font-style-complex="normal" style:font-weight-complex="normal"/>
    </style:style>
    <style:style style:name="T74" style:family="text">
      <style:text-properties fo:font-style="normal" fo:font-weight="normal" officeooo:rsid="01f1418c" style:font-style-asian="normal" style:font-weight-asian="normal" style:font-style-complex="normal" style:font-weight-complex="normal"/>
    </style:style>
    <style:style style:name="T75" style:family="text">
      <style:text-properties fo:font-style="normal" fo:font-weight="normal" officeooo:rsid="02f266f0" style:font-style-asian="normal" style:font-weight-asian="normal" style:font-style-complex="normal" style:font-weight-complex="normal"/>
    </style:style>
    <style:style style:name="T76" style:family="text">
      <style:text-properties fo:font-style="normal" fo:font-weight="normal" officeooo:rsid="02f4b571" style:font-style-asian="normal" style:font-weight-asian="normal" style:font-style-complex="normal" style:font-weight-complex="normal"/>
    </style:style>
    <style:style style:name="T77" style:family="text">
      <style:text-properties fo:font-style="normal" fo:font-weight="normal" officeooo:rsid="0355e78b" style:font-style-asian="normal" style:font-weight-asian="normal" style:font-style-complex="normal" style:font-weight-complex="normal"/>
    </style:style>
    <style:style style:name="T78" style:family="text">
      <style:text-properties fo:font-style="normal" fo:font-weight="normal" officeooo:rsid="038b7da5" style:font-style-asian="normal" style:font-weight-asian="normal" style:font-style-complex="normal" style:font-weight-complex="normal"/>
    </style:style>
    <style:style style:name="T79" style:family="text">
      <style:text-properties fo:font-style="normal" fo:font-weight="normal" officeooo:rsid="038bc42f" style:font-style-asian="normal" style:font-weight-asian="normal" style:font-style-complex="normal" style:font-weight-complex="normal"/>
    </style:style>
    <style:style style:name="T80" style:family="text">
      <style:text-properties fo:font-style="normal" fo:font-weight="normal" officeooo:rsid="038e1fee" style:font-style-asian="normal" style:font-weight-asian="normal" style:font-style-complex="normal" style:font-weight-complex="normal"/>
    </style:style>
    <style:style style:name="T81" style:family="text">
      <style:text-properties fo:font-style="normal" fo:font-weight="normal" officeooo:rsid="038f2d3b" style:font-style-asian="normal" style:font-weight-asian="normal" style:font-style-complex="normal" style:font-weight-complex="normal"/>
    </style:style>
    <style:style style:name="T82" style:family="text">
      <style:text-properties fo:font-style="normal" style:font-style-asian="normal" style:font-style-complex="normal"/>
    </style:style>
    <style:style style:name="T83" style:family="text">
      <style:text-properties fo:font-style="normal" officeooo:rsid="008cb7de" style:font-style-asian="normal" style:font-style-complex="normal"/>
    </style:style>
    <style:style style:name="T84" style:family="text">
      <style:text-properties fo:font-style="normal" officeooo:rsid="00af23bd" style:font-style-asian="normal" style:font-style-complex="normal"/>
    </style:style>
    <style:style style:name="T85" style:family="text">
      <style:text-properties fo:font-style="normal" officeooo:rsid="018cfc42" style:font-style-asian="normal" style:font-style-complex="normal"/>
    </style:style>
    <style:style style:name="T86" style:family="text">
      <style:text-properties fo:font-style="normal" officeooo:rsid="01cb65a4" style:font-style-asian="normal" style:font-style-complex="normal"/>
    </style:style>
    <style:style style:name="T87" style:family="text">
      <style:text-properties fo:font-style="normal" officeooo:rsid="03752c39" style:font-style-asian="normal" style:font-style-complex="normal"/>
    </style:style>
    <style:style style:name="T88" style:family="text">
      <style:text-properties fo:font-style="normal" officeooo:rsid="0376d5fa" style:font-style-asian="normal" style:font-style-complex="normal"/>
    </style:style>
    <style:style style:name="T89" style:family="text">
      <style:text-properties fo:font-style="normal" officeooo:rsid="037754b8" style:font-style-asian="normal" style:font-style-complex="normal"/>
    </style:style>
    <style:style style:name="T90" style:family="text">
      <style:text-properties fo:font-style="normal" officeooo:rsid="03785204" style:font-style-asian="normal" style:font-style-complex="normal"/>
    </style:style>
    <style:style style:name="T91" style:family="text">
      <style:text-properties fo:font-style="normal" officeooo:rsid="037b61b2" style:font-style-asian="normal" style:font-style-complex="normal"/>
    </style:style>
    <style:style style:name="T92" style:family="text">
      <style:text-properties fo:font-style="normal" officeooo:rsid="037d00cd" style:font-style-asian="normal" style:font-style-complex="normal"/>
    </style:style>
    <style:style style:name="T93" style:family="text">
      <style:text-properties fo:font-style="normal" officeooo:rsid="037e004d" style:font-style-asian="normal" style:font-style-complex="normal"/>
    </style:style>
    <style:style style:name="T94" style:family="text">
      <style:text-properties fo:font-style="normal" officeooo:rsid="037f7a36" style:font-style-asian="normal" style:font-style-complex="normal"/>
    </style:style>
    <style:style style:name="T95" style:family="text">
      <style:text-properties fo:font-style="normal" officeooo:rsid="0380725e" style:font-style-asian="normal" style:font-style-complex="normal"/>
    </style:style>
    <style:style style:name="T96" style:family="text">
      <style:text-properties fo:font-style="normal" officeooo:rsid="0381ae0b" style:font-style-asian="normal" style:font-style-complex="normal"/>
    </style:style>
    <style:style style:name="T97" style:family="text">
      <style:text-properties fo:font-style="normal" officeooo:rsid="0382f426" style:font-style-asian="normal" style:font-style-complex="normal"/>
    </style:style>
    <style:style style:name="T98" style:family="text">
      <style:text-properties fo:font-style="normal" officeooo:rsid="038627c2" style:font-style-asian="normal" style:font-style-complex="normal"/>
    </style:style>
    <style:style style:name="T99" style:family="text">
      <style:text-properties fo:font-style="normal" officeooo:rsid="0386cbea" style:font-style-asian="normal" style:font-style-complex="normal"/>
    </style:style>
    <style:style style:name="T100" style:family="text">
      <style:text-properties fo:font-style="normal" officeooo:rsid="038e1fee" style:font-style-asian="normal" style:font-style-complex="normal"/>
    </style:style>
    <style:style style:name="T101" style:family="text">
      <style:text-properties fo:font-style="normal" fo:font-weight="bold" style:font-style-asian="normal" style:font-weight-asian="bold" style:font-style-complex="normal" style:font-weight-complex="bold"/>
    </style:style>
    <style:style style:name="T102" style:family="text">
      <style:text-properties fo:font-style="normal" fo:font-weight="bold" officeooo:rsid="008cb7de" style:font-style-asian="normal" style:font-weight-asian="bold" style:font-style-complex="normal" style:font-weight-complex="bold"/>
    </style:style>
    <style:style style:name="T103" style:family="text">
      <style:text-properties fo:font-style="normal" fo:font-weight="bold" officeooo:rsid="0090d536" style:font-style-asian="normal" style:font-weight-asian="bold" style:font-style-complex="normal" style:font-weight-complex="bold"/>
    </style:style>
    <style:style style:name="T104" style:family="text">
      <style:text-properties fo:font-style="normal" fo:font-weight="bold" officeooo:rsid="0152684e" style:font-style-asian="normal" style:font-weight-asian="bold" style:font-style-complex="normal" style:font-weight-complex="bold"/>
    </style:style>
    <style:style style:name="T105" style:family="text">
      <style:text-properties fo:font-style="normal" fo:font-weight="bold" officeooo:rsid="01533460" style:font-style-asian="normal" style:font-weight-asian="bold" style:font-style-complex="normal" style:font-weight-complex="bold"/>
    </style:style>
    <style:style style:name="T106" style:family="text">
      <style:text-properties fo:font-style="normal" fo:font-weight="bold" officeooo:rsid="018b38f2" style:font-style-asian="normal" style:font-weight-asian="bold" style:font-style-complex="normal" style:font-weight-complex="bold"/>
    </style:style>
    <style:style style:name="T107" style:family="text">
      <style:text-properties fo:font-style="normal" fo:font-weight="bold" officeooo:rsid="02f266f0" style:font-style-asian="normal" style:font-weight-asian="bold" style:font-style-complex="normal" style:font-weight-complex="bold"/>
    </style:style>
    <style:style style:name="T108" style:family="text">
      <style:text-properties officeooo:rsid="00405360"/>
    </style:style>
    <style:style style:name="T109" style:family="text">
      <style:text-properties officeooo:rsid="00469cce"/>
    </style:style>
    <style:style style:name="T110" style:family="text">
      <style:text-properties officeooo:rsid="00471bfc"/>
    </style:style>
    <style:style style:name="T111" style:family="text">
      <style:text-properties officeooo:rsid="0047e6f7"/>
    </style:style>
    <style:style style:name="T112" style:family="text">
      <style:text-properties officeooo:rsid="004c04b6"/>
    </style:style>
    <style:style style:name="T113" style:family="text">
      <style:text-properties officeooo:rsid="004c3dbc"/>
    </style:style>
    <style:style style:name="T114" style:family="text">
      <style:text-properties officeooo:rsid="00a68e33"/>
    </style:style>
    <style:style style:name="T115" style:family="text">
      <style:text-properties officeooo:rsid="00a8d8fa"/>
    </style:style>
    <style:style style:name="T116" style:family="text">
      <style:text-properties officeooo:rsid="00aac8a0"/>
    </style:style>
    <style:style style:name="T117" style:family="text">
      <style:text-properties officeooo:rsid="00ad51b2"/>
    </style:style>
    <style:style style:name="T118" style:family="text">
      <style:text-properties officeooo:rsid="00ad9533"/>
    </style:style>
    <style:style style:name="T119" style:family="text">
      <style:text-properties officeooo:rsid="00af23bd"/>
    </style:style>
    <style:style style:name="T120" style:family="text">
      <style:text-properties officeooo:rsid="00b1aaa4"/>
    </style:style>
    <style:style style:name="T121" style:family="text">
      <style:text-properties officeooo:rsid="00b3788d"/>
    </style:style>
    <style:style style:name="T122" style:family="text">
      <style:text-properties officeooo:rsid="00b54ade"/>
    </style:style>
    <style:style style:name="T123" style:family="text">
      <style:text-properties officeooo:rsid="00ba6998"/>
    </style:style>
    <style:style style:name="T124" style:family="text">
      <style:text-properties officeooo:rsid="00bd8bd8"/>
    </style:style>
    <style:style style:name="T125" style:family="text">
      <style:text-properties officeooo:rsid="00be10d5"/>
    </style:style>
    <style:style style:name="T126" style:family="text">
      <style:text-properties officeooo:rsid="00bed588"/>
    </style:style>
    <style:style style:name="T127" style:family="text">
      <style:text-properties officeooo:rsid="00c17f99"/>
    </style:style>
    <style:style style:name="T128" style:family="text">
      <style:text-properties officeooo:rsid="00c28e22"/>
    </style:style>
    <style:style style:name="T129" style:family="text">
      <style:text-properties officeooo:rsid="00c3e252"/>
    </style:style>
    <style:style style:name="T130" style:family="text">
      <style:text-properties officeooo:rsid="00a77191"/>
    </style:style>
    <style:style style:name="T131" style:family="text">
      <style:text-properties officeooo:rsid="00d1efcd"/>
    </style:style>
    <style:style style:name="T132" style:family="text">
      <style:text-properties officeooo:rsid="00d7ba86"/>
    </style:style>
    <style:style style:name="T133" style:family="text">
      <style:text-properties style:text-position="super 58%" officeooo:rsid="00d7ba86"/>
    </style:style>
    <style:style style:name="T134" style:family="text">
      <style:text-properties style:text-position="super 58%" officeooo:rsid="00dca5bf"/>
    </style:style>
    <style:style style:name="T135" style:family="text">
      <style:text-properties officeooo:rsid="00d8f5da"/>
    </style:style>
    <style:style style:name="T136" style:family="text">
      <style:text-properties officeooo:rsid="00dca5bf"/>
    </style:style>
    <style:style style:name="T137" style:family="text">
      <style:text-properties officeooo:rsid="00e07d4c"/>
    </style:style>
    <style:style style:name="T138" style:family="text">
      <style:text-properties officeooo:rsid="00e0c09d"/>
    </style:style>
    <style:style style:name="T139" style:family="text">
      <style:text-properties officeooo:rsid="00e42400"/>
    </style:style>
    <style:style style:name="T140" style:family="text">
      <style:text-properties officeooo:rsid="00e4e675"/>
    </style:style>
    <style:style style:name="T141" style:family="text">
      <style:text-properties officeooo:rsid="00e55dab"/>
    </style:style>
    <style:style style:name="T142" style:family="text">
      <style:text-properties officeooo:rsid="00e573a6"/>
    </style:style>
    <style:style style:name="T143" style:family="text">
      <style:text-properties officeooo:rsid="00eb2072"/>
    </style:style>
    <style:style style:name="T144" style:family="text">
      <style:text-properties officeooo:rsid="00f0db5d"/>
    </style:style>
    <style:style style:name="T145" style:family="text">
      <style:text-properties officeooo:rsid="00f19be5"/>
    </style:style>
    <style:style style:name="T146" style:family="text">
      <style:text-properties officeooo:rsid="01019ab2"/>
    </style:style>
    <style:style style:name="T147" style:family="text">
      <style:text-properties officeooo:rsid="01040e23"/>
    </style:style>
    <style:style style:name="T148" style:family="text">
      <style:text-properties officeooo:rsid="01053072"/>
    </style:style>
    <style:style style:name="T149" style:family="text">
      <style:text-properties officeooo:rsid="01072d5f"/>
    </style:style>
    <style:style style:name="T150" style:family="text">
      <style:text-properties officeooo:rsid="01085b95"/>
    </style:style>
    <style:style style:name="T151" style:family="text">
      <style:text-properties officeooo:rsid="0109b854"/>
    </style:style>
    <style:style style:name="T152" style:family="text">
      <style:text-properties officeooo:rsid="010afd11"/>
    </style:style>
    <style:style style:name="T153" style:family="text">
      <style:text-properties officeooo:rsid="010bad4e"/>
    </style:style>
    <style:style style:name="T154" style:family="text">
      <style:text-properties officeooo:rsid="010c46f2"/>
    </style:style>
    <style:style style:name="T155" style:family="text">
      <style:text-properties officeooo:rsid="010e25f0"/>
    </style:style>
    <style:style style:name="T156" style:family="text">
      <style:text-properties officeooo:rsid="010f3e26"/>
    </style:style>
    <style:style style:name="T157" style:family="text">
      <style:text-properties officeooo:rsid="010ffa65"/>
    </style:style>
    <style:style style:name="T158" style:family="text">
      <style:text-properties officeooo:rsid="0111d78c"/>
    </style:style>
    <style:style style:name="T159" style:family="text">
      <style:text-properties officeooo:rsid="0113bb84"/>
    </style:style>
    <style:style style:name="T160" style:family="text">
      <style:text-properties officeooo:rsid="01147d1c"/>
    </style:style>
    <style:style style:name="T161" style:family="text">
      <style:text-properties officeooo:rsid="01173d6f"/>
    </style:style>
    <style:style style:name="T162" style:family="text">
      <style:text-properties officeooo:rsid="01193200"/>
    </style:style>
    <style:style style:name="T163" style:family="text">
      <style:text-properties officeooo:rsid="01193e25"/>
    </style:style>
    <style:style style:name="T164" style:family="text">
      <style:text-properties officeooo:rsid="01228252"/>
    </style:style>
    <style:style style:name="T165" style:family="text">
      <style:text-properties officeooo:rsid="0123c99b"/>
    </style:style>
    <style:style style:name="T166" style:family="text">
      <style:text-properties officeooo:rsid="0124c89d"/>
    </style:style>
    <style:style style:name="T167" style:family="text">
      <style:text-properties officeooo:rsid="0125e99e"/>
    </style:style>
    <style:style style:name="T168" style:family="text">
      <style:text-properties officeooo:rsid="01265417"/>
    </style:style>
    <style:style style:name="T169" style:family="text">
      <style:text-properties officeooo:rsid="0127fcc2"/>
    </style:style>
    <style:style style:name="T170" style:family="text">
      <style:text-properties officeooo:rsid="0129fcaf"/>
    </style:style>
    <style:style style:name="T171" style:family="text">
      <style:text-properties officeooo:rsid="01336c52"/>
    </style:style>
    <style:style style:name="T172" style:family="text">
      <style:text-properties officeooo:rsid="0133ad80"/>
    </style:style>
    <style:style style:name="T173" style:family="text">
      <style:text-properties officeooo:rsid="01341c70"/>
    </style:style>
    <style:style style:name="T174" style:family="text">
      <style:text-properties officeooo:rsid="0134c3b5"/>
    </style:style>
    <style:style style:name="T175" style:family="text">
      <style:text-properties officeooo:rsid="01366f31"/>
    </style:style>
    <style:style style:name="T176" style:family="text">
      <style:text-properties officeooo:rsid="019674a8"/>
    </style:style>
    <style:style style:name="T177" style:family="text">
      <style:text-properties officeooo:rsid="019c1567"/>
    </style:style>
    <style:style style:name="T178" style:family="text">
      <style:text-properties officeooo:rsid="019c2dd1"/>
    </style:style>
    <style:style style:name="T179" style:family="text">
      <style:text-properties officeooo:rsid="01a1a2db"/>
    </style:style>
    <style:style style:name="T180" style:family="text">
      <style:text-properties officeooo:rsid="01a3e8a7"/>
    </style:style>
    <style:style style:name="T181" style:family="text">
      <style:text-properties officeooo:rsid="01a40b0e"/>
    </style:style>
    <style:style style:name="T182" style:family="text">
      <style:text-properties officeooo:rsid="01a574ae"/>
    </style:style>
    <style:style style:name="T183" style:family="text">
      <style:text-properties officeooo:rsid="01a761a8"/>
    </style:style>
    <style:style style:name="T184" style:family="text">
      <style:text-properties officeooo:rsid="01a93901"/>
    </style:style>
    <style:style style:name="T185" style:family="text">
      <style:text-properties officeooo:rsid="01a951a6"/>
    </style:style>
    <style:style style:name="T186" style:family="text">
      <style:text-properties officeooo:rsid="01aa2655"/>
    </style:style>
    <style:style style:name="T187" style:family="text">
      <style:text-properties officeooo:rsid="01afcae4"/>
    </style:style>
    <style:style style:name="T188" style:family="text">
      <style:text-properties officeooo:rsid="01b35a19"/>
    </style:style>
    <style:style style:name="T189" style:family="text">
      <style:text-properties officeooo:rsid="01b5a889"/>
    </style:style>
    <style:style style:name="T190" style:family="text">
      <style:text-properties officeooo:rsid="01b68269"/>
    </style:style>
    <style:style style:name="T191" style:family="text">
      <style:text-properties officeooo:rsid="01b6cb46"/>
    </style:style>
    <style:style style:name="T192" style:family="text">
      <style:text-properties officeooo:rsid="01b969b7"/>
    </style:style>
    <style:style style:name="T193" style:family="text">
      <style:text-properties officeooo:rsid="01ba7e21"/>
    </style:style>
    <style:style style:name="T194" style:family="text">
      <style:text-properties officeooo:rsid="01bc69b6"/>
    </style:style>
    <style:style style:name="T195" style:family="text">
      <style:text-properties officeooo:rsid="01bd633c"/>
    </style:style>
    <style:style style:name="T196" style:family="text">
      <style:text-properties style:font-name="Handwriting"/>
    </style:style>
    <style:style style:name="T197" style:family="text">
      <style:text-properties style:font-name="Handwriting" fo:font-weight="bold" style:font-weight-asian="bold" style:font-weight-complex="bold"/>
    </style:style>
    <style:style style:name="T198" style:family="text">
      <style:text-properties style:font-name="Handwriting" fo:font-weight="bold" officeooo:rsid="00f19be5" style:font-weight-asian="bold" style:font-weight-complex="bold"/>
    </style:style>
    <style:style style:name="T199" style:family="text">
      <style:text-properties style:font-name="Handwriting" fo:font-weight="bold" officeooo:rsid="00f9f8e1" style:font-weight-asian="bold" style:font-weight-complex="bold"/>
    </style:style>
    <style:style style:name="T200" style:family="text">
      <style:text-properties style:font-name="Handwriting" fo:font-weight="bold" officeooo:rsid="00ff9c68" style:font-weight-asian="bold" style:font-weight-complex="bold"/>
    </style:style>
    <style:style style:name="T201" style:family="text">
      <style:text-properties style:font-name="Handwriting" fo:font-weight="bold" officeooo:rsid="019bb5d0" style:font-weight-asian="bold" style:font-weight-complex="bold"/>
    </style:style>
    <style:style style:name="T202" style:family="text">
      <style:text-properties style:font-name="Handwriting" fo:font-weight="bold" officeooo:rsid="00fd5ea0" style:font-weight-asian="bold" style:font-weight-complex="bold"/>
    </style:style>
    <style:style style:name="T203" style:family="text">
      <style:text-properties style:font-name="Handwriting" fo:font-weight="bold" officeooo:rsid="00fe1264" style:font-weight-asian="bold" style:font-weight-complex="bold"/>
    </style:style>
    <style:style style:name="T204" style:family="text">
      <style:text-properties style:font-name="Handwriting" fo:font-weight="bold" officeooo:rsid="00f43718" style:font-weight-asian="bold" style:font-weight-complex="bold"/>
    </style:style>
    <style:style style:name="T205" style:family="text">
      <style:text-properties style:font-name="Handwriting" fo:font-weight="bold" officeooo:rsid="00ff663e" style:font-weight-asian="bold" style:font-weight-complex="bold"/>
    </style:style>
    <style:style style:name="T206" style:family="text">
      <style:text-properties style:font-name="Handwriting" fo:font-weight="bold" officeooo:rsid="00f834a4" style:font-weight-asian="bold" style:font-weight-complex="bold"/>
    </style:style>
    <style:style style:name="T207" style:family="text">
      <style:text-properties style:font-name="Handwriting" fo:font-weight="bold" officeooo:rsid="03422441" style:font-weight-asian="bold" style:font-weight-complex="bold"/>
    </style:style>
    <style:style style:name="T208" style:family="text">
      <style:text-properties style:font-name="Handwriting" fo:font-weight="bold" officeooo:rsid="0355e78b" style:font-weight-asian="bold" style:font-weight-complex="bold"/>
    </style:style>
    <style:style style:name="T209" style:family="text">
      <style:text-properties style:font-name="Handwriting" fo:font-weight="bold" officeooo:rsid="036e23a1" style:font-weight-asian="bold" style:font-weight-complex="bold"/>
    </style:style>
    <style:style style:name="T210" style:family="text">
      <style:text-properties style:font-name="Handwriting" fo:font-style="normal" fo:font-weight="normal" style:font-style-asian="normal" style:font-weight-asian="normal" style:font-style-complex="normal" style:font-weight-complex="normal"/>
    </style:style>
    <style:style style:name="T211" style:family="text">
      <style:text-properties style:font-name="Handwriting" fo:font-style="normal" fo:font-weight="normal" officeooo:rsid="005052f1" style:font-style-asian="normal" style:font-weight-asian="normal" style:font-style-complex="normal" style:font-weight-complex="normal"/>
    </style:style>
    <style:style style:name="T212" style:family="text">
      <style:text-properties style:font-name="Handwriting" fo:font-style="normal" fo:font-weight="normal" officeooo:rsid="005196e0" style:font-style-asian="normal" style:font-weight-asian="normal" style:font-style-complex="normal" style:font-weight-complex="normal"/>
    </style:style>
    <style:style style:name="T213" style:family="text">
      <style:text-properties style:font-name="Handwriting" fo:font-style="normal" fo:font-weight="normal" officeooo:rsid="00525551" style:font-style-asian="normal" style:font-weight-asian="normal" style:font-style-complex="normal" style:font-weight-complex="normal"/>
    </style:style>
    <style:style style:name="T214" style:family="text">
      <style:text-properties style:font-name="Handwriting" fo:font-style="normal" fo:font-weight="normal" officeooo:rsid="00538770" style:font-style-asian="normal" style:font-weight-asian="normal" style:font-style-complex="normal" style:font-weight-complex="normal"/>
    </style:style>
    <style:style style:name="T215" style:family="text">
      <style:text-properties style:font-name="Handwriting" fo:font-style="normal" fo:font-weight="normal" officeooo:rsid="005f5a51" style:font-style-asian="normal" style:font-weight-asian="normal" style:font-style-complex="normal" style:font-weight-complex="normal"/>
    </style:style>
    <style:style style:name="T216" style:family="text">
      <style:text-properties style:font-name="Handwriting" fo:font-style="normal" fo:font-weight="normal" officeooo:rsid="006077e2" style:font-style-asian="normal" style:font-weight-asian="normal" style:font-style-complex="normal" style:font-weight-complex="normal"/>
    </style:style>
    <style:style style:name="T217" style:family="text">
      <style:text-properties style:font-name="Handwriting" fo:font-style="normal" fo:font-weight="normal" officeooo:rsid="00625d6a" style:font-style-asian="normal" style:font-weight-asian="normal" style:font-style-complex="normal" style:font-weight-complex="normal"/>
    </style:style>
    <style:style style:name="T218" style:family="text">
      <style:text-properties style:font-name="Handwriting" fo:font-style="normal" fo:font-weight="normal" officeooo:rsid="006458c4" style:font-style-asian="normal" style:font-weight-asian="normal" style:font-style-complex="normal" style:font-weight-complex="normal"/>
    </style:style>
    <style:style style:name="T219" style:family="text">
      <style:text-properties style:font-name="Handwriting" fo:font-style="normal" fo:font-weight="normal" officeooo:rsid="0065c011" style:font-style-asian="normal" style:font-weight-asian="normal" style:font-style-complex="normal" style:font-weight-complex="normal"/>
    </style:style>
    <style:style style:name="T220" style:family="text">
      <style:text-properties style:font-name="Handwriting" fo:font-style="normal" fo:font-weight="normal" officeooo:rsid="0066d699" style:font-style-asian="normal" style:font-weight-asian="normal" style:font-style-complex="normal" style:font-weight-complex="normal"/>
    </style:style>
    <style:style style:name="T221" style:family="text">
      <style:text-properties style:font-name="Handwriting" fo:font-style="normal" fo:font-weight="normal" officeooo:rsid="006856a6" style:font-style-asian="normal" style:font-weight-asian="normal" style:font-style-complex="normal" style:font-weight-complex="normal"/>
    </style:style>
    <style:style style:name="T222" style:family="text">
      <style:text-properties style:font-name="Handwriting" fo:font-style="normal" fo:font-weight="normal" officeooo:rsid="006a101a" style:font-style-asian="normal" style:font-weight-asian="normal" style:font-style-complex="normal" style:font-weight-complex="normal"/>
    </style:style>
    <style:style style:name="T223" style:family="text">
      <style:text-properties style:font-name="Handwriting" fo:font-style="normal" fo:font-weight="normal" officeooo:rsid="006be29e" style:font-style-asian="normal" style:font-weight-asian="normal" style:font-style-complex="normal" style:font-weight-complex="normal"/>
    </style:style>
    <style:style style:name="T224" style:family="text">
      <style:text-properties style:font-name="Handwriting" fo:font-style="normal" fo:font-weight="normal" officeooo:rsid="006dc610" style:font-style-asian="normal" style:font-weight-asian="normal" style:font-style-complex="normal" style:font-weight-complex="normal"/>
    </style:style>
    <style:style style:name="T225" style:family="text">
      <style:text-properties style:font-name="Handwriting" fo:font-style="normal" fo:font-weight="normal" officeooo:rsid="006fbe9a" style:font-style-asian="normal" style:font-weight-asian="normal" style:font-style-complex="normal" style:font-weight-complex="normal"/>
    </style:style>
    <style:style style:name="T226" style:family="text">
      <style:text-properties style:font-name="Handwriting" fo:font-style="normal" fo:font-weight="normal" officeooo:rsid="006fbef0" style:font-style-asian="normal" style:font-weight-asian="normal" style:font-style-complex="normal" style:font-weight-complex="normal"/>
    </style:style>
    <style:style style:name="T227" style:family="text">
      <style:text-properties style:font-name="Handwriting" fo:font-style="normal" fo:font-weight="normal" officeooo:rsid="0072d38e" style:font-style-asian="normal" style:font-weight-asian="normal" style:font-style-complex="normal" style:font-weight-complex="normal"/>
    </style:style>
    <style:style style:name="T228" style:family="text">
      <style:text-properties style:font-name="Handwriting" fo:font-style="normal" fo:font-weight="normal" officeooo:rsid="00757947" style:font-style-asian="normal" style:font-weight-asian="normal" style:font-style-complex="normal" style:font-weight-complex="normal"/>
    </style:style>
    <style:style style:name="T229" style:family="text">
      <style:text-properties style:font-name="Handwriting" fo:font-style="normal" fo:font-weight="normal" officeooo:rsid="008ef1e8" style:font-style-asian="normal" style:font-weight-asian="normal" style:font-style-complex="normal" style:font-weight-complex="normal"/>
    </style:style>
    <style:style style:name="T230" style:family="text">
      <style:text-properties style:font-name="Handwriting" fo:font-style="normal" fo:font-weight="normal" officeooo:rsid="01c9c367" style:font-style-asian="normal" style:font-weight-asian="normal" style:font-style-complex="normal" style:font-weight-complex="normal"/>
    </style:style>
    <style:style style:name="T231" style:family="text">
      <style:text-properties style:font-name="Handwriting" fo:font-style="normal" fo:font-weight="normal" officeooo:rsid="01cb65a4" style:font-style-asian="normal" style:font-weight-asian="normal" style:font-style-complex="normal" style:font-weight-complex="normal"/>
    </style:style>
    <style:style style:name="T232" style:family="text">
      <style:text-properties style:font-name="Handwriting" fo:font-style="normal" fo:font-weight="normal" officeooo:rsid="01cd08e1" style:font-style-asian="normal" style:font-weight-asian="normal" style:font-style-complex="normal" style:font-weight-complex="normal"/>
    </style:style>
    <style:style style:name="T233" style:family="text">
      <style:text-properties style:font-name="Handwriting" fo:font-style="normal" fo:font-weight="normal" officeooo:rsid="01e066b8" style:font-style-asian="normal" style:font-weight-asian="normal" style:font-style-complex="normal" style:font-weight-complex="normal"/>
    </style:style>
    <style:style style:name="T234" style:family="text">
      <style:text-properties style:font-name="Handwriting" fo:font-style="normal" fo:font-weight="normal" officeooo:rsid="01e10f23" style:font-style-asian="normal" style:font-weight-asian="normal" style:font-style-complex="normal" style:font-weight-complex="normal"/>
    </style:style>
    <style:style style:name="T235" style:family="text">
      <style:text-properties style:font-name="Handwriting" fo:font-style="normal" fo:font-weight="normal" officeooo:rsid="01e11b54" style:font-style-asian="normal" style:font-weight-asian="normal" style:font-style-complex="normal" style:font-weight-complex="normal"/>
    </style:style>
    <style:style style:name="T236" style:family="text">
      <style:text-properties style:font-name="Handwriting" fo:font-style="normal" fo:font-weight="normal" officeooo:rsid="01e419dd" style:font-style-asian="normal" style:font-weight-asian="normal" style:font-style-complex="normal" style:font-weight-complex="normal"/>
    </style:style>
    <style:style style:name="T237" style:family="text">
      <style:text-properties style:font-name="Handwriting" fo:font-style="normal" fo:font-weight="normal" officeooo:rsid="01e268bc" style:font-style-asian="normal" style:font-weight-asian="normal" style:font-style-complex="normal" style:font-weight-complex="normal"/>
    </style:style>
    <style:style style:name="T238" style:family="text">
      <style:text-properties style:font-name="Handwriting" fo:font-style="normal" fo:font-weight="normal" officeooo:rsid="01e43bb3" style:font-style-asian="normal" style:font-weight-asian="normal" style:font-style-complex="normal" style:font-weight-complex="normal"/>
    </style:style>
    <style:style style:name="T239" style:family="text">
      <style:text-properties style:font-name="Handwriting" fo:font-style="normal" fo:font-weight="normal" officeooo:rsid="01e6c1cf" style:font-style-asian="normal" style:font-weight-asian="normal" style:font-style-complex="normal" style:font-weight-complex="normal"/>
    </style:style>
    <style:style style:name="T240" style:family="text">
      <style:text-properties style:font-name="Handwriting" fo:font-style="normal" fo:font-weight="normal" officeooo:rsid="01e9a581" style:font-style-asian="normal" style:font-weight-asian="normal" style:font-style-complex="normal" style:font-weight-complex="normal"/>
    </style:style>
    <style:style style:name="T241" style:family="text">
      <style:text-properties style:font-name="Handwriting" fo:font-style="normal" fo:font-weight="normal" officeooo:rsid="01eb6808" style:font-style-asian="normal" style:font-weight-asian="normal" style:font-style-complex="normal" style:font-weight-complex="normal"/>
    </style:style>
    <style:style style:name="T242" style:family="text">
      <style:text-properties style:font-name="Handwriting" fo:font-style="normal" fo:font-weight="normal" officeooo:rsid="02051f57" style:font-style-asian="normal" style:font-weight-asian="normal" style:font-style-complex="normal" style:font-weight-complex="normal"/>
    </style:style>
    <style:style style:name="T243" style:family="text">
      <style:text-properties style:font-name="Handwriting" fo:font-style="normal" fo:font-weight="normal" officeooo:rsid="0263c3a9" style:font-style-asian="normal" style:font-weight-asian="normal" style:font-style-complex="normal" style:font-weight-complex="normal"/>
    </style:style>
    <style:style style:name="T244" style:family="text">
      <style:text-properties style:font-name="Handwriting" fo:font-style="normal" fo:font-weight="normal" officeooo:rsid="02643908" style:font-style-asian="normal" style:font-weight-asian="normal" style:font-style-complex="normal" style:font-weight-complex="normal"/>
    </style:style>
    <style:style style:name="T245" style:family="text">
      <style:text-properties style:font-name="Handwriting" fo:font-style="normal" fo:font-weight="normal" officeooo:rsid="0264f635" style:font-style-asian="normal" style:font-weight-asian="normal" style:font-style-complex="normal" style:font-weight-complex="normal"/>
    </style:style>
    <style:style style:name="T246" style:family="text">
      <style:text-properties style:font-name="Handwriting" fo:font-style="normal" fo:font-weight="normal" officeooo:rsid="025b6088" style:font-style-asian="normal" style:font-weight-asian="normal" style:font-style-complex="normal" style:font-weight-complex="normal"/>
    </style:style>
    <style:style style:name="T247" style:family="text">
      <style:text-properties style:font-name="Handwriting" fo:font-style="normal" fo:font-weight="normal" officeooo:rsid="025cd0ba" style:font-style-asian="normal" style:font-weight-asian="normal" style:font-style-complex="normal" style:font-weight-complex="normal"/>
    </style:style>
    <style:style style:name="T248" style:family="text">
      <style:text-properties style:font-name="Handwriting" fo:font-style="normal" fo:font-weight="normal" officeooo:rsid="025e1569" style:font-style-asian="normal" style:font-weight-asian="normal" style:font-style-complex="normal" style:font-weight-complex="normal"/>
    </style:style>
    <style:style style:name="T249" style:family="text">
      <style:text-properties style:font-name="Handwriting" fo:font-style="normal" fo:font-weight="normal" officeooo:rsid="02657be5" style:font-style-asian="normal" style:font-weight-asian="normal" style:font-style-complex="normal" style:font-weight-complex="normal"/>
    </style:style>
    <style:style style:name="T250" style:family="text">
      <style:text-properties style:font-name="Handwriting" fo:font-style="normal" fo:font-weight="normal" officeooo:rsid="02674ba3" style:font-style-asian="normal" style:font-weight-asian="normal" style:font-style-complex="normal" style:font-weight-complex="normal"/>
    </style:style>
    <style:style style:name="T251" style:family="text">
      <style:text-properties style:font-name="Handwriting" fo:font-style="normal" fo:font-weight="normal" officeooo:rsid="0269e397" style:font-style-asian="normal" style:font-weight-asian="normal" style:font-style-complex="normal" style:font-weight-complex="normal"/>
    </style:style>
    <style:style style:name="T252" style:family="text">
      <style:text-properties style:font-name="Handwriting" fo:font-style="normal" fo:font-weight="normal" officeooo:rsid="025323ec" style:font-style-asian="normal" style:font-weight-asian="normal" style:font-style-complex="normal" style:font-weight-complex="normal"/>
    </style:style>
    <style:style style:name="T253" style:family="text">
      <style:text-properties style:font-name="Handwriting" fo:font-style="normal" fo:font-weight="normal" officeooo:rsid="026a077b" style:font-style-asian="normal" style:font-weight-asian="normal" style:font-style-complex="normal" style:font-weight-complex="normal"/>
    </style:style>
    <style:style style:name="T254" style:family="text">
      <style:text-properties style:font-name="Handwriting" fo:font-style="normal" fo:font-weight="normal" officeooo:rsid="026c4b17" style:font-style-asian="normal" style:font-weight-asian="normal" style:font-style-complex="normal" style:font-weight-complex="normal"/>
    </style:style>
    <style:style style:name="T255" style:family="text">
      <style:text-properties style:font-name="Handwriting" fo:font-style="normal" fo:font-weight="normal" officeooo:rsid="026e11bc" style:font-style-asian="normal" style:font-weight-asian="normal" style:font-style-complex="normal" style:font-weight-complex="normal"/>
    </style:style>
    <style:style style:name="T256" style:family="text">
      <style:text-properties style:font-name="Handwriting" fo:font-style="normal" fo:font-weight="normal" officeooo:rsid="0271e9d5" style:font-style-asian="normal" style:font-weight-asian="normal" style:font-style-complex="normal" style:font-weight-complex="normal"/>
    </style:style>
    <style:style style:name="T257" style:family="text">
      <style:text-properties style:font-name="Handwriting" fo:font-style="normal" fo:font-weight="normal" officeooo:rsid="0272a6a9" style:font-style-asian="normal" style:font-weight-asian="normal" style:font-style-complex="normal" style:font-weight-complex="normal"/>
    </style:style>
    <style:style style:name="T258" style:family="text">
      <style:text-properties style:font-name="Handwriting" fo:font-style="normal" fo:font-weight="normal" officeooo:rsid="027473bd" style:font-style-asian="normal" style:font-weight-asian="normal" style:font-style-complex="normal" style:font-weight-complex="normal"/>
    </style:style>
    <style:style style:name="T259" style:family="text">
      <style:text-properties style:font-name="Handwriting" fo:font-style="normal" fo:font-weight="normal" officeooo:rsid="0274ab43" style:font-style-asian="normal" style:font-weight-asian="normal" style:font-style-complex="normal" style:font-weight-complex="normal"/>
    </style:style>
    <style:style style:name="T260" style:family="text">
      <style:text-properties style:font-name="Handwriting" fo:font-style="normal" fo:font-weight="normal" officeooo:rsid="02757a43" style:font-style-asian="normal" style:font-weight-asian="normal" style:font-style-complex="normal" style:font-weight-complex="normal"/>
    </style:style>
    <style:style style:name="T261" style:family="text">
      <style:text-properties style:font-name="Handwriting" fo:font-style="normal" fo:font-weight="normal" officeooo:rsid="0279c55c" style:font-style-asian="normal" style:font-weight-asian="normal" style:font-style-complex="normal" style:font-weight-complex="normal"/>
    </style:style>
    <style:style style:name="T262" style:family="text">
      <style:text-properties style:font-name="Handwriting" fo:font-style="normal" fo:font-weight="normal" officeooo:rsid="027fd9c2" style:font-style-asian="normal" style:font-weight-asian="normal" style:font-style-complex="normal" style:font-weight-complex="normal"/>
    </style:style>
    <style:style style:name="T263" style:family="text">
      <style:text-properties style:font-name="Handwriting" fo:font-style="normal" fo:font-weight="normal" officeooo:rsid="027f3f2e" style:font-style-asian="normal" style:font-weight-asian="normal" style:font-style-complex="normal" style:font-weight-complex="normal"/>
    </style:style>
    <style:style style:name="T264" style:family="text">
      <style:text-properties style:font-name="Handwriting" fo:font-style="normal" fo:font-weight="normal" officeooo:rsid="028059d7" style:font-style-asian="normal" style:font-weight-asian="normal" style:font-style-complex="normal" style:font-weight-complex="normal"/>
    </style:style>
    <style:style style:name="T265" style:family="text">
      <style:text-properties style:font-name="Handwriting" fo:font-style="normal" fo:font-weight="normal" officeooo:rsid="0281e8d6" style:font-style-asian="normal" style:font-weight-asian="normal" style:font-style-complex="normal" style:font-weight-complex="normal"/>
    </style:style>
    <style:style style:name="T266" style:family="text">
      <style:text-properties style:font-name="Handwriting" fo:font-style="normal" fo:font-weight="normal" officeooo:rsid="028712a5" style:font-style-asian="normal" style:font-weight-asian="normal" style:font-style-complex="normal" style:font-weight-complex="normal"/>
    </style:style>
    <style:style style:name="T267" style:family="text">
      <style:text-properties style:font-name="Handwriting" fo:font-style="normal" fo:font-weight="normal" officeooo:rsid="028863a3" style:font-style-asian="normal" style:font-weight-asian="normal" style:font-style-complex="normal" style:font-weight-complex="normal"/>
    </style:style>
    <style:style style:name="T268" style:family="text">
      <style:text-properties style:font-name="Handwriting" fo:font-style="normal" fo:font-weight="normal" officeooo:rsid="028c08a2" style:font-style-asian="normal" style:font-weight-asian="normal" style:font-style-complex="normal" style:font-weight-complex="normal"/>
    </style:style>
    <style:style style:name="T269" style:family="text">
      <style:text-properties style:font-name="Handwriting" fo:font-style="normal" fo:font-weight="normal" officeooo:rsid="028c5ba9" style:font-style-asian="normal" style:font-weight-asian="normal" style:font-style-complex="normal" style:font-weight-complex="normal"/>
    </style:style>
    <style:style style:name="T270" style:family="text">
      <style:text-properties style:font-name="Handwriting" fo:font-style="normal" fo:font-weight="normal" officeooo:rsid="028dafa9" style:font-style-asian="normal" style:font-weight-asian="normal" style:font-style-complex="normal" style:font-weight-complex="normal"/>
    </style:style>
    <style:style style:name="T271" style:family="text">
      <style:text-properties style:font-name="Handwriting" fo:font-style="normal" fo:font-weight="normal" officeooo:rsid="028f5a03" style:font-style-asian="normal" style:font-weight-asian="normal" style:font-style-complex="normal" style:font-weight-complex="normal"/>
    </style:style>
    <style:style style:name="T272" style:family="text">
      <style:text-properties style:font-name="Handwriting" fo:font-style="normal" fo:font-weight="normal" officeooo:rsid="028fe7fe" style:font-style-asian="normal" style:font-weight-asian="normal" style:font-style-complex="normal" style:font-weight-complex="normal"/>
    </style:style>
    <style:style style:name="T273" style:family="text">
      <style:text-properties style:font-name="Handwriting" fo:font-style="normal" fo:font-weight="normal" officeooo:rsid="02912cef" style:font-style-asian="normal" style:font-weight-asian="normal" style:font-style-complex="normal" style:font-weight-complex="normal"/>
    </style:style>
    <style:style style:name="T274" style:family="text">
      <style:text-properties style:font-name="Handwriting" fo:font-style="normal" fo:font-weight="normal" officeooo:rsid="0292226d" style:font-style-asian="normal" style:font-weight-asian="normal" style:font-style-complex="normal" style:font-weight-complex="normal"/>
    </style:style>
    <style:style style:name="T275" style:family="text">
      <style:text-properties style:font-name="Handwriting" fo:font-style="normal" fo:font-weight="normal" officeooo:rsid="02931a45" style:font-style-asian="normal" style:font-weight-asian="normal" style:font-style-complex="normal" style:font-weight-complex="normal"/>
    </style:style>
    <style:style style:name="T276" style:family="text">
      <style:text-properties style:font-name="Handwriting" fo:font-style="normal" fo:font-weight="normal" officeooo:rsid="0294fc31" style:font-style-asian="normal" style:font-weight-asian="normal" style:font-style-complex="normal" style:font-weight-complex="normal"/>
    </style:style>
    <style:style style:name="T277" style:family="text">
      <style:text-properties style:font-name="Handwriting" fo:font-style="normal" fo:font-weight="normal" officeooo:rsid="02972034" style:font-style-asian="normal" style:font-weight-asian="normal" style:font-style-complex="normal" style:font-weight-complex="normal"/>
    </style:style>
    <style:style style:name="T278" style:family="text">
      <style:text-properties style:font-name="Handwriting" fo:font-style="normal" fo:font-weight="normal" officeooo:rsid="02975789" style:font-style-asian="normal" style:font-weight-asian="normal" style:font-style-complex="normal" style:font-weight-complex="normal"/>
    </style:style>
    <style:style style:name="T279" style:family="text">
      <style:text-properties style:font-name="Handwriting" fo:font-style="normal" fo:font-weight="normal" officeooo:rsid="0298b412" style:font-style-asian="normal" style:font-weight-asian="normal" style:font-style-complex="normal" style:font-weight-complex="normal"/>
    </style:style>
    <style:style style:name="T280" style:family="text">
      <style:text-properties style:font-name="Handwriting" fo:font-style="normal" fo:font-weight="normal" officeooo:rsid="029b10e1" style:font-style-asian="normal" style:font-weight-asian="normal" style:font-style-complex="normal" style:font-weight-complex="normal"/>
    </style:style>
    <style:style style:name="T281" style:family="text">
      <style:text-properties style:font-name="Handwriting" fo:font-style="normal" fo:font-weight="normal" officeooo:rsid="029cfa0b" style:font-style-asian="normal" style:font-weight-asian="normal" style:font-style-complex="normal" style:font-weight-complex="normal"/>
    </style:style>
    <style:style style:name="T282" style:family="text">
      <style:text-properties style:font-name="Handwriting" fo:font-style="normal" fo:font-weight="normal" officeooo:rsid="029d45c9" style:font-style-asian="normal" style:font-weight-asian="normal" style:font-style-complex="normal" style:font-weight-complex="normal"/>
    </style:style>
    <style:style style:name="T283" style:family="text">
      <style:text-properties style:font-name="Handwriting" fo:font-style="normal" fo:font-weight="normal" officeooo:rsid="029de3c4" style:font-style-asian="normal" style:font-weight-asian="normal" style:font-style-complex="normal" style:font-weight-complex="normal"/>
    </style:style>
    <style:style style:name="T284" style:family="text">
      <style:text-properties style:font-name="Handwriting" fo:font-style="normal" fo:font-weight="normal" officeooo:rsid="029f9452" style:font-style-asian="normal" style:font-weight-asian="normal" style:font-style-complex="normal" style:font-weight-complex="normal"/>
    </style:style>
    <style:style style:name="T285" style:family="text">
      <style:text-properties style:font-name="Handwriting" fo:font-style="normal" fo:font-weight="normal" officeooo:rsid="02a0ff7b" style:font-style-asian="normal" style:font-weight-asian="normal" style:font-style-complex="normal" style:font-weight-complex="normal"/>
    </style:style>
    <style:style style:name="T286" style:family="text">
      <style:text-properties style:font-name="Handwriting" fo:font-style="normal" fo:font-weight="normal" officeooo:rsid="02a14a4a" style:font-style-asian="normal" style:font-weight-asian="normal" style:font-style-complex="normal" style:font-weight-complex="normal"/>
    </style:style>
    <style:style style:name="T287" style:family="text">
      <style:text-properties style:font-name="Handwriting" fo:font-style="normal" fo:font-weight="normal" officeooo:rsid="02a1f48e" style:font-style-asian="normal" style:font-weight-asian="normal" style:font-style-complex="normal" style:font-weight-complex="normal"/>
    </style:style>
    <style:style style:name="T288" style:family="text">
      <style:text-properties style:font-name="Handwriting" fo:font-style="normal" fo:font-weight="normal" officeooo:rsid="02a39ffe" style:font-style-asian="normal" style:font-weight-asian="normal" style:font-style-complex="normal" style:font-weight-complex="normal"/>
    </style:style>
    <style:style style:name="T289" style:family="text">
      <style:text-properties style:font-name="Handwriting" fo:font-style="normal" fo:font-weight="normal" officeooo:rsid="02a621ff" style:font-style-asian="normal" style:font-weight-asian="normal" style:font-style-complex="normal" style:font-weight-complex="normal"/>
    </style:style>
    <style:style style:name="T290" style:family="text">
      <style:text-properties style:font-name="Handwriting" fo:font-style="normal" fo:font-weight="normal" officeooo:rsid="02a7fa86" style:font-style-asian="normal" style:font-weight-asian="normal" style:font-style-complex="normal" style:font-weight-complex="normal"/>
    </style:style>
    <style:style style:name="T291" style:family="text">
      <style:text-properties style:font-name="Handwriting" fo:font-style="normal" fo:font-weight="normal" officeooo:rsid="02d507c5" style:font-style-asian="normal" style:font-weight-asian="normal" style:font-style-complex="normal" style:font-weight-complex="normal"/>
    </style:style>
    <style:style style:name="T292" style:family="text">
      <style:text-properties style:font-name="Handwriting" fo:font-style="normal" fo:font-weight="normal" officeooo:rsid="02d53792" style:font-style-asian="normal" style:font-weight-asian="normal" style:font-style-complex="normal" style:font-weight-complex="normal"/>
    </style:style>
    <style:style style:name="T293" style:family="text">
      <style:text-properties style:font-name="Handwriting" fo:font-style="normal" fo:font-weight="normal" officeooo:rsid="02d74269" style:font-style-asian="normal" style:font-weight-asian="normal" style:font-style-complex="normal" style:font-weight-complex="normal"/>
    </style:style>
    <style:style style:name="T294" style:family="text">
      <style:text-properties style:font-name="Handwriting" fo:font-style="normal" fo:font-weight="normal" officeooo:rsid="02d89cbc" style:font-style-asian="normal" style:font-weight-asian="normal" style:font-style-complex="normal" style:font-weight-complex="normal"/>
    </style:style>
    <style:style style:name="T295" style:family="text">
      <style:text-properties style:font-name="Handwriting" fo:font-style="normal" fo:font-weight="normal" officeooo:rsid="02dac0f8" style:font-style-asian="normal" style:font-weight-asian="normal" style:font-style-complex="normal" style:font-weight-complex="normal"/>
    </style:style>
    <style:style style:name="T296" style:family="text">
      <style:text-properties style:font-name="Handwriting" fo:font-style="normal" fo:font-weight="normal" officeooo:rsid="02dbc3da" style:font-style-asian="normal" style:font-weight-asian="normal" style:font-style-complex="normal" style:font-weight-complex="normal"/>
    </style:style>
    <style:style style:name="T297" style:family="text">
      <style:text-properties style:font-name="Handwriting" fo:font-style="normal" fo:font-weight="normal" officeooo:rsid="02ddf288" style:font-style-asian="normal" style:font-weight-asian="normal" style:font-style-complex="normal" style:font-weight-complex="normal"/>
    </style:style>
    <style:style style:name="T298" style:family="text">
      <style:text-properties style:font-name="Handwriting" fo:font-style="normal" fo:font-weight="normal" officeooo:rsid="02de00eb" style:font-style-asian="normal" style:font-weight-asian="normal" style:font-style-complex="normal" style:font-weight-complex="normal"/>
    </style:style>
    <style:style style:name="T299" style:family="text">
      <style:text-properties style:font-name="Handwriting" fo:font-style="normal" fo:font-weight="normal" officeooo:rsid="02de843d" style:font-style-asian="normal" style:font-weight-asian="normal" style:font-style-complex="normal" style:font-weight-complex="normal"/>
    </style:style>
    <style:style style:name="T300" style:family="text">
      <style:text-properties style:font-name="Handwriting" fo:font-style="normal" fo:font-weight="normal" officeooo:rsid="02e52990" style:font-style-asian="normal" style:font-weight-asian="normal" style:font-style-complex="normal" style:font-weight-complex="normal"/>
    </style:style>
    <style:style style:name="T301" style:family="text">
      <style:text-properties style:font-name="Handwriting" fo:font-style="normal" fo:font-weight="normal" officeooo:rsid="02e6f723" style:font-style-asian="normal" style:font-weight-asian="normal" style:font-style-complex="normal" style:font-weight-complex="normal"/>
    </style:style>
    <style:style style:name="T302" style:family="text">
      <style:text-properties style:font-name="Handwriting" fo:font-style="normal" fo:font-weight="normal" officeooo:rsid="02e93e43" style:font-style-asian="normal" style:font-weight-asian="normal" style:font-style-complex="normal" style:font-weight-complex="normal"/>
    </style:style>
    <style:style style:name="T303" style:family="text">
      <style:text-properties style:font-name="Handwriting" fo:font-style="normal" fo:font-weight="normal" officeooo:rsid="02eb39f2" style:font-style-asian="normal" style:font-weight-asian="normal" style:font-style-complex="normal" style:font-weight-complex="normal"/>
    </style:style>
    <style:style style:name="T304" style:family="text">
      <style:text-properties style:font-name="Handwriting" fo:font-style="normal" fo:font-weight="normal" officeooo:rsid="02ebdf3c" style:font-style-asian="normal" style:font-weight-asian="normal" style:font-style-complex="normal" style:font-weight-complex="normal"/>
    </style:style>
    <style:style style:name="T305" style:family="text">
      <style:text-properties style:font-name="Handwriting" fo:font-style="normal" fo:font-weight="normal" officeooo:rsid="02ec1b5a" style:font-style-asian="normal" style:font-weight-asian="normal" style:font-style-complex="normal" style:font-weight-complex="normal"/>
    </style:style>
    <style:style style:name="T306" style:family="text">
      <style:text-properties style:font-name="Handwriting" fo:font-style="normal" fo:font-weight="normal" officeooo:rsid="02efc4cf" style:font-style-asian="normal" style:font-weight-asian="normal" style:font-style-complex="normal" style:font-weight-complex="normal"/>
    </style:style>
    <style:style style:name="T307" style:family="text">
      <style:text-properties style:font-name="Handwriting" fo:font-style="normal" fo:font-weight="normal" officeooo:rsid="0160d263" style:font-style-asian="normal" style:font-weight-asian="normal" style:font-style-complex="normal" style:font-weight-complex="normal"/>
    </style:style>
    <style:style style:name="T308" style:family="text">
      <style:text-properties style:font-name="Handwriting" fo:font-style="normal" fo:font-weight="normal" officeooo:rsid="016a82b3" style:font-style-asian="normal" style:font-weight-asian="normal" style:font-style-complex="normal" style:font-weight-complex="normal"/>
    </style:style>
    <style:style style:name="T309" style:family="text">
      <style:text-properties style:font-name="Handwriting" fo:font-style="normal" fo:font-weight="normal" officeooo:rsid="01645bc5" style:font-style-asian="normal" style:font-weight-asian="normal" style:font-style-complex="normal" style:font-weight-complex="normal"/>
    </style:style>
    <style:style style:name="T310" style:family="text">
      <style:text-properties style:font-name="Handwriting" fo:font-style="normal" fo:font-weight="normal" officeooo:rsid="01667f96" style:font-style-asian="normal" style:font-weight-asian="normal" style:font-style-complex="normal" style:font-weight-complex="normal"/>
    </style:style>
    <style:style style:name="T311" style:family="text">
      <style:text-properties style:font-name="Handwriting" fo:font-style="normal" fo:font-weight="normal" officeooo:rsid="016c570f" style:font-style-asian="normal" style:font-weight-asian="normal" style:font-style-complex="normal" style:font-weight-complex="normal"/>
    </style:style>
    <style:style style:name="T312" style:family="text">
      <style:text-properties style:font-name="Handwriting" fo:font-style="normal" fo:font-weight="normal" officeooo:rsid="016e0828" style:font-style-asian="normal" style:font-weight-asian="normal" style:font-style-complex="normal" style:font-weight-complex="normal"/>
    </style:style>
    <style:style style:name="T313" style:family="text">
      <style:text-properties style:font-name="Handwriting" fo:font-style="normal" fo:font-weight="normal" officeooo:rsid="02f00cb9" style:font-style-asian="normal" style:font-weight-asian="normal" style:font-style-complex="normal" style:font-weight-complex="normal"/>
    </style:style>
    <style:style style:name="T314" style:family="text">
      <style:text-properties style:font-name="Handwriting" fo:font-style="normal" fo:font-weight="normal" officeooo:rsid="02ec20ab" style:font-style-asian="normal" style:font-weight-asian="normal" style:font-style-complex="normal" style:font-weight-complex="normal"/>
    </style:style>
    <style:style style:name="T315" style:family="text">
      <style:text-properties style:font-name="Handwriting" fo:font-style="normal" fo:font-weight="normal" officeooo:rsid="02ecd9a3" style:font-style-asian="normal" style:font-weight-asian="normal" style:font-style-complex="normal" style:font-weight-complex="normal"/>
    </style:style>
    <style:style style:name="T316" style:family="text">
      <style:text-properties style:font-name="Handwriting" fo:font-style="normal" fo:font-weight="normal" officeooo:rsid="02ed1a2d" style:font-style-asian="normal" style:font-weight-asian="normal" style:font-style-complex="normal" style:font-weight-complex="normal"/>
    </style:style>
    <style:style style:name="T317" style:family="text">
      <style:text-properties style:font-name="Handwriting" fo:font-style="normal" fo:font-weight="normal" officeooo:rsid="02ee65d5" style:font-style-asian="normal" style:font-weight-asian="normal" style:font-style-complex="normal" style:font-weight-complex="normal"/>
    </style:style>
    <style:style style:name="T318" style:family="text">
      <style:text-properties style:font-name="Handwriting" fo:font-style="normal" fo:font-weight="normal" officeooo:rsid="0341f2f4" style:font-style-asian="normal" style:font-weight-asian="normal" style:font-style-complex="normal" style:font-weight-complex="normal"/>
    </style:style>
    <style:style style:name="T319" style:family="text">
      <style:text-properties style:font-name="Handwriting" fo:font-style="normal" fo:font-weight="normal" officeooo:rsid="02a53881" style:font-style-asian="normal" style:font-weight-asian="normal" style:font-style-complex="normal" style:font-weight-complex="normal"/>
    </style:style>
    <style:style style:name="T320" style:family="text">
      <style:text-properties style:font-name="Handwriting" fo:font-style="normal" fo:font-weight="bold" officeooo:rsid="0384c078" style:font-style-asian="normal" style:font-weight-asian="bold" style:font-style-complex="normal" style:font-weight-complex="bold"/>
    </style:style>
    <style:style style:name="T321" style:family="text">
      <style:text-properties style:font-name="Handwriting" fo:font-style="normal" officeooo:rsid="0384c078" style:font-style-asian="normal" style:font-style-complex="normal"/>
    </style:style>
    <style:style style:name="T322" style:family="text">
      <style:text-properties style:font-name="Handwriting" fo:font-style="normal" officeooo:rsid="038627c2" style:font-style-asian="normal" style:font-style-complex="normal"/>
    </style:style>
    <style:style style:name="T323" style:family="text">
      <style:text-properties style:font-name="Handwriting" fo:font-style="normal" officeooo:rsid="03888acc" style:font-style-asian="normal" style:font-style-complex="normal"/>
    </style:style>
    <style:style style:name="T324" style:family="text">
      <style:text-properties style:font-name="Handwriting" fo:font-style="normal" officeooo:rsid="038a4673" style:font-style-asian="normal" style:font-style-complex="normal"/>
    </style:style>
    <style:style style:name="T325" style:family="text">
      <style:text-properties style:font-name="Handwriting" fo:font-style="italic" fo:font-weight="normal" officeooo:rsid="005052f1" style:font-style-asian="italic" style:font-weight-asian="normal" style:font-style-complex="italic" style:font-weight-complex="normal"/>
    </style:style>
    <style:style style:name="T326" style:family="text">
      <style:text-properties style:font-name="Handwriting" fo:font-style="italic" fo:font-weight="normal" officeooo:rsid="027fd9c2" style:font-style-asian="italic" style:font-weight-asian="normal" style:font-style-complex="italic" style:font-weight-complex="normal"/>
    </style:style>
    <style:style style:name="T327" style:family="text">
      <style:text-properties style:font-name="Handwriting" fo:font-style="italic" fo:font-weight="bold" officeooo:rsid="0065c011" style:font-style-asian="italic" style:font-weight-asian="bold" style:font-style-complex="italic" style:font-weight-complex="bold"/>
    </style:style>
    <style:style style:name="T328" style:family="text">
      <style:text-properties style:font-name="Handwriting" officeooo:rsid="011bf609"/>
    </style:style>
    <style:style style:name="T329" style:family="text">
      <style:text-properties style:font-name="Handwriting" officeooo:rsid="011dd828"/>
    </style:style>
    <style:style style:name="T330" style:family="text">
      <style:text-properties style:font-name="Handwriting" officeooo:rsid="011e7877"/>
    </style:style>
    <style:style style:name="T331" style:family="text">
      <style:text-properties style:font-name="Handwriting" officeooo:rsid="02a9d1e9"/>
    </style:style>
    <style:style style:name="T332" style:family="text">
      <style:text-properties style:font-name="Handwriting" officeooo:rsid="02ac3ad3"/>
    </style:style>
    <style:style style:name="T333" style:family="text">
      <style:text-properties style:font-name="Handwriting" officeooo:rsid="02ac5a9d"/>
    </style:style>
    <style:style style:name="T334" style:family="text">
      <style:text-properties style:font-name="Handwriting" officeooo:rsid="011ff147"/>
    </style:style>
    <style:style style:name="T335" style:family="text">
      <style:text-properties style:font-name="Handwriting" officeooo:rsid="012170ba"/>
    </style:style>
    <style:style style:name="T336" style:family="text">
      <style:text-properties style:font-name="Handwriting" officeooo:rsid="02acd47f"/>
    </style:style>
    <style:style style:name="T337" style:family="text">
      <style:text-properties style:font-name="Handwriting" officeooo:rsid="02ae398b"/>
    </style:style>
    <style:style style:name="T338" style:family="text">
      <style:text-properties style:font-name="Handwriting" officeooo:rsid="0129fcaf"/>
    </style:style>
    <style:style style:name="T339" style:family="text">
      <style:text-properties style:font-name="Handwriting" officeooo:rsid="02b08f4e"/>
    </style:style>
    <style:style style:name="T340" style:family="text">
      <style:text-properties style:font-name="Handwriting" officeooo:rsid="012b2721"/>
    </style:style>
    <style:style style:name="T341" style:family="text">
      <style:text-properties style:font-name="Handwriting" officeooo:rsid="012d8045"/>
    </style:style>
    <style:style style:name="T342" style:family="text">
      <style:text-properties style:font-name="Handwriting" officeooo:rsid="012eb48f"/>
    </style:style>
    <style:style style:name="T343" style:family="text">
      <style:text-properties style:font-name="Handwriting" officeooo:rsid="013155e9"/>
    </style:style>
    <style:style style:name="T344" style:family="text">
      <style:text-properties style:font-name="Handwriting" officeooo:rsid="02b1edd4"/>
    </style:style>
    <style:style style:name="T345" style:family="text">
      <style:text-properties style:font-name="Handwriting" officeooo:rsid="02b499c0"/>
    </style:style>
    <style:style style:name="T346" style:family="text">
      <style:text-properties style:font-name="Handwriting" officeooo:rsid="02b20c90"/>
    </style:style>
    <style:style style:name="T347" style:family="text">
      <style:text-properties style:font-name="Handwriting" officeooo:rsid="02b2bdd8"/>
    </style:style>
    <style:style style:name="T348" style:family="text">
      <style:text-properties style:font-name="Handwriting" officeooo:rsid="02b4e107"/>
    </style:style>
    <style:style style:name="T349" style:family="text">
      <style:text-properties style:font-name="Handwriting" officeooo:rsid="02b5e9a0"/>
    </style:style>
    <style:style style:name="T350" style:family="text">
      <style:text-properties style:font-name="Handwriting" officeooo:rsid="0137c7a2"/>
    </style:style>
    <style:style style:name="T351" style:family="text">
      <style:text-properties style:font-name="Handwriting" officeooo:rsid="01395436"/>
    </style:style>
    <style:style style:name="T352" style:family="text">
      <style:text-properties style:font-name="Handwriting" officeooo:rsid="02b8ff44"/>
    </style:style>
    <style:style style:name="T353" style:family="text">
      <style:text-properties style:font-name="Handwriting" officeooo:rsid="013ab006"/>
    </style:style>
    <style:style style:name="T354" style:family="text">
      <style:text-properties style:font-name="Handwriting" officeooo:rsid="013c94ae"/>
    </style:style>
    <style:style style:name="T355" style:family="text">
      <style:text-properties style:font-name="Handwriting" officeooo:rsid="016ede3c"/>
    </style:style>
    <style:style style:name="T356" style:family="text">
      <style:text-properties style:font-name="Handwriting" officeooo:rsid="017158b9"/>
    </style:style>
    <style:style style:name="T357" style:family="text">
      <style:text-properties style:font-name="Handwriting" officeooo:rsid="01772f17"/>
    </style:style>
    <style:style style:name="T358" style:family="text">
      <style:text-properties style:font-name="Handwriting" officeooo:rsid="02ba9cf8"/>
    </style:style>
    <style:style style:name="T359" style:family="text">
      <style:text-properties style:font-name="Handwriting" officeooo:rsid="02bafe9a"/>
    </style:style>
    <style:style style:name="T360" style:family="text">
      <style:text-properties style:font-name="Handwriting" officeooo:rsid="02bc5a65"/>
    </style:style>
    <style:style style:name="T361" style:family="text">
      <style:text-properties style:font-name="Handwriting" officeooo:rsid="02bd0170"/>
    </style:style>
    <style:style style:name="T362" style:family="text">
      <style:text-properties style:font-name="Handwriting" officeooo:rsid="02bed3c0"/>
    </style:style>
    <style:style style:name="T363" style:family="text">
      <style:text-properties style:font-name="Handwriting" officeooo:rsid="02c05a17"/>
    </style:style>
    <style:style style:name="T364" style:family="text">
      <style:text-properties style:font-name="Handwriting" officeooo:rsid="02c1d090"/>
    </style:style>
    <style:style style:name="T365" style:family="text">
      <style:text-properties style:font-name="Handwriting" officeooo:rsid="02c4463e"/>
    </style:style>
    <style:style style:name="T366" style:family="text">
      <style:text-properties style:font-name="Handwriting" officeooo:rsid="02c5f19c"/>
    </style:style>
    <style:style style:name="T367" style:family="text">
      <style:text-properties style:font-name="Handwriting" officeooo:rsid="02c6befc"/>
    </style:style>
    <style:style style:name="T368" style:family="text">
      <style:text-properties style:font-name="Handwriting" officeooo:rsid="02c79216"/>
    </style:style>
    <style:style style:name="T369" style:family="text">
      <style:text-properties style:font-name="Handwriting" officeooo:rsid="02c8691c"/>
    </style:style>
    <style:style style:name="T370" style:family="text">
      <style:text-properties style:font-name="Handwriting" officeooo:rsid="02c86f48"/>
    </style:style>
    <style:style style:name="T371" style:family="text">
      <style:text-properties style:font-name="Handwriting" officeooo:rsid="00f19be5"/>
    </style:style>
    <style:style style:name="T372" style:family="text">
      <style:text-properties style:font-name="Handwriting" officeooo:rsid="00f2c215"/>
    </style:style>
    <style:style style:name="T373" style:family="text">
      <style:text-properties style:font-name="Handwriting" officeooo:rsid="00f4b24e"/>
    </style:style>
    <style:style style:name="T374" style:family="text">
      <style:text-properties style:font-name="Handwriting" officeooo:rsid="02fad407"/>
    </style:style>
    <style:style style:name="T375" style:family="text">
      <style:text-properties style:font-name="Handwriting" officeooo:rsid="00e582b8"/>
    </style:style>
    <style:style style:name="T376" style:family="text">
      <style:text-properties style:font-name="Handwriting" officeooo:rsid="0319d666"/>
    </style:style>
    <style:style style:name="T377" style:family="text">
      <style:text-properties style:font-name="Handwriting" officeooo:rsid="00e59661"/>
    </style:style>
    <style:style style:name="T378" style:family="text">
      <style:text-properties style:font-name="Handwriting" officeooo:rsid="030b9edf"/>
    </style:style>
    <style:style style:name="T379" style:family="text">
      <style:text-properties style:font-name="Handwriting" officeooo:rsid="03392f39"/>
    </style:style>
    <style:style style:name="T380" style:family="text">
      <style:text-properties style:font-name="Handwriting" officeooo:rsid="0339d950"/>
    </style:style>
    <style:style style:name="T381" style:family="text">
      <style:text-properties style:font-name="Handwriting" officeooo:rsid="033b7944"/>
    </style:style>
    <style:style style:name="T382" style:family="text">
      <style:text-properties style:font-name="Handwriting" officeooo:rsid="033ccb76"/>
    </style:style>
    <style:style style:name="T383" style:family="text">
      <style:text-properties style:font-name="Handwriting" officeooo:rsid="033e3587"/>
    </style:style>
    <style:style style:name="T384" style:family="text">
      <style:text-properties style:font-name="Handwriting" officeooo:rsid="033e7f55"/>
    </style:style>
    <style:style style:name="T385" style:family="text">
      <style:text-properties style:font-name="Handwriting" officeooo:rsid="0346856e"/>
    </style:style>
    <style:style style:name="T386" style:family="text">
      <style:text-properties style:font-name="Handwriting" officeooo:rsid="034cb7e7"/>
    </style:style>
    <style:style style:name="T387" style:family="text">
      <style:text-properties style:font-name="Handwriting" officeooo:rsid="035085f5"/>
    </style:style>
    <style:style style:name="T388" style:family="text">
      <style:text-properties style:font-name="Handwriting" officeooo:rsid="034f3658"/>
    </style:style>
    <style:style style:name="T389" style:family="text">
      <style:text-properties style:font-name="Handwriting" officeooo:rsid="035556cf"/>
    </style:style>
    <style:style style:name="T390" style:family="text">
      <style:text-properties style:font-name="Handwriting" officeooo:rsid="0355e78b"/>
    </style:style>
    <style:style style:name="T391" style:family="text">
      <style:text-properties style:font-name="Handwriting" officeooo:rsid="0357a49a"/>
    </style:style>
    <style:style style:name="T392" style:family="text">
      <style:text-properties style:font-name="Handwriting" officeooo:rsid="03581e6d"/>
    </style:style>
    <style:style style:name="T393" style:family="text">
      <style:text-properties style:font-name="Handwriting" officeooo:rsid="0358ace7"/>
    </style:style>
    <style:style style:name="T394" style:family="text">
      <style:text-properties style:font-name="Handwriting" officeooo:rsid="0359b24b"/>
    </style:style>
    <style:style style:name="T395" style:family="text">
      <style:text-properties style:font-name="Handwriting" officeooo:rsid="035b08ff"/>
    </style:style>
    <style:style style:name="T396" style:family="text">
      <style:text-properties style:font-name="Handwriting" officeooo:rsid="035b5510"/>
    </style:style>
    <style:style style:name="T397" style:family="text">
      <style:text-properties style:font-name="Handwriting" officeooo:rsid="035b725a"/>
    </style:style>
    <style:style style:name="T398" style:family="text">
      <style:text-properties style:font-name="Handwriting" officeooo:rsid="035d04dd"/>
    </style:style>
    <style:style style:name="T399" style:family="text">
      <style:text-properties style:font-name="Handwriting" officeooo:rsid="035e3bbc"/>
    </style:style>
    <style:style style:name="T400" style:family="text">
      <style:text-properties style:font-name="Handwriting" officeooo:rsid="035f6f98"/>
    </style:style>
    <style:style style:name="T401" style:family="text">
      <style:text-properties style:font-name="Handwriting" officeooo:rsid="0360d7b0"/>
    </style:style>
    <style:style style:name="T402" style:family="text">
      <style:text-properties style:font-name="Handwriting" officeooo:rsid="0362553b"/>
    </style:style>
    <style:style style:name="T403" style:family="text">
      <style:text-properties style:font-name="Handwriting" officeooo:rsid="0364528e"/>
    </style:style>
    <style:style style:name="T404" style:family="text">
      <style:text-properties style:font-name="Handwriting" officeooo:rsid="036902ae"/>
    </style:style>
    <style:style style:name="T405" style:family="text">
      <style:text-properties style:font-name="Handwriting" officeooo:rsid="036e23a1"/>
    </style:style>
    <style:style style:name="T406" style:family="text">
      <style:text-properties style:font-name="Handwriting" officeooo:rsid="036ea414"/>
    </style:style>
    <style:style style:name="T407" style:family="text">
      <style:text-properties style:font-name="Handwriting" officeooo:rsid="037091a4"/>
    </style:style>
    <style:style style:name="T408" style:family="text">
      <style:text-properties officeooo:rsid="0236bad8"/>
    </style:style>
    <style:style style:name="T409" style:family="text">
      <style:text-properties officeooo:rsid="024f6401"/>
    </style:style>
    <style:style style:name="T410" style:family="text">
      <style:text-properties officeooo:rsid="0253d4c2"/>
    </style:style>
    <style:style style:name="T411" style:family="text">
      <style:text-properties officeooo:rsid="02567305"/>
    </style:style>
    <style:style style:name="T412" style:family="text">
      <style:text-properties officeooo:rsid="02569da9"/>
    </style:style>
    <style:style style:name="T413" style:family="text">
      <style:text-properties officeooo:rsid="025787ee"/>
    </style:style>
    <style:style style:name="T414" style:family="text">
      <style:text-properties officeooo:rsid="025a2679"/>
    </style:style>
    <style:style style:name="T415" style:family="text">
      <style:text-properties officeooo:rsid="0263c3a9"/>
    </style:style>
    <style:style style:name="T416" style:family="text">
      <style:text-properties officeooo:rsid="02af7ea9"/>
    </style:style>
    <style:style style:name="T417" style:family="text">
      <style:text-properties officeooo:rsid="02aff70b"/>
    </style:style>
    <style:style style:name="T418" style:family="text">
      <style:text-properties officeooo:rsid="02b03622"/>
    </style:style>
    <style:style style:name="T419" style:family="text">
      <style:text-properties officeooo:rsid="02f9de28"/>
    </style:style>
    <style:style style:name="T420" style:family="text">
      <style:text-properties style:text-line-through-style="solid" style:text-line-through-type="single" style:font-name="Handwriting"/>
    </style:style>
    <style:style style:name="T421" style:family="text">
      <style:text-properties style:text-line-through-style="solid" style:text-line-through-type="single" style:font-name="Handwriting" officeooo:rsid="00f19be5"/>
    </style:style>
    <style:style style:name="T422" style:family="text">
      <style:text-properties style:text-line-through-style="solid" style:text-line-through-type="single" style:font-name="Handwriting" officeooo:rsid="030b9edf"/>
    </style:style>
    <style:style style:name="T423" style:family="text">
      <style:text-properties style:text-line-through-style="solid" style:text-line-through-type="single" style:font-name="Handwriting" officeooo:rsid="031de52b"/>
    </style:style>
    <style:style style:name="T424" style:family="text">
      <style:text-properties style:text-line-through-style="solid" style:text-line-through-type="single" style:font-name="Handwriting" style:text-underline-style="none"/>
    </style:style>
    <style:style style:name="T425" style:family="text">
      <style:text-properties officeooo:rsid="030282be"/>
    </style:style>
    <style:style style:name="T426" style:family="text">
      <style:text-properties officeooo:rsid="03033d7c"/>
    </style:style>
    <style:style style:name="T427" style:family="text">
      <style:text-properties fo:font-weight="bold" style:font-weight-asian="bold" style:font-weight-complex="bold"/>
    </style:style>
    <style:style style:name="T428" style:family="text">
      <style:text-properties fo:font-weight="bold" officeooo:rsid="0307ebef" style:font-weight-asian="bold" style:font-weight-complex="bold"/>
    </style:style>
    <style:style style:name="T429" style:family="text">
      <style:text-properties fo:font-weight="bold" officeooo:rsid="00f0db5d" style:font-weight-asian="bold" style:font-weight-complex="bold"/>
    </style:style>
    <style:style style:name="T430" style:family="text">
      <style:text-properties fo:font-weight="bold" officeooo:rsid="00f19be5" style:font-weight-asian="bold" style:font-weight-complex="bold"/>
    </style:style>
    <style:style style:name="T431" style:family="text">
      <style:text-properties fo:font-weight="bold" officeooo:rsid="00f9f8e1" style:font-weight-asian="bold" style:font-weight-complex="bold"/>
    </style:style>
    <style:style style:name="T432" style:family="text">
      <style:text-properties fo:font-weight="bold" officeooo:rsid="00ff9c68" style:font-weight-asian="bold" style:font-weight-complex="bold"/>
    </style:style>
    <style:style style:name="T433" style:family="text">
      <style:text-properties fo:font-weight="bold" officeooo:rsid="019bb5d0" style:font-weight-asian="bold" style:font-weight-complex="bold"/>
    </style:style>
    <style:style style:name="T434" style:family="text">
      <style:text-properties fo:font-weight="bold" officeooo:rsid="00fd5ea0" style:font-weight-asian="bold" style:font-weight-complex="bold"/>
    </style:style>
    <style:style style:name="T435" style:family="text">
      <style:text-properties fo:font-weight="bold" officeooo:rsid="00fe1264" style:font-weight-asian="bold" style:font-weight-complex="bold"/>
    </style:style>
    <style:style style:name="T436" style:family="text">
      <style:text-properties fo:font-weight="bold" officeooo:rsid="00f43718" style:font-weight-asian="bold" style:font-weight-complex="bold"/>
    </style:style>
    <style:style style:name="T437" style:family="text">
      <style:text-properties fo:font-weight="bold" officeooo:rsid="00ff663e" style:font-weight-asian="bold" style:font-weight-complex="bold"/>
    </style:style>
    <style:style style:name="T438" style:family="text">
      <style:text-properties fo:font-weight="bold" officeooo:rsid="00f834a4" style:font-weight-asian="bold" style:font-weight-complex="bold"/>
    </style:style>
    <style:style style:name="T439" style:family="text">
      <style:text-properties fo:font-weight="bold" officeooo:rsid="0355e78b" style:font-weight-asian="bold" style:font-weight-complex="bold"/>
    </style:style>
    <style:style style:name="T440" style:family="text">
      <style:text-properties fo:font-weight="bold" officeooo:rsid="035b08ff" style:font-weight-asian="bold" style:font-weight-complex="bold"/>
    </style:style>
    <style:style style:name="T441" style:family="text">
      <style:text-properties fo:font-weight="bold" officeooo:rsid="0357a49a" style:font-weight-asian="bold" style:font-weight-complex="bold"/>
    </style:style>
    <style:style style:name="T442" style:family="text">
      <style:text-properties fo:font-weight="bold" officeooo:rsid="036bcb05" style:font-weight-asian="bold" style:font-weight-complex="bold"/>
    </style:style>
    <style:style style:name="T443" style:family="text">
      <style:text-properties officeooo:rsid="02fea0a8"/>
    </style:style>
    <style:style style:name="T444" style:family="text">
      <style:text-properties officeooo:rsid="030b9edf"/>
    </style:style>
    <style:style style:name="T445" style:family="text">
      <style:text-properties officeooo:rsid="0301b948"/>
    </style:style>
    <style:style style:name="T446" style:family="text">
      <style:text-properties officeooo:rsid="03104839"/>
    </style:style>
    <style:style style:name="T447" style:family="text">
      <style:text-properties officeooo:rsid="0312ca7d"/>
    </style:style>
    <style:style style:name="T448" style:family="text">
      <style:text-properties officeooo:rsid="03173059"/>
    </style:style>
    <style:style style:name="T449" style:family="text">
      <style:text-properties officeooo:rsid="0317ab8d"/>
    </style:style>
    <style:style style:name="T450" style:family="text">
      <style:text-properties officeooo:rsid="03212f3e"/>
    </style:style>
    <style:style style:name="T451" style:family="text">
      <style:text-properties officeooo:rsid="032311e0"/>
    </style:style>
    <style:style style:name="T452" style:family="text">
      <style:text-properties officeooo:rsid="03236b1f"/>
    </style:style>
    <style:style style:name="T453" style:family="text">
      <style:text-properties officeooo:rsid="0328e077"/>
    </style:style>
    <style:style style:name="T454" style:family="text">
      <style:text-properties fo:font-weight="normal" style:font-weight-asian="normal" style:font-weight-complex="normal"/>
    </style:style>
    <style:style style:name="T455" style:family="text">
      <style:text-properties fo:font-weight="normal" officeooo:rsid="036bcb05" style:font-weight-asian="normal" style:font-weight-complex="normal"/>
    </style:style>
    <style:style style:name="T456" style:family="text">
      <style:text-properties fo:font-weight="normal" officeooo:rsid="0382f426" style:font-weight-asian="normal" style:font-weight-complex="normal"/>
    </style:style>
    <style:style style:name="T457" style:family="text">
      <style:text-properties officeooo:rsid="032d868c"/>
    </style:style>
    <style:style style:name="T458" style:family="text">
      <style:text-properties officeooo:rsid="03346297"/>
    </style:style>
    <style:style style:name="T459" style:family="text">
      <style:text-properties officeooo:rsid="03349aca"/>
    </style:style>
    <style:style style:name="T460" style:family="text">
      <style:text-properties officeooo:rsid="033564ff"/>
    </style:style>
    <style:style style:name="T461" style:family="text">
      <style:text-properties officeooo:rsid="0345052a"/>
    </style:style>
    <style:style style:name="T462" style:family="text">
      <style:text-properties officeooo:rsid="00f2c215"/>
    </style:style>
    <style:style style:name="T463" style:family="text">
      <style:text-properties officeooo:rsid="00f4b24e"/>
    </style:style>
    <style:style style:name="T464" style:family="text">
      <style:text-properties officeooo:rsid="02fad407"/>
    </style:style>
    <style:style style:name="T465" style:family="text">
      <style:text-properties officeooo:rsid="03485e8a"/>
    </style:style>
    <style:style style:name="T466" style:family="text">
      <style:text-properties officeooo:rsid="034a501c"/>
    </style:style>
    <style:style style:name="T467" style:family="text">
      <style:text-properties officeooo:rsid="034bf6d5"/>
    </style:style>
    <style:style style:name="T468" style:family="text">
      <style:text-properties officeooo:rsid="035085f5"/>
    </style:style>
    <style:style style:name="T469" style:family="text">
      <style:text-properties officeooo:rsid="0355964e"/>
    </style:style>
    <style:style style:name="T470" style:family="text">
      <style:text-properties officeooo:rsid="0355e78b"/>
    </style:style>
    <style:style style:name="T471" style:family="text">
      <style:text-properties officeooo:rsid="035d04dd"/>
    </style:style>
    <style:style style:name="T472" style:family="text">
      <style:text-properties officeooo:rsid="035e1de8"/>
    </style:style>
    <style:style style:name="T473" style:family="text">
      <style:text-properties officeooo:rsid="0357a49a"/>
    </style:style>
    <style:style style:name="T474" style:family="text">
      <style:text-properties officeooo:rsid="035b5510"/>
    </style:style>
    <style:style style:name="T475" style:family="text">
      <style:text-properties officeooo:rsid="03581e6d"/>
    </style:style>
    <style:style style:name="T476" style:family="text">
      <style:text-properties officeooo:rsid="035b08ff"/>
    </style:style>
    <style:style style:name="T477" style:family="text">
      <style:text-properties officeooo:rsid="0359b24b"/>
    </style:style>
    <style:style style:name="T478" style:family="text">
      <style:text-properties officeooo:rsid="0358ace7"/>
    </style:style>
    <style:style style:name="T479" style:family="text">
      <style:text-properties officeooo:rsid="035b725a"/>
    </style:style>
    <style:style style:name="T480" style:family="text">
      <style:text-properties officeooo:rsid="03676436"/>
    </style:style>
    <style:style style:name="T481" style:family="text">
      <style:text-properties officeooo:rsid="036859b2"/>
    </style:style>
    <style:style style:name="T482" style:family="text">
      <style:text-properties officeooo:rsid="036902ae"/>
    </style:style>
    <style:style style:name="T483" style:family="text">
      <style:text-properties officeooo:rsid="036978c9"/>
    </style:style>
    <style:style style:name="T484" style:family="text">
      <style:text-properties officeooo:rsid="036e0c82"/>
    </style:style>
    <style:style style:name="T485" style:family="text">
      <style:text-properties officeooo:rsid="036e23a1"/>
    </style:style>
    <style:style style:name="T486" style:family="text">
      <style:text-properties officeooo:rsid="037158ba"/>
    </style:style>
    <style:style style:name="T487" style:family="text">
      <style:text-properties officeooo:rsid="0371d5fb"/>
    </style:style>
    <style:style style:name="T488" style:family="text">
      <style:text-properties officeooo:rsid="0372d5ed"/>
    </style:style>
    <style:style style:name="T489" style:family="text">
      <style:text-properties officeooo:rsid="03745526"/>
    </style:style>
    <style:style style:name="T490" style:family="text">
      <style:text-properties officeooo:rsid="03752c39"/>
    </style:style>
    <style:style style:name="T491" style:family="text">
      <style:text-properties officeooo:rsid="0382f426"/>
    </style:style>
    <style:style style:name="T492" style:family="text">
      <style:text-properties officeooo:rsid="0394896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say – <text:span text:style-name="T1">Planes and</text:span> Lineaments</text:p>
      <text:p text:style-name="P1"/>
      <text:p text:style-name="P2"><text:span text:style-name="T3">Planes are realities—they are breadths of space-time governed by natural laws. Planes exist</text:span><text:span text:style-name="T2"> within a space </text:span><text:span text:style-name="T3">of infinite dimensions</text:span><text:span text:style-name="T2"> known as the Aeteliact / </text:span><text:span text:style-name="T108">Foract </text:span><text:span text:style-name="T3">(Foract? If common Time </text:span><text:span text:style-name="T4">dimension</text:span><text:span text:style-name="T3">)</text:span><text:span text:style-name="T2">, </text:span><text:span text:style-name="T3">and </text:span><text:span text:style-name="T5">they pass through a cycle of growth </text:span><text:span text:style-name="T6">and unravelment. </text:span><text:span text:style-name="T7">Planes grow and die alongside the life that may evolve within them. When planes create sentient life, they too become sentient—though at first this sentience is very limited. A plane’s sentience comes in the form of a </text:span><text:span text:style-name="T12">Lineament</text:span><text:span text:style-name="T7">, </text:span><text:span text:style-name="T8">a bit of the plane’s </text:span><text:span text:style-name="T11">essentia</text:span><text:span text:style-name="T20"> (the sum-total of all the plane’s dimensions) that breaks off as a separate demiplane. </text:span><text:span text:style-name="T21">The Lineament represents a single trait most important to the plane itself: Ambition, Hunger, Grace, Luck, Power, etc. The existence of the Lineament on the plane subtly influences the direction of the plane’s future.</text:span></text:p>
      <text:p text:style-name="P3"/>
      <text:p text:style-name="P2"><text:span text:style-name="T22"><text:tab/></text:span><text:span text:style-name="T16">An example of this is the plane of Mechanus, with the Lineament of Order. </text:span><text:span text:style-name="T17">The presence of Order pressured the evolution of the natives of Mechanus to become the clockwork beings they are.</text:span></text:p>
      <text:p text:style-name="P4"/>
      <text:p text:style-name="P2"><text:span text:style-name="T23">Should a plane’s sentient life die out, its own sentience will follow—</text:span><text:span text:style-name="T24">the opposite is also true. After a Lineament is created on a plane, its removal means the death of the plane and the unraveling of its space-time.</text:span></text:p>
      <text:p text:style-name="P37"/>
      <text:p text:style-name="P38">What power does a Lineament have over its plane?</text:p>
      <text:p text:style-name="P37"/>
      <text:p text:style-name="P5">Lineaments are sentience manifest; they are like thoughts in a mind—unable to affect the autonomy of the plane, yet able to focus on internal matters or act with the plane’s essentia. <text:span text:style-name="T109">Just like I can “think” and move my arm, a Lineament is the “thought” that can warp the wider space-time of its plane. </text:span><text:span text:style-name="T110">Now, as mentioned the Lineament doesn’t have microscopic control over all aspects of the plane’s internals and is not always all-knowing. </text:span><text:span text:style-name="T111">A Lineament couldn’t create a fireball, destroy or create planets, or spontaneously generate new species. Instead, their actions take place on the </text:span><text:span text:style-name="T9">planar</text:span><text:span text:style-name="T111"> scale—should the entire space-time of the plane require shifting (for example, to tether a dead Lineament, as described in detail later) the Lineament is capable of doing so. </text:span><text:span text:style-name="T112">While Lineaments can’t directly alter their plane on a small scale, they can manifest themselves on that scale </text:span><text:span text:style-name="T113">through a part of their demiplanar anatomy called their </text:span><text:span text:style-name="T13">Projection.</text:span></text:p>
      <text:p text:style-name="P39"/>
      <text:p text:style-name="P44"><text:span text:style-name="T25">In a more complete sense, Lineaments are </text:span><text:span text:style-name="T18">sentient projective demiplanes</text:span><text:span text:style-name="T25">. They are bubbles of multi-dimensional space-time that connect to their plane at a single point, the projective point. </text:span><text:span text:style-name="T26">At this point, the Lineament is manifest in the plane </text:span><text:span text:style-name="T27">as whatever they choose—a humanoid, a cloud, an animal, a cave, a tree, etc. </text:span><text:span text:style-name="T28">A Lineament’s projection can</text:span><text:span text:style-name="T59"> physically </text:span><text:span text:style-name="T28">interact with the inner workings of the plane </text:span><text:span text:style-name="T59">to a certain degree</text:span><text:span text:style-name="T28">. For example, it can speak to the plane’s sentient life, </text:span><text:span text:style-name="T59">grab someones arm, swing a sword, etc. </text:span><text:span text:style-name="T60">While Lineaments have the ability to carry out activities on this small scale (in space </text:span><text:soft-page-break/><text:span text:style-name="T60">and time), it is difficult for such beings to perceive such small time- and spacial-scales. </text:span><text:span text:style-name="T61">Further, such projections make them vulnerable to attack. </text:span><text:span text:style-name="T62">Generally, Lineaments reveal themselves only discretely.</text:span><text:span text:style-name="T28"> </text:span><text:span text:style-name="T29">In the case of Asfalon, the Lineament’s projections exist within all three Trium planes, giving them the ability to manipulate the physical and aphysical fields of each </text:span><text:span text:style-name="T30">sub-plane. </text:span><text:span text:style-name="T31">This lets them mimic mortal spellcasting, though they are without mortal limits.</text:span></text:p>
      <text:p text:style-name="P6"/>
      <text:p text:style-name="P147"><text:span text:style-name="T211">Lineaments can never truly be destroyed, but their connection to their plane </text:span><text:span text:style-name="T325">can</text:span><text:span text:style-name="T211"> be temporarily severed. </text:span><text:span text:style-name="T212">To do so, the Lineament needs to be “killed”, damaged, or otherwise defeated from both sides of its projective point: the side that exists on the plane, and the side seen from within the Lineament demiplane itself. </text:span><text:span text:style-name="T213">Should a Lineament be defeated in this two-fold way, its planar connection is broken </text:span><text:span text:style-name="T214">and it becomes a “Dead Lineament”.</text:span><text:span text:style-name="T212"> </text:span><text:span text:style-name="T215">A Dead Lineament is still very near to its host plane, and thus its Projection is still visible—though it </text:span><text:span text:style-name="T216">visually warps the space-time around it, like a black hole. </text:span><text:span text:style-name="T217">This warping is due to the severed Projection—called a False Projection—being shunted into the space-time of the </text:span><text:span text:style-name="T218">host </text:span><text:span text:style-name="T217">plane. </text:span><text:span text:style-name="T219">A Dead Lineament can slowly rebuild its binding to its host plane through a </text:span><text:span text:style-name="T327">tether</text:span><text:span text:style-name="T219">. Tethers are weak, ephemeral tendrils of planar space-time </text:span><text:span text:style-name="T220">that latch onto a Dead Lineament </text:span><text:span text:style-name="T221">and draw the demiplane closer to the host until a new connection is made. </text:span><text:span text:style-name="T222">The Dead Lineament then returns to its full power and influence within the plane. </text:span><text:span text:style-name="T223">Planar tethers can be tied to magical artifacts or to </text:span><text:span text:style-name="T224">the nexus of living things; </text:span><text:span text:style-name="T225">the focus of the tether gains a small taste of the Lineament’s power and its personality. </text:span><text:span text:style-name="T226">While relatively weak, breaking a tether is no</text:span><text:span text:style-name="T227">t always an</text:span><text:span text:style-name="T226"> easy task and often requires the damaging, destruction, or killing of the focus of the tether. </text:span><text:span text:style-name="T228">The full reformation of a Lineament takes a significant amount of time—thousands or tens-of-thousands of years in the case of a single tether. More tethers can be made to speed this process up, though the Lineament’s latent power is distributed among all the focuses. </text:span><text:span text:style-name="T229">In general, living Lineaments can naturally extend tendrils of their host plane to form tethers. </text:span><text:span text:style-name="T230">Dead Lineaments can only be tethered by a Living counterpart, though</text:span><text:span text:style-name="T229"> </text:span><text:span text:style-name="T230">e</text:span><text:span text:style-name="T229">ventually within the history of Asfalon, powerful magic allows mortals to form such tethers as well.</text:span></text:p>
      <text:p text:style-name="P45"/>
      <text:p text:style-name="P40">Beyond one infinity… The Multivers<text:span text:style-name="T118">e</text:span></text:p>
      <text:p text:style-name="P40">Saeculum, Saeculac<text:span text:style-name="T117">h</text:span></text:p>
      <text:p text:style-name="P46"><text:span text:style-name="T14">Aetas, Aetact, Aetach, Aetasact, Aevumach, </text:span><text:span text:style-name="T15">Aetumach, Aecumach, Aetumact</text:span></text:p>
      <text:p text:style-name="P40">Aevum, Aev</text:p>
      <text:p text:style-name="P40">act, ach</text:p>
      <text:p text:style-name="P28"/>
      <text:p text:style-name="P41">Planar warfare and the role of mortals</text:p>
      <text:p text:style-name="P7"/>
      <text:p text:style-name="P47"><text:span text:style-name="T33">Planes are living things. </text:span><text:span text:style-name="T77">Young planes are guided singlemindedly by their sole Lineament, which can drive them to instability, conflict, and war.</text:span><text:span text:style-name="T33"> Planes can go to war and attempt to swallow the Lineaments of other planes and add </text:span><text:span text:style-name="T32">new traits</text:span><text:span text:style-name="T33"> to their sentience. </text:span><text:span text:style-name="T34">Because Lineaments can never leave the plane they are tied to, </text:span><text:span text:style-name="T58">the </text:span><text:span text:style-name="T34">sentient life within the plane </text:span><text:soft-page-break/><text:span text:style-name="T34">becomes the foremost tool for offensive warfare. </text:span><text:span text:style-name="T35">If two planes touch within the Foract, gateways can be opened between them that allow the passage of mortals from one plane to the next. </text:span><text:span text:style-name="T36">Armies of mortals can seek out Lineaments and attack them, aiming to sever their connection to their home plane. </text:span><text:span text:style-name="T37">If all a plane’s Lineaments are severed, the plane dies and begins to unravel. </text:span><text:span text:style-name="T38">At this point, the hostile plane can swallow the Lineaments of its victim (and rarely its essentia too). </text:span><text:span text:style-name="T40">A swallowed Lineament need only be tethered to its hostile host for some time in order to be “revived” as a native piece of that plane’s sentience.</text:span><text:span text:style-name="T38"> </text:span><text:span text:style-name="T39">While th</text:span><text:span text:style-name="T41">e swallowing of a Lineament</text:span><text:span text:style-name="T39"> often marks the final stage of the planar war, th</text:span><text:span text:style-name="T41">ese </text:span><text:span text:style-name="T39">Lineaments will vehemently resist </text:span><text:span text:style-name="T41">tethering</text:span><text:span text:style-name="T39"> by any means possible. </text:span><text:span text:style-name="T42">These “Rogue Lineaments”, </text:span><text:span text:style-name="T43">being Dead,</text:span><text:span text:style-name="T42"> </text:span><text:span text:style-name="T43">can’t truly interact with the plane. They can, however, still exist as False Projections and influence the plane’s mortals. </text:span><text:span text:style-name="T44">Rogue Lineaments can also hide for some time, building strength and influence as they plot </text:span><text:span text:style-name="T45">their survival. Lineaments, as mentioned before, are not all knowing—thus, they don’t automatically know where other Lineaments are within the plane. They can get a general idea, though exact locations can be elusive. </text:span><text:span text:style-name="T46">Just as one thought does not know where the others come from, Lineaments do not inherently know each others’ locations. </text:span><text:span text:style-name="T47">Should Rogue Lineaments manage to sever the bonds of all the host’s living Lineaments, the plane will unravel from within and each Lineament will inherit a small section of the original plane. </text:span><text:span text:style-name="T58">Should new Lineaments be added to the repertoire of a plane’s mind, their traits will influence the evolution of the next “phase” of mortal life within the plane.</text:span></text:p>
      <text:p text:style-name="P8"/>
      <text:p text:style-name="P48"><text:span text:style-name="T83">P</text:span><text:span text:style-name="T82">lanar </text:span><text:span text:style-name="T84">Neighborhood </text:span><text:span text:style-name="T85">and Deep History of the Foam Group</text:span></text:p>
      <text:p text:style-name="P10"/>
      <text:p text:style-name="P91"><text:span text:style-name="T48">Planes often come together in “neighborhoods” within the Foract. </text:span><text:span text:style-name="T49">All planes within a</text:span><text:span text:style-name="T48"> neighborhood </text:span><text:span text:style-name="T49">tend</text:span><text:span text:style-name="T48"> </text:span><text:span text:style-name="T49">to </text:span><text:span text:style-name="T48">develop </text:span><text:span text:style-name="T49">similar forms of </text:span><text:span text:style-name="T48">sentient life. </text:span><text:span text:style-name="T49">For example, Far Realms are a distant planar neighborhood with sentient life tending towards incomprehensibly alien eldritch aberrations. I</text:span><text:span text:style-name="T48">n the case of </text:span><text:span text:style-name="T49">our nearby neighborhood, the “Foam” group</text:span><text:span text:style-name="T48">, such sentient life is </text:span><text:span text:style-name="T49">actually </text:span><text:span text:style-name="T48">twofold: </text:span><text:span text:style-name="T49">first, each plane has “primary” beings of </text:span><text:span text:style-name="T48">macrocosmic </text:span><text:span text:style-name="T49">(though </text:span><text:span text:style-name="T48">sub-planar</text:span><text:span text:style-name="T49">)</text:span><text:span text:style-name="T48"> bubbles. </text:span><text:span text:style-name="T63">Upon or within each of these primary beings, the “secondary” beings, mortals, evolve, live, and grow.</text:span></text:p>
      <text:p text:style-name="P12"/>
      <text:p text:style-name="P49"><text:span text:style-name="T82">The </text:span><text:span text:style-name="T86">P</text:span><text:span text:style-name="T82">rimary Beings</text:span></text:p>
      <text:p text:style-name="P92"><text:span text:style-name="T49">For Asfalon these were the N</text:span><text:span text:style-name="T52">ou</text:span><text:span text:style-name="T49">sants, and for the Abyss these macrocosmic beings are the very Layers themselves. </text:span><text:span text:style-name="T51">The Feywilds have the Courts, and Shadowfell is made up of the Dark Masters.</text:span><text:span text:style-name="T48"> </text:span><text:span text:style-name="T71">These beings ‘bud’ off of the plane’s infinite spacetime, composing themselves of </text:span><text:span text:style-name="T63">a finite portion and an infinite portion.</text:span></text:p>
      <text:p text:style-name="P148"><text:span text:style-name="T231"><text:tab/>Nousants are planetary hemisphere bowls, where the finite portion is the hemisphere (and its moons) and the infinite portion is the cosmos held within the bow</text:span><text:span text:style-name="T232">l of the hemisphere. </text:span><text:span text:style-name="T233">The infinite cosmos within the bowl is a partition of the greater planar soup of Asfalon, enveloped by the Nousant during its growth. </text:span><text:span text:style-name="T234">A Nousant could be killed within Asfalon, upon which it would fold back into the plane’s basal cosmos, or it could be ejected from Asfalon for the greater safety of the plane </text:span><text:span text:style-name="T235">(perhaps the Nousant was </text:span><text:soft-page-break/><text:span text:style-name="T235">being invaded; </text:span><text:span text:style-name="T236">d</text:span><text:span text:style-name="T237">istancing the invaded primary being can slow an invasion’s advance.</text:span><text:span text:style-name="T235">) </text:span><text:span text:style-name="T239">Even if all the Nousants were killed, Asfalon itself would not die until the Lineaments themselves were severed. </text:span><text:span text:style-name="T236">Should an ejected Nousant be killed, </text:span><text:span text:style-name="T238">its finite shell would fracture and its infinite insides would spill into the Foract and begin to unravel. </text:span><text:span text:style-name="T240">Within the basal cosmos of Asfalon, planets are either “proto-Nousants” or deceased Nousants.</text:span></text:p>
      <text:p text:style-name="P156"><text:span text:style-name="T240"><text:tab/>The basal spacetime of the Abyss is very different from that of Asfalon. There are no planets or stars, </text:span><text:span text:style-name="T241">instea</text:span><text:span text:style-name="T291">d a traveler would find </text:span><text:span text:style-name="T292">cosmic stuff formed from the manifest hate, sins, vice, and evil of mortals. </text:span><text:span text:style-name="T293">From this goop of myriad evils forms the primary beings, Abyssal Realms. </text:span><text:span text:style-name="T294">Compared to the mighty Nousants or the Dark Masters of Shadowfell, the Abyssal Realms are puny and insignificant. These tiny Realms form only when the Abyss is in injunction with (i.e., connected to) another plane. The Abyss is a parasitic thing </text:span><text:span text:style-name="T295">that latches onto the signals of consciousness from its host plane and builds Abyssal Realms around them. Thus, each Realm is unique to the person it is attached to. The Realm constructs itself based on the individual’s secret fears and evil thoughts</text:span></text:p>
      <text:p text:style-name="P25"/>
      <text:p text:style-name="P156"><text:span text:style-name="T295"><text:tab/></text:span><text:span text:style-name="T302">These primary beings serve as “factories” for secondary beings (mortals) that would naturally require billions of years to evolve and form. The unique formation of the primary beings—always being formed of a finite and infinite portion—is part of this function. The finite envelope of the primary being draws upon the spacetime of the infinite portion, digesting it and breaking it down in order to “speed up” the local time of the primary being. This is called incubation, and is used to allow millions of years to pass many orders of magnitude faster. </text:span><text:span text:style-name="T303">This time allows secondary beings to biologically evolve and develop to a point in which they could wage war on other planes.</text:span></text:p>
      <text:p text:style-name="P156"><text:span text:style-name="T303"><text:tab/></text:span><text:span text:style-name="T304">All planes have numerous primary beings, most less than 10, but it depends. The Abyss has </text:span><text:span text:style-name="T305">billions of Abyssal Realms</text:span><text:span text:style-name="T304">!</text:span></text:p>
      <text:p text:style-name="P156"><text:span text:style-name="T296"><text:tab/></text:span><text:span text:style-name="T314">When a primary being is killed, its infinite portion can spill out into the rest of the plane. Should that plane also die and its spacetime skin be ruptured, the cosmic stuff can spread into the Foract. Pressure from the Foract crushes the infinite guts into elemental chaos </text:span><text:span text:style-name="T315">as they are broken down. </text:span><text:span text:style-name="T316">The compressed nebulae of elemental chaos clump together and tend to cling to the remains of the finite portion of the dead primary beings. These tend to have much stronger spacetime boundaries </text:span><text:span text:style-name="T317">and thus break down more slowly. </text:span><text:span text:style-name="T306">Another way to understand this is that the outside skin of a primary being is much tougher than the skin of their guts. </text:span><text:span text:style-name="T313">So, when a plane and its primary beings die, it is generally the finite portions that are left floating in elemental chaos. The endless wars of the Foam group have filled the Foract with so much elemental chaos </text:span><text:span text:style-name="T308">that these clingy puddles have al</text:span><text:span text:style-name="T313">l connected</text:span><text:span text:style-name="T308"> into a realm known as the Unravelling—the </text:span><text:span text:style-name="T313">refuge</text:span><text:span text:style-name="T308"> of the </text:span><text:span text:style-name="T313">Slaad,</text:span><text:span text:style-name="T308"> Gith, and Genasi.</text:span><text:span text:style-name="T307"> </text:span><text:span text:style-name="T309">Most planar adventures take place on fragments—the Seven Heavens, Nine Hells, and </text:span><text:span text:style-name="T310">the battlefields of </text:span><text:span text:style-name="T309">Acheron are all made up of alliances of </text:span><text:span text:style-name="T311">fragments</text:span><text:span text:style-name="T309">. </text:span><text:span text:style-name="T312">Fragments of other planes play major roles within the dying Foam group as well: the last Courts of the Feywild and the Dark Masters of the Shadowfell</text:span><text:span text:style-name="T309"> </text:span><text:span text:style-name="T312">are home to <text:s/>powerful beings that continue to influence the happenings of the Multiverse.</text:span></text:p>
      <text:p text:style-name="P26"/>
      <text:p text:style-name="P35"><text:soft-page-break/>Secondary Beings</text:p>
      <text:p text:style-name="P94"><text:span text:style-name="T50"><text:tab/></text:span><text:span text:style-name="T53">The primary beings of these planes are not the main “mortal tools” used for interplanar invasions.</text:span><text:span text:style-name="T55"> </text:span><text:span text:style-name="T56">P</text:span><text:span text:style-name="T53">lanar invasions are </text:span><text:span text:style-name="T56">instead </text:span><text:span text:style-name="T53">carried out by each plane’s “secondary” beings: humanoid mortals. These creatures are Far Ul, humans, devils, demons, gith, beholders, genasi, dwarves, </text:span><text:span text:style-name="T75">slaad, </text:span><text:span text:style-name="T53">and the countless other species that call themselves denizens of the </text:span><text:span text:style-name="T54">Foam group</text:span><text:span text:style-name="T53">.</text:span><text:span text:style-name="T50"> </text:span><text:span text:style-name="T56">These are the beings that live and die, </text:span><text:span text:style-name="T57">love and hurt, adventure and explore</text:span><text:span text:style-name="T56"> on the timescales familiar to the readers </text:span><text:span text:style-name="T57">(they are also key to the interactions and wars between planes),</text:span><text:span text:style-name="T56"> </text:span><text:span text:style-name="T57">thus they are the focus of the recounted history.</text:span></text:p>
      <text:p text:style-name="P94"><text:span text:style-name="T57"><text:tab/></text:span><text:span text:style-name="T75">Of particular note are </text:span><text:span text:style-name="T107">demons</text:span><text:span text:style-name="T75">. Demons are each incubated by a unique Abyssal Realm </text:span><text:span text:style-name="T76">which is in injunction with both the Abyss itself and the mind of the mortal host. This allows the demon to act as a psychological horror for the first part of its life, tormenting and eventually killing its host without ever setting foot on the same plane of existence. This is what makes demons so truly horrifying and effective parasites. After the demon kills its host from within their own mind, its Abyssal Realm is made fully manifest within the Abyss and the demon is free to roam.</text:span></text:p>
      <text:p text:style-name="P11"/>
      <text:p text:style-name="P34">The Abyss</text:p>
      <text:p text:style-name="P155"><text:span text:style-name="T242"><text:tab/></text:span><text:span text:style-name="T297">Other planes were already warring by the time the Abyss became sentient, attached to the plane Mycelia. </text:span><text:span text:style-name="T298">From its most fundamental properties, the Abyss is a parasite. It fed on the minds of the </text:span><text:span text:style-name="T318">Myconids and </text:span><text:span text:style-name="T298">Slaad, and from them were the first demons born. </text:span><text:span text:style-name="T299">The first Abyssal Realms b</text:span><text:span text:style-name="T300">ore</text:span><text:span text:style-name="T299"> with them the Lineament of the Abyss, Infinity, the Unfathomable, the Perpetuant. </text:span><text:span text:style-name="T301">The potency of the Abyss comes from the fact that the growing demons focus on a single host whom they are born and bred to destroy without every truly meeting them on the field of battle. The injunction of a demon’s realm and the host lies within the mind of the host—so the demon wears away at the will of the host until the demon is finally able to kill them from within.</text:span></text:p>
      <text:p text:style-name="P13"/>
      <text:p text:style-name="P14"><text:tab/>All Abyssal Realms are connected to the Infinite Fear that sits within the Original Abyss. Unlike Nousants, which keep their infinite portion within their hemispherical bowl, Abyssal Realms keep their infinite portion within their deepest shadows. When wandering through an Abyssal Realm, the Infinite Fear can be reached through the most dismal of places, from the corner of ones eye, or in shadows surrounding you when you are at your lowest point.</text:p>
      <text:p text:style-name="P13"><text:tab/><text:span text:style-name="T408">Connections between individual realms are more like portals—though not always physical doorways. Like faerie rings point to a connection between a Fay Court and another plane, each Abyssal realm has a unique landmark and portal to allow travelers to move from one place to the next.</text:span></text:p>
      <text:p text:style-name="P15"/>
      <text:p text:style-name="P16">These powerful demons scheme against each other too, aiming to each become master of all things.</text:p>
      <text:p text:style-name="P15"/>
      <text:p text:style-name="P17"><text:soft-page-break/>The Abyss’ cosmic “stuff” is the Infinite Fear. <text:span text:style-name="T409">Within the Infinite Fear, Abyssal Realms are primary beings built from the evils haunting a single mortal within an injunction.</text:span><text:span text:style-name="T410"> Abyssal Realms are formed spontaneously from injunctions. </text:span><text:span text:style-name="T412">At these injunctions, Abyssal Realms conjoin with both the Infinite Fear and the other plane. </text:span><text:span text:style-name="T413">An injunction of the Infinite Fear manifests through dismal, hope-draining shadows while an injunction with an Abyssal Realm manifests within the consciousness of a specific being.</text:span></text:p>
      <text:p text:style-name="P17"/>
      <text:p text:style-name="P18">Injunctions imply a connection between planes allowing the passage of secondary beings</text:p>
      <text:p text:style-name="P17"/>
      <text:p text:style-name="P17"><text:span text:style-name="T411">After killing their original host, </text:span><text:span text:style-name="T415">the demon’s Realm is fully connected to the Abyss and the demon is free to roam,</text:span><text:span text:style-name="T412"> </text:span><text:span text:style-name="T415">though its injunction with the host plane is severed</text:span><text:span text:style-name="T414">. </text:span><text:span text:style-name="T415">It is resigned to the Abyss.</text:span></text:p>
      <text:p text:style-name="P17"/>
      <text:p text:style-name="P155"><text:span text:style-name="T243">A demon can grow in power within the Abyss by </text:span><text:span text:style-name="T244">cannibalizing other demons, feeding on the fear and vices and evil within their flesh. </text:span><text:span text:style-name="T245">As a demon grows and devours, i</text:span><text:span text:style-name="T246">ts realm grows too, </text:span><text:span text:style-name="T249">adding the devoured demon’s realm to its own</text:span><text:span text:style-name="T246">. </text:span><text:span text:style-name="T245">It begins to mold</text:span><text:span text:style-name="T247"> itself to the evils and vices it experiences, taking on a more sapient form capable of more despicable evils </text:span><text:span text:style-name="T248">and schemes.</text:span></text:p>
      <text:p text:style-name="P155"><text:span text:style-name="T250"><text:tab/></text:span><text:span text:style-name="T252">The first Abyssal injunction occurred long ago, </text:span><text:span text:style-name="T251">and it was through the natural progression of the injunction that all the plane’s mortals were killed and the plane died, its Lineament left unabsorbed. </text:span><text:span text:style-name="T253">Some of the planar essentia was devoured, </text:span><text:span text:style-name="T254">setting Anariima</text:span><text:span text:style-name="T253"> within the Infinite Fear. Th</text:span><text:span text:style-name="T254">ese were drawn from the darkness by fated demons, and the first Abyssal civil war broke out as the most powerful demon lords fought for control of all the Anariima. </text:span><text:span text:style-name="T255">Eventually, one demon lord succeeded and became the first Prince of Demons.</text:span></text:p>
      <text:p text:style-name="P19"/>
      <text:p text:style-name="P153"><text:span text:style-name="T255">W</text:span><text:span text:style-name="T210">hat can a Prince of Demons do with the Anariima?</text:span></text:p>
      <text:p text:style-name="P155"><text:span text:style-name="T263"><text:tab/>-</text:span><text:span text:style-name="T262">Leave the Abyss / Make an Astral connection. But why would a Demon Prince do this? They don’t necessarily know that the other planes are </text:span><text:span text:style-name="T326">real</text:span><text:span text:style-name="T262">.. They see the minds of their victims and kill their victims, then they begin their life in the Abyss. What is this early stage of life for a demon? Is it like a dream? </text:span><text:span text:style-name="T264">I think it’s heaven to them—they essentially live in reverse; they are born into their heaven (torturing and killing a mortal host) and are sentenced to eternal hell after accomplishing their ultimate ecstasy. They, being one with their Realm, have a more intuitive sense of the Planes than other beings. </text:span><text:span text:style-name="T265">Thus, they understand that they are interacting with other existences. </text:span><text:span text:style-name="T266">So, if they used the Anariima to create an astral bridge (or, since they may have multiple Anariima types, some extension of the Abyss) they could physically leave their Realm and devour the vices of mortals once again. </text:span><text:span text:style-name="T267">Creating a branch in the Pit / the Abyssal Spine could theoretically allow more injunctions to happen, and give each Prince of Demons power over a new pillar of attack. </text:span><text:span text:style-name="T268">I like this. </text:span><text:span text:style-name="T269">What stops demonic hordes from simply flooding </text:span><text:soft-page-break/><text:span text:style-name="T269">through these astral connections though? Well, if its simply a branch of the Spine, then it doesn’t actually let the Demons leave…</text:span></text:p>
      <text:p text:style-name="P20"/>
      <text:p text:style-name="P155"><text:span text:style-name="T269">D</text:span><text:span text:style-name="T285">uring the <text:s/>Glooms + Gahenna / Arborea + Elysium war, the Abyss was injuncting on and devouring shards </text:span><text:span text:style-name="T286">of the Forges + Mycelia. After the devouring of the last of the Forges and the genocide of the proto-Genasi, the first Pricne of Demons rose and branched the Spine of the Abyss. </text:span><text:span text:style-name="T287">The original Spine injuncted on a Shard of Mycelia. The new Spine grew towards the Glooms.</text:span></text:p>
      <text:p text:style-name="P155"><text:span text:style-name="T286">T</text:span><text:span text:style-name="T287">owards the end of the</text:span><text:span text:style-name="T285"> war between the Glooms + Gahenna / Arborea + Elysium, the </text:span><text:span text:style-name="T287">new Abyssal spine injuncted with the Glooms, contributing to its downfall </text:span><text:span text:style-name="T288">and destruction by Shadowfell.</text:span></text:p>
      <text:p text:style-name="P155"><text:span text:style-name="T319">Just after the war, most of Mycelia’s shards were consumed and a </text:span><text:span text:style-name="T289">second</text:span><text:span text:style-name="T319"> Prince rose to power in the Abyss. This prince once again branched the Spine and grew it towards Shadowfell. </text:span><text:span text:style-name="T290">Shadowfell was growing powerful after killing the Glooms.</text:span></text:p>
      <text:p text:style-name="P20"/>
      <text:p text:style-name="P155"><text:span text:style-name="T277">Despite the halting of the Abyssal advance by the Devils, many demons had already passed through the Grey Wastes and found refuge throughout the multiverse. </text:span><text:span text:style-name="T278">By the present time, these are ancient lords of chaos throughout the graveyard shards, </text:span><text:span text:style-name="T279">ruling from planar fortresses. </text:span><text:span text:style-name="T280">While the Astral connection changed the dynamic of the Abyss, the plane itself continued its old path of injunction and growth, </text:span><text:span text:style-name="T281">focused on the planar shards nearest to it. </text:span><text:span text:style-name="T282">Shards of Shadowfell, the Grey Wastes, Mycelia, etc are rife with demonic presence and injunction </text:span><text:span text:style-name="T283">with the Infinite Fear.</text:span></text:p>
      <text:p text:style-name="P21"/>
      <text:p text:style-name="P155"><text:span text:style-name="T283"><text:s/></text:span><text:span text:style-name="T284">These are often the hiding places of demons who fled the Abyss. </text:span><text:span text:style-name="T285">The Abyss itself, by this time, has killed several other planes and gathered</text:span></text:p>
      <text:p text:style-name="P22">Eventually, as the Abyss itself continued to grow and injunct on other planar shards and produce new demons,</text:p>
      <text:p text:style-name="P23"/>
      <text:p text:style-name="P23">This invasion united the Nine Hells and the Seven Heavens,</text:p>
      <text:p text:style-name="P154"><text:span text:style-name="T270">This is the reason that the angel Zariel conquered Avernus and took her charge protecting the multiverse from the Abyssal Gate. </text:span><text:span text:style-name="T271">Zariel battles both Devils and Angels, though most of all she slaughters Demons. </text:span><text:span text:style-name="T272">Some demons can slip past her, though few. Other demons present throughout the planes are those that traversed the Infinite Fear after the creation of the Abyssal Gate </text:span><text:span text:style-name="T273">near Avernus. </text:span><text:span text:style-name="T274">The temptation of the Abyssal Gate opened the minds of demons to </text:span><text:span text:style-name="T275">the other planes, though the hammer of Zariel stiffled their ambitions. They found other ways across. The Infinite Fear destroyed most that attempted to cross it, though some were able to—though their minds were not always intact afterward. </text:span><text:span text:style-name="T276">These crazed demons inhabit the barren shards of dead planes such as the Shadowfell, the Grey Wastes, Mycelia, the Silent Halls, etc.</text:span></text:p>
      <text:p text:style-name="P27"/>
      <text:p text:style-name="P155"><text:span text:style-name="T255">Using all the Anariima, the Prince extended a new tendril of the Abyss into the Foract and began a new Abyssal injunction, </text:span><text:span text:style-name="T256">feeding more demons into the Abyss for the Prince </text:span><text:soft-page-break/><text:span text:style-name="T256">to devour. </text:span><text:span text:style-name="T257">The creation of a new injunction expended the Anariima, though, and the Prince was left to rely on his own power. Eventually, other demons rose up, </text:span><text:span text:style-name="T258">striving for the opportunity to acquire the essentia of the next planar victim. </text:span><text:span text:style-name="T259">This cycle continued as the Abyss grew </text:span><text:span text:style-name="T260">and devoured. The true power of the Abyss was that its secondary beings, the demons, did not need to truly step foot in the host plane. They could slaughter its denizens solely through their own minds. </text:span><text:span text:style-name="T261">Thus, actually witnessing a demon in the multiverse is very rare, as there is no real way for them to leave the Abyss unless they traverse the Infinite Fear.</text:span></text:p>
      <text:p text:style-name="P24"/>
      <text:p text:style-name="P24"/>
      <text:p text:style-name="P93"><text:span text:style-name="T19">The Abyss doesn’t have </text:span><text:span text:style-name="T64">naturally </text:span><text:span text:style-name="T19">large layers. </text:span><text:span text:style-name="T65">In its pre-sentient time, the Abyss had collided with and latched onto a larger plane. This abyssal egg </text:span><text:span text:style-name="T67">of pure unfathomable evil</text:span><text:span text:style-name="T65">, by the nature of its aphysical laws, began to feed on the </text:span><text:span text:style-name="T66">vices and sins perceived by the mortals of the host plane, </text:span><text:span text:style-name="T67">which radiated practically imperceptibly through the magic of the host</text:span><text:span text:style-name="T66">. </text:span><text:span text:style-name="T72">In time, material began </text:span><text:span text:style-name="T73">condense in the parasitic plane from the consumed evil, </text:span><text:span text:style-name="T74">forming nebulae of pure sin. </text:span><text:span text:style-name="T68">In time, </text:span><text:span text:style-name="T69">the first Layer formed and the Abyss was born. <text:s/></text:span><text:span text:style-name="T70">The Layer was small, the manifestation of the sins and misery of the host plane’s mortals.</text:span></text:p>
      <text:p text:style-name="P11"/>
      <text:p text:style-name="P54"><text:span text:style-name="T102">T</text:span><text:span text:style-name="T103">he </text:span><text:span text:style-name="T106">Recent</text:span><text:span text:style-name="T105"> </text:span><text:span text:style-name="T103">History of </text:span><text:span text:style-name="T104">the Foam Group</text:span></text:p>
      <text:p text:style-name="P55"/>
      <text:p text:style-name="P58">The main planar neighborhood contains many Lineaments, evidence of a long history of planar life: Victory, Creativity, <text:span text:style-name="T145">Power,</text:span> Revelation, Mystery, Ambition, Folly, Decay, Fear, Growth, Passion, Reason, Grace, Shadow, Inhumanity, <text:span text:style-name="T419">Infinity</text:span>. <text:span text:style-name="T146">Each of these Lineaments was born on a plane gifted with sub-planar sentient beings, and upon those beings lived humanoid mortals:</text:span></text:p>
      <text:p text:style-name="P58"/>
      <text:p text:style-name="P149"><text:span text:style-name="T198">Far Ul</text:span><text:span text:style-name="T371"> (Victory), </text:span><text:span text:style-name="T198">Humans</text:span><text:span text:style-name="T371"> (Creativity), </text:span><text:span text:style-name="T198">??</text:span><text:span text:style-name="T371"> </text:span><text:span text:style-name="T372">(Power)</text:span><text:span text:style-name="T371">, </text:span><text:span text:style-name="T199">Gith</text:span><text:span text:style-name="T371"> </text:span><text:span text:style-name="T372">(Revelation)</text:span><text:span text:style-name="T371">, </text:span><text:span text:style-name="T198">Beholders</text:span><text:span text:style-name="T371"> (Mystery), </text:span><text:span text:style-name="T200">Devils</text:span><text:span text:style-name="T371"> (Folly), </text:span><text:span text:style-name="T200">proto-Genasi</text:span><text:span text:style-name="T371"> (Ambition), </text:span><text:span text:style-name="T201">Slaad</text:span><text:span text:style-name="T371"> (Decay), </text:span><text:span text:style-name="T200">Daemons</text:span><text:span text:style-name="T371"> (Fear), </text:span><text:span text:style-name="T202">Beast</text:span><text:span text:style-name="T203">lings</text:span><text:span text:style-name="T373"> </text:span><text:span text:style-name="T371">(Growth), </text:span><text:span text:style-name="T198">??</text:span><text:span text:style-name="T204"> </text:span><text:span text:style-name="T205">+ Warforged</text:span><text:span text:style-name="T371"> (Passion), </text:span><text:span text:style-name="T206">Dwarves + Gnomes</text:span><text:span text:style-name="T371"> (Reason), </text:span><text:span text:style-name="T198">Angels</text:span><text:span text:style-name="T371"> (Grace), </text:span><text:span text:style-name="T198">Shades</text:span><text:span text:style-name="T371"> (Shadow), </text:span><text:span text:style-name="T198">Fey</text:span><text:span text:style-name="T371"> (Inhumanity), </text:span><text:span text:style-name="T198">Demons</text:span><text:span text:style-name="T371"> (</text:span><text:span text:style-name="T374">Infinity</text:span><text:span text:style-name="T371">).</text:span></text:p>
      <text:p text:style-name="P101"/>
      <text:p text:style-name="P98"><text:span text:style-name="T371">Silent Halls of Revelation, Forges of Ambition, Mycelia (Decay), Passions of Clangor, Bytopia (Reason), Wandering Stars (mystery, revelation), Oinos (Fear, Decay), Arborea (Passion, growth), </text:span><text:span text:style-name="T444">Concordant Opposition (power), Gahenna (ambition, folly), Elysium (growth, passion, mystery, revelation), Shadowfell (Shadow, fear, decay), Feywild (inhumanity, growth, passion)</text:span></text:p>
      <text:p text:style-name="P54"/>
      <text:p text:style-name="P54"><text:span text:style-name="T147">The history of this corner of the Multiverse has been all but quiet—</text:span><text:span text:style-name="T149">in fact, only two planes remain alive, facing each other down across a graveyard of others</text:span><text:span text:style-name="T147">. </text:span><text:span text:style-name="T149">The first wars were fought between the impossibly ancient Beholders and the Gith of the Silent Halls. </text:span><text:span text:style-name="T154">The Beholders pulled the realm apart searching for Revelation, and after their victory </text:span><text:soft-page-break/><text:span text:style-name="T154">their home slowly changed into the unending plane of mazes called Wandering Stars. </text:span><text:span text:style-name="T162">The endless tunnels of Wandering Stars began to snake across the Multiverse, and the Beholders began to mastermind countless planar wars in the hopes of weakening their future prey.</text:span><text:span text:style-name="T149"> The Gith became</text:span><text:span text:style-name="T148"> refugees, </text:span><text:span text:style-name="T149">forced</text:span><text:span text:style-name="T148"> to flee into the vast chaos of the Unravelling, the degrading space-time left behind as a plane dies. </text:span><text:span text:style-name="T150">They could only hop from shred to shred for innumerable years, hoping to escape the inevitable end of their new home as the habitable places in the Unravelling are reduced to elemental nothingness. </text:span><text:span text:style-name="T151">The Gith were joined in their nomadic ways by a race of people that would become the Genasi. Devils had flooded their realm and all but slaughtered their entire race. Their people had taken to the elemental landscape of the Unravelling alongside the Gith, and they were slowly transformed by the elemental powers. </text:span><text:span text:style-name="T152">Their old home, Avernus, had been devoured by the Devils and taken as a peak of the new plane Gahenna. </text:span><text:span text:style-name="T153">In the center of the planar cluster another war was raging—the Beastling races had attacked the people of Clangor until nothing remained of them but their fascinating constructs, the Warforged. The forges of the dying shards of Clangor were overgrown and ceased their endless churning, though some Warforged kept the secret to their own creation. </text:span><text:span text:style-name="T154">The Warforged that remained after the death of Clangor built their own societies in the ruins, carrying on after their original masterminds were long turned to dust. </text:span><text:span text:style-name="T155">Vile Daemons, Yugoloths of the wastes of Oinos took the decaying lands of Mycelia and cor</text:span><text:span text:style-name="T177">rupted the Slaad</text:span><text:span text:style-name="T155"> denizens, </text:span><text:span text:style-name="T178">forcing those that would not comply with their laws out into the Unravelling</text:span><text:span text:style-name="T155">. </text:span><text:span text:style-name="T156">This plane of Fear and Decay later began to devour the corpses of its former neighbors, becoming the Three-Fold Glooms, the Grey Wastes </text:span><text:span text:style-name="T157">of Pestilence</text:span><text:span text:style-name="T156">. </text:span><text:span text:style-name="T158">Faced with the impending evil of the Devils and Daemons, the shard of Grace drove its plane to meld with Bytopia, the </text:span><text:span text:style-name="T159">home</text:span><text:span text:style-name="T158"> of Reason. </text:span><text:span text:style-name="T160">Arcadia was born, drawing in the Dwarves, Gnomes, and countless others under the watch of the Angels. </text:span><text:span text:style-name="T161">The tides of evil and chaos then felt their first retribution. </text:span><text:span text:style-name="T162">The ancient Beholders who had masterminded </text:span><text:span text:style-name="T163">innumerable years of suffering fell to the Angelic hosts, and Wandering Stars began to join the Unravelling. Wandering Stars had snaked its way through many of the planes, and its death was felt by all. The winding threads of the Beholders broke apart, though many Beholders still clung to the ruins and exercised their influence wherever they could.</text:span></text:p>
      <text:p text:style-name="P149"><text:span text:style-name="T196"><text:tab/></text:span><text:span text:style-name="T328">The Multiverse was bleeding. Planar corpses drifted and splintered, their decaying essentia being picked apart by scavenger planes. The ancient Halls of the Gith were pulled together by the Lineament of Shadow as it slowly began to gain power. </text:span><text:span text:style-name="T329">The Fey and Slaad of the Deep Wilds of Inhumanity picked at the edges of the overgrown threads of Clangor. </text:span><text:span text:style-name="T330">And, in the distant reaches were none looked, the Abyss grew and bubbled and spread its tendrils. </text:span><text:span text:style-name="T331">The Abyss had been small and practically inconsequential, developing on </text:span><text:span text:style-name="T332">a shard of </text:span><text:span text:style-name="T333">another plane</text:span><text:span text:style-name="T332">. </text:span><text:span text:style-name="T333">It eradicated all sapient life on the shard and devoured it, growing stronger. The Abyss was a parasite, attaching to planes and using their mortals as hosts for growing demons. The demons slew their hosts from within and were resigned forever to the Abyss, hoping one day to escape. After its first victim fell, the weak Abyss was wracked with a civil war from which the first Prince </text:span><text:soft-page-break/><text:span text:style-name="T333">of Demons rose. The First Prince </text:span><text:span text:style-name="T337">turned its realm into</text:span><text:span text:style-name="T333"> the Spine of the Abyss, connecting all the myriad of Abyssal Realms into an ever-growing strand </text:span><text:span text:style-name="T337">such that it might more easily devour the other demons and continue to grow</text:span><text:span text:style-name="T333">. </text:span><text:span text:style-name="T336">The Abyss turned towards scavenging the shreds of Mycelia and the pieces of Wandering Stars that it could reach, </text:span><text:span text:style-name="T334">like a beast, afraid of the light but relentless in its hunger. </text:span><text:span text:style-name="T335">It devoured.</text:span></text:p>
      <text:p text:style-name="P54"><text:tab/><text:span text:style-name="T164">A great alliance was forged between Elysium and Arborea to defeat their eternal foes, Gahenna and the Glooms. </text:span><text:span text:style-name="T165">This war wracked the Multiverse for countless millennia, tearing at the remnants of Clangor and Wandering Stars. </text:span><text:span text:style-name="T416">The war continued to distract the neighborhood from the growing Abyss as its injunctions with the shards of the Forges left only a single piece remaining. The Abyss was slowed by a second internal war, though from these fires the Second Prince found power. The Second Prince used its power to form its realm into the Second Pillar of the Abyss, a new Spine that diverged off from the first. The Second Pillar was able to create its own injunctions and grow under the power of the Second Prince, speeding up the advancement of the Abyss across the multiverse. As the Second Pillar just began to grow, the original Spine attached to the Three-Fold Glooms and began to kill the Devils and Daemons from within, weakening the powerful plane.</text:span><text:span text:style-name="T165"> Eventually a peace was drawn </text:span><text:span text:style-name="T417">between the main combatants </text:span><text:span text:style-name="T165">on the neutral field of the Concordant Opposition, a silent player in the history of the Multiverse, but ever present. The small plane of the Lineament of Power rarely fought and none knew its true denizens. </text:span><text:span text:style-name="T166">It was home to the halls of negotiations between the Devils and Angels, the neutral ground of interplanar merchants and travelers. </text:span><text:span text:style-name="T167">The Concordant Opposition sat in between the warring parties. Despite the temptation of Power, none dared invade. </text:span><text:span text:style-name="T168">The Concordant Opposition </text:span><text:span text:style-name="T418">was</text:span><text:span text:style-name="T168"> eternal. </text:span><text:span text:style-name="T169">At the end of this great war, the Glooms and Arborea were left weak. </text:span><text:span text:style-name="T170">The course of the Multiverse was changing.</text:span></text:p>
      <text:p text:style-name="P150"><text:span text:style-name="T338"><text:tab/>The Shadowfell was born as the plane of Shadow tore at the Glooms, </text:span><text:span text:style-name="T339">already weakened by the Abyss,</text:span><text:span text:style-name="T338"> </text:span><text:span text:style-name="T340">slowly dissecting the ancient evil. </text:span><text:span text:style-name="T341">The armies of the Deep Wilds of Inhumanity cut at the heels of the great Arborea until the giant plane toppled. The Feywilds were born under the mind of Passion, Growth, and Inhumanity. </text:span><text:span text:style-name="T342">It was only then, as the mighty began to fall, that the Multiverse took notice of the Abyss, </text:span><text:span text:style-name="T343">but it was too late. </text:span><text:span text:style-name="T344">After its corrupting touch has devoured shards of </text:span><text:span text:style-name="T369">Wandering Stars</text:span><text:span text:style-name="T344"> and </text:span><text:span text:style-name="T345">several Gith fortresses within the Unravelling</text:span><text:span text:style-name="T344">, a third war had crowned a Third Prince of the Abyss who created the Third Pillar of the plane’s advancements. </text:span><text:span text:style-name="T345">Though the presence of the Abyss was pervasive, d</text:span><text:span text:style-name="T346">emons had rarely been seen. </text:span><text:span text:style-name="T345">A</text:span><text:span text:style-name="T346">ny who attempted to pass through the shadows of an Abyssal injunction found themselves in the Infinite Fear, the cosmic background of the Abyss. </text:span><text:span text:style-name="T347">The few that passed through it alive </text:span><text:span text:style-name="T348">and returned </text:span><text:span text:style-name="T347">could only babblingly recount the horrors of the </text:span><text:span text:style-name="T345">pit</text:span><text:span text:style-name="T347">. </text:span><text:span text:style-name="T349">Armies of angels and demons could not fight what they could not see. The war against the growing Abyss was an individual battle within the minds and hearts of all.</text:span></text:p>
      <text:p text:style-name="P54"><text:tab/><text:span text:style-name="T171">It was then that something happened that no Lineament expected: the small, unnoticed realms of Creativity and Victory destroyed the Concordant Opposition and claimed Power for themselves. </text:span><text:span text:style-name="T172">Together, armies of Far Ul and Humans swept the Multiverse and tore down each and every remaining plane. </text:span><text:span text:style-name="T173">Gahenna collapsed to the shape-shifting </text:span><text:soft-page-break/><text:span text:style-name="T173">Far Ul. The magical prowess of Humanity struck down the </text:span><text:span text:style-name="T174">Celestials. </text:span><text:span text:style-name="T175">Even the Archfey and Dark weavers of the Shadowfell were defeated.</text:span></text:p>
      <text:p text:style-name="P149"><text:span text:style-name="T196"><text:tab/></text:span><text:span text:style-name="T350">Asfalon and Artifex had shouldered this burden of slaughter to unite all the Lineaments into a fateful alliance of two planes. </text:span><text:span text:style-name="T351">Yet, </text:span><text:span text:style-name="T352">unbeknownst to Artifex, Asfalon has felt the touch of the Abyss long ago. Asfalon betrayed Artifex in order to bring the whole of the multiverse under the umbrella of the Abyss</text:span><text:span text:style-name="T353">. </text:span><text:span text:style-name="T354">Humanity was wiped out </text:span><text:span text:style-name="T352">and Artifex was killed</text:span><text:span text:style-name="T354">, and that is where this history begins, in the final struggles of the Lineaments of Artifex within the body of Asfalon.</text:span></text:p>
      <text:p text:style-name="P54"><text:tab/></text:p>
      <text:p text:style-name="P151"><text:span text:style-name="T196"><text:tab/></text:span><text:span text:style-name="T355">For much of the history of the Foam group after the supremacy of Asfalon, the remaining planar fragments were disconnected, </text:span><text:span text:style-name="T356">left to the expanding tendrils of the Abyss. </text:span><text:span text:style-name="T357">Planar fragments </text:span><text:span text:style-name="T358">occasionally collided, </text:span><text:span text:style-name="T359">especially towards the center of the neighborhood. Several shards of Gahenna drew together with the final shard of the Forges of Creation. Opposite to these were the pieces of Elysium and the few shards of Arborea that remained. Several of these touched shards of Clangor, the edge of the third group of planar fragments drawn together in this time. Clangor, the Concordant Opposition, pieces of Wandering Stars, and shards of the Three-fold Glooms sat at the center and connected both sides of angels and devils. Raids and wars tore these shards to pieces, and there was no unity. A</text:span><text:span text:style-name="T358">ll was left to the Abyssal maw.</text:span></text:p>
      <text:p text:style-name="P152"><text:span text:style-name="T357"><text:tab/></text:span><text:span text:style-name="T359">When Vanemer used the power of Arangil to create the Astral bridges between planes, everything changed. The multiverse was alive once more, though its shards were still unstable. The Astral bridges slowed the gradual decay of the Shards into the Unravelling, though without understanding the consequences of his actions Vanemer also connected a bridge to the Abyss, in the original Spine, </text:span><text:span text:style-name="T360">the first pillar. </text:span><text:span text:style-name="T361">This he connected to a shard left from the Three-fold Glooms, and from this Shard demons poured from the Abyss, delighted at the idea of freely slaughtering and bringing pain to all. </text:span><text:span text:style-name="T362">The first swarms of demons pulsed outward through the dismal planes, but the source was thwarted by united armies of devils. The Astral bridges has allowed Devils, Daemons, and other unsavory beings to unite into the Nine Hells, a disparate alliance of tyranny. The Nine Hells fought the first Blood War against the demons of the Abyssal Gate, </text:span><text:span text:style-name="T363">which ended when the Abyss was pulled once more into internal warfare</text:span><text:span text:style-name="T362">. </text:span><text:span text:style-name="T363">The Abyss had continued to make injunctions with nearby planar shards, growing more and more powerful until once more whole essentia formed within the Infinite Fear. Fated demons pulled the gems from the darkness and began the fourth civil war—one that has not ended. A piece of the essentia recovered from the Infinite Fear was stolen from the Abyss by an angel, Zariel, who wished to perpetuate the disunity of the Abyss. Zariel was driven mad by the Infinite Fear and ascended to become the Archdevil of Avernus, the first circle of the Nine Hells. </text:span><text:span text:style-name="T364">Zariel and her armies hold off the Abyssal hordes at the Gate as the Nine Hells and Seven Heavens battle in the patchwork lands of Acheron, the conglomeration of the shards of Clangor, Wandering Stars, the Concordant Opposition, and the Three-fold Glooms. </text:span><text:span text:style-name="T365">The three existing Abyssal Princes continue to war and </text:span><text:soft-page-break/><text:span text:style-name="T365">scheme, </text:span><text:span text:style-name="T366">knowing that Zariel holds the final</text:span><text:span text:style-name="T365"> essentia necessary to crown a new Prince and create a new pillar of the Abyss.</text:span></text:p>
      <text:p text:style-name="P152"><text:span text:style-name="T365"><text:tab/></text:span><text:span text:style-name="T367">The Princes of Demons are by no means allies, and they are not even truly the most <text:s/>powerful demons in the Abyss—though in their golden age they may have been. </text:span><text:span text:style-name="T368">Other Abyssal Lords vie for power in the Three Pillars. </text:span><text:span text:style-name="T369">The First Pillar, the original Spine of the Abyss and home to the First Prince is in injunction with a large shard of Wandering Stars. The Second Pillar is in injunction with a Shard of unravelling Feywild near the Nine Hells. The Second Pillar is the most contested, as the original Second Prince was slain and the title is claimed by several Abyssal Lords. The Third Pillar </text:span><text:span text:style-name="T370">is in injunction with a piece of the Shadowfell.</text:span></text:p>
      <text:p text:style-name="P59"/>
      <text:p text:style-name="P59">Victory, Creativity, Shadow, Mystery, Revelation, Inhumanity, Ambition, Growth, Decay, Fear, Power, Folly, Reason, Passion, Grace, Order, xHeaven?, xHell?, The Abyss</text:p>
      <text:p text:style-name="P60"/>
      <text:p text:style-name="P61">Revelation vs Mystery, Mystery wins → Wandering Stars</text:p>
      <text:p text:style-name="P61"><text:tab/><text:span text:style-name="T427">Shards of Silent Halls left</text:span></text:p>
      <text:p text:style-name="P61">Ambition vs Folly, Folly wins → Gahenna</text:p>
      <text:p text:style-name="P61"><text:tab/><text:span text:style-name="T427">Shards of the Forges left</text:span></text:p>
      <text:p text:style-name="P63">Decay vs Fear, Fear wins → Oinos</text:p>
      <text:p text:style-name="P63"><text:tab/><text:span text:style-name="T427">Shards of Mycelia remain</text:span></text:p>
      <text:p text:style-name="P61">Passion vs Growth, Growth wins → Arborea</text:p>
      <text:p text:style-name="P61"><text:tab/><text:span text:style-name="T427">Shards of Clangor left</text:span></text:p>
      <text:p text:style-name="P61">Reason vs Grace, Grace wins → Arcadia</text:p>
      <text:p text:style-name="P61"><text:tab/><text:span text:style-name="T427">Shards of Bytopia left</text:span></text:p>
      <text:p text:style-name="P149"><text:span text:style-name="T375">Arcadia vs. Wandering Stars, Arcadia wins → Elysium (</text:span><text:span text:style-name="T376">reason, grace</text:span><text:span text:style-name="T375">, </text:span><text:span text:style-name="T377">mystery, revelation</text:span><text:span text:style-name="T375">)</text:span></text:p>
      <text:p text:style-name="P61"><text:tab/><text:span text:style-name="T427">Shards of Wandering Stars left</text:span></text:p>
      <text:p text:style-name="P65">Oinos + shards of Revelation + shards of Wandering Stars → The Grey Wastes</text:p>
      <text:p text:style-name="P67">Shadow + Shards of Revelation → early Realm of Shadow</text:p>
      <text:p text:style-name="P67"/>
      <text:p text:style-name="P67">Grey Wastes of Hades and Gahenna war against Arborea and Elysium, Grey Wastes end up weakened, as well as Arborea</text:p>
      <text:p text:style-name="P67"/>
      <text:p text:style-name="P67">early Realm of Shadow vs the Grey Wastes, Shadow wins → Shadowfell <text:span text:style-name="T143">(Shadow, Fear, Decay)</text:span></text:p>
      <text:p text:style-name="P67"><text:tab/><text:span text:style-name="T427">Shards of the Grey Wastes left </text:span><text:span text:style-name="T428">(new shards are Oinos)</text:span></text:p>
      <text:p text:style-name="P67">Inhumanity (beastlands) vs Arborea, <text:span text:style-name="T143">Inhumanity wins → Feywilds (Inhumanity, Growth, Passion)</text:span></text:p>
      <text:p text:style-name="P67"><text:tab/><text:span text:style-name="T429">Shards of Arborea left</text:span></text:p>
      <text:p text:style-name="P69">The Abyss begins swallowing shards of Mycelia + the Grey Wastes</text:p>
      <text:p text:style-name="P71">Power vs Creativity, Creativity wins → early Artifex</text:p>
      <text:p text:style-name="P71"><text:tab/><text:span text:style-name="T429">Shards of Power left</text:span></text:p>
      <text:p text:style-name="P71">Victory, early Artifex team up to defeat Gahenna, Shadowfell, Elysium, Feywild</text:p>
      <text:p text:style-name="P71"><text:soft-page-break/><text:tab/><text:span text:style-name="T144">S</text:span><text:span text:style-name="T429">hards of Gahenna, Elysium, Shadowfell, Feywild</text:span></text:p>
      <text:p text:style-name="P71">Asfalon vs Artifex, Asfalon wins → modern Asfalon</text:p>
      <text:p text:style-name="P71"/>
      <text:p text:style-name="P97"/>
      <text:p text:style-name="P73"/>
      <text:p text:style-name="P74">All of these planes (Gahenna, Wandering Stars, Feywild, Shadowfell, Elysium, and the Concordant Opposition) were killed in some cycle by Victory and Creativity, Asfalon and Artifex. In the end, Artifex<text:span text:style-name="T132"> left no corpse, as Asfalon so completely destroyed it that even its essentia were swallowed whole. Thus, only 2</text:span><text:span text:style-name="T133">nd</text:span><text:span text:style-name="T132"> </text:span><text:span text:style-name="T136">(Gahenna, Wandering Stars, Feywild, Shadowfell, Elysium, Concordant Opposition), 3</text:span><text:span text:style-name="T134">rd</text:span><text:span text:style-name="T136"> (Forges of Creation, Silent Halls, Arborea, The Grey Wastes, Bytopia), and 4</text:span><text:span text:style-name="T134">th</text:span><text:span text:style-name="T136"> (Clangor, Mycelia) </text:span><text:span text:style-name="T132">degree corpses remain alongside Asfalon. </text:span><text:span text:style-name="T135">An entire planar war was wiped away, leaving only shreds of past wars behind.</text:span></text:p>
      <text:p text:style-name="P74"/>
      <text:p text:style-name="P75">These wars were to fend off the Abyss, which corrupts entire planes (leaving no corpses behind). <text:span text:style-name="T137">The Abyss had an unknown number of layers, as it divides its corrupted planes upon swallowing them. </text:span><text:span text:style-name="T138">It has devoured several whole planes and is working its way through the corpses, trying to reach Asfalon.</text:span></text:p>
      <text:p text:style-name="P75"/>
      <text:p text:style-name="P76">The corpses left behind by Asfalon are a mess. In some cases, unravelling shreds of planar material have come in contact to form new patchwork planes: the Seven Heavens and Nine Hells inhabited by a variety of <text:span text:style-name="T139">mortals once resident to the dead planes.</text:span></text:p>
      <text:p text:style-name="P76"><text:span text:style-name="T139">The angelic beings of the Seven Heavens primarily came from Elysium, </text:span><text:span text:style-name="T140">Bytopia,</text:span><text:span text:style-name="T139"> and the few ancient pieces of Arborea that remain.</text:span></text:p>
      <text:p text:style-name="P77">The Nine Hells are nine planar shreds primarily from The Grey Wastes of Hades, Mycelia, the Concordant Opposition, and Gahenna. <text:span text:style-name="T141">The Devils here were natives to Gahenna </text:span><text:span text:style-name="T142">before its fall.</text:span></text:p>
      <text:p text:style-name="P78"/>
      <text:p text:style-name="P61">Between these two groups are the planar shards known now as Acheron the Eternal Battlefield. Pieces of Clangor, </text:p>
      <text:p text:style-name="P61"/>
      <text:p text:style-name="P61"/>
      <text:p text:style-name="P79">What is Artifex’ strategy to defeat the Lineaments of Asfalon?</text:p>
      <text:p text:style-name="P80">Creativity wants to first kill the Nousant and stop the development of the Far Ul. <text:span text:style-name="T179">In order to do this, they Power </text:span><text:span text:style-name="T180">would set a trap for itself—threaten the Far Ul that its death would destroy their world, and they needed to be trapped. Guire and Selor pulled the moon Agash’Kelesh, a vital organ of Ehlu, from the sky and placed it on Power—unintentionally tethering him. </text:span><text:span text:style-name="T181">Through the war, the Anariima became central to the manipulation of the Far Ul. </text:span><text:span text:style-name="T182">Power, through this time, was in contact with Guire and Selor for thousands of years </text:span><text:span text:style-name="T183">and became fascinated with them. </text:span><text:span text:style-name="T184">They had fallen right into his plot, though they believed they were </text:span><text:span text:style-name="T185">the antagonizers. </text:span><text:span text:style-name="T186">In the end, Power revealed to them his plan and the truth behind it. That is why they did not stop Eres </text:span><text:soft-page-break/><text:span text:style-name="T186">from releasing Power from his tether at the proper moment—when Finiel was unstable enough to destroy it with Corilya.</text:span></text:p>
      <text:p text:style-name="P82">When he was released from the tether, Power was too weak to continue in one piece. He fractured himself into six shards, which hid across the planet after the murder of Ehlu.</text:p>
      <text:p text:style-name="P83">Guire and Selor are close with Power—though neither is indebted to the other. <text:span text:style-name="T187">For their part in his plan, Power forgave them and cleared their consciences.</text:span></text:p>
      <text:p text:style-name="P81"/>
      <text:p text:style-name="P84">So, what next? The Lineaments of Artifex are faced with the creation of the astar and the depth of the Usada. The<text:span text:style-name="T188">y lay low for a time while the shards of Power regain their strength. </text:span><text:span text:style-name="T189">The mortals are in too weak a state to aid either side.</text:span></text:p>
      <text:p text:style-name="P85">-Wait for mortals to regain their strength / end the Usada and bind Passion to the corpse of <text:span text:style-name="T190">Ehlu.</text:span></text:p>
      <text:p text:style-name="P86"><text:span text:style-name="T189">-</text:span><text:span text:style-name="T191">Asfalon believes the mortals are too volatile. With magic, they might destroy themselves. In order to preserve them, Asfalon orchestrates Apythia’s ritual. </text:span><text:span text:style-name="T192">Artifex doesn’t like this—they don’t care about the mortals in the same way as Asfalon. </text:span><text:span text:style-name="T193">To Artifex, the mortals are just tools be used—though, spend enough time with them and even Artifex would find a soft-spot for them.</text:span></text:p>
      <text:p text:style-name="P86">-<text:span text:style-name="T194">After Apythia’s ritual, Artifex is bend on the rejuvination of magic ASAP. Asfalon wants to wait and reintroduce it at the proper time.</text:span></text:p>
      <text:p text:style-name="P86">-<text:span text:style-name="T195">After the reintroduction of magic, Artifex wants to push for interplanar magic and gates, which would allow them to reintroduce their secret weapon: humanity.</text:span></text:p>
      <text:p text:style-name="P55"/>
      <text:p text:style-name="P56"/>
      <text:p text:style-name="P87">Asfalon – Victory</text:p>
      <text:p text:style-name="P87">Artifex – Creativity</text:p>
      <text:p text:style-name="P87">---Shadowfell - Shadow</text:p>
      <text:p text:style-name="P87">---Feywild – Inhumanity</text:p>
      <text:p text:style-name="P88">---Hammergrim? – Ambition</text:p>
      <text:p text:style-name="P54"><text:span text:style-name="T116">---Arborea</text:span><text:span text:style-name="T114"> – Growth</text:span></text:p>
      <text:p text:style-name="P87">---Mycelia / <text:span text:style-name="T120">Oinos</text:span> - Decay</text:p>
      <text:p text:style-name="P54"><text:span text:style-name="T122">---The Grey Waste</text:span><text:span text:style-name="T114"> – Fear</text:span></text:p>
      <text:p text:style-name="P89">---T<text:span text:style-name="T131">he Concordant Opposition</text:span> – Power</text:p>
      <text:p text:style-name="P89">---Great Spires <text:span text:style-name="T119">of Gahenna</text:span> – Folly</text:p>
      <text:p text:style-name="P54"><text:span text:style-name="T129">---</text:span><text:span text:style-name="T131">Bytopia</text:span><text:span text:style-name="T129"> - </text:span><text:span text:style-name="T130">Reason/</text:span><text:span text:style-name="T115">Wisdom</text:span></text:p>
      <text:p text:style-name="P90"><text:span text:style-name="T121">---Pandemonium / </text:span><text:span text:style-name="T123">Ysgard</text:span> / <text:span text:style-name="T127">Clangor </text:span>– Passion</text:p>
      <text:p text:style-name="P90"><text:span text:style-name="T124">---Elysium - </text:span>Grace</text:p>
      <text:p text:style-name="P88">---The Labrynth – Mystery <text:span text:style-name="T128">| Beholders</text:span></text:p>
      <text:p text:style-name="P54"><text:span text:style-name="T125">---Nirvana / </text:span><text:span text:style-name="T126">Silent Halls</text:span><text:span text:style-name="T116"> – Revelation</text:span></text:p>
      <text:p text:style-name="P9"/>
      <text:p text:style-name="P95">Millions of sentient Rings circling a central star-heart of Artifex, the rings are inhabited along the inside. The outside of each ring burns like fire, illuminating the next ring. The rings precess around the heart</text:p>
      <text:p text:style-name="P95"><text:soft-page-break/></text:p>
      <text:p text:style-name="P107">The final-life Nousant is a primary being composed of a combination of finite and infinite spacetime in the form of an entire complex universe.</text:p>
      <text:p text:style-name="P107"/>
      <text:p text:style-name="P107">Primary beings devour some “infinite” spacetime in order to accelerate a finite spacetime, allowing the evolutionary incubation of secondary beings. <text:span text:style-name="T465">But the “universe” of planets, galaxies, etc, is a very “Asfalon” thing. The other planes are by no means bound by this model. Their “infinities” can be very very different. </text:span><text:span text:style-name="T466">What influences the shape of the finite? The Nousants are practically whole hemispheres of a planet. Why?</text:span></text:p>
      <text:p text:style-name="P107">-<text:span text:style-name="T467">Primary beings from the same neighborhood tend to form secondary beings that are similar – and also generally <text:s/>have “matter” and Earth-like character (trees, mountains, volcanoes, fire pits, etc).</text:span></text:p>
      <text:p text:style-name="P123">A plane’s Lineament influences the general feel and appearance of a primary being and the direction of its evolution through time. The more Lineaments a plane has, the more complex the plane’s primary and secondary beings are. So, the final-life Nousant was much more complex than Nousants were before Asfalon went on its conquering spree. This also implies that, while a plane might keep the same primary beings with each conquest, they change significantly with each Lineament they devour.</text:p>
      <text:p text:style-name="P161"><text:span text:style-name="T196">So: a hemisphere bowl with a whole universe inside is much more complicated than early Nousants. </text:span><text:span text:style-name="T386">At its inception, Asfalon’s Nousants were beings for whom victory and success meant everything.</text:span></text:p>
      <text:p text:style-name="P107"/>
      <text:p text:style-name="P108">Normal “dimensions” of a plane: aphysical+physical. Play on these being devoured for incubation</text:p>
      <text:p text:style-name="P110">To simplify this at first, I don’t actually need to come up with living Primary beings. All primary beings EXCEPT abyssal realms are dead. So, right now, all I have to do is come up with alternate “universes” in which the early seeds of primary beings exist. Ie, for final-life Asfalon, this is a universe filled with planets, stars, galaxies, etc.</text:p>
      <text:p text:style-name="P108"/>
      <text:p text:style-name="P112"/>
      <text:p text:style-name="P99"/>
      <text:p text:style-name="P157"><text:span text:style-name="T198">Far Ul</text:span><text:span text:style-name="T371"> (Victory), </text:span><text:span text:style-name="T198">Humans</text:span><text:span text:style-name="T371"> (Creativity), </text:span><text:span text:style-name="T198">??</text:span><text:span text:style-name="T371"> </text:span><text:span text:style-name="T372">(Power)</text:span><text:span text:style-name="T371">, </text:span><text:span text:style-name="T199">Gith</text:span><text:span text:style-name="T371"> </text:span><text:span text:style-name="T372">(Revelation)</text:span><text:span text:style-name="T371">, </text:span><text:span text:style-name="T198">Beholders</text:span><text:span text:style-name="T371"> (Mystery), </text:span><text:span text:style-name="T200">Devils</text:span><text:span text:style-name="T371"> (Folly), </text:span><text:span text:style-name="T200">proto-Genasi →</text:span><text:span text:style-name="T207"> rakshasa, genasi, djinn</text:span><text:span text:style-name="T371"> (Ambition), </text:span><text:span text:style-name="T201">Slaad</text:span><text:span text:style-name="T371"> (Decay), </text:span><text:span text:style-name="T200">Daemons</text:span><text:span text:style-name="T371"> (Fear), </text:span><text:span text:style-name="T202">Beast</text:span><text:span text:style-name="T203">lings</text:span><text:span text:style-name="T373"> </text:span><text:span text:style-name="T371">(Growth), </text:span><text:span text:style-name="T198">??</text:span><text:span text:style-name="T204"> </text:span><text:span text:style-name="T205">+ Warforged</text:span><text:span text:style-name="T371"> (Passion), </text:span><text:span text:style-name="T206">Dwarves + Gnomes</text:span><text:span text:style-name="T371"> (Reason), </text:span><text:span text:style-name="T198">Angels</text:span><text:span text:style-name="T371"> (Grace), </text:span><text:span text:style-name="T198">Shades</text:span><text:span text:style-name="T371"> (Shadow), </text:span><text:span text:style-name="T198">Fey</text:span><text:span text:style-name="T371"> (Inhumanity), </text:span><text:span text:style-name="T198">Demons</text:span><text:span text:style-name="T371"> (</text:span><text:span text:style-name="T374">Infinity</text:span><text:span text:style-name="T371">).</text:span></text:p>
      <text:p text:style-name="P102"/>
      <text:p text:style-name="P157"><text:span text:style-name="T421">Silent Halls of Revelation</text:span><text:span text:style-name="T371">, Forges of Ambition, </text:span><text:span text:style-name="T421">Mycelia (Decay)</text:span><text:span text:style-name="T371">, </text:span><text:span text:style-name="T421">Passions of Clangor</text:span><text:span text:style-name="T371">, </text:span><text:span text:style-name="T421">Bytopia (Reason),</text:span><text:span text:style-name="T371"> </text:span><text:span text:style-name="T421">Wandering Stars (mystery, revelation),</text:span><text:span text:style-name="T371"> </text:span><text:span text:style-name="T421">Oinos (Fear, Decay),</text:span><text:span text:style-name="T371"> Arborea (Passion, growth), </text:span><text:span text:style-name="T422">Concordant Opposition (power)</text:span><text:span text:style-name="T378">, Gahenna (ambition, folly), </text:span><text:span text:style-name="T422">Elysium (</text:span><text:span text:style-name="T423">reason, grace</text:span><text:span text:style-name="T422">, mystery, revelation)</text:span><text:span text:style-name="T378">, Shadowfell (Shadow, fear, decay), Feywild (inhumanity, growth, passion)</text:span></text:p>
      <text:p text:style-name="P103"/>
      <text:p text:style-name="P103"><text:soft-page-break/></text:p>
      <text:p text:style-name="P103"/>
      <text:p text:style-name="P159"><text:span text:style-name="T378">T</text:span><text:span text:style-name="T379">he humans that come to inhabit Asfalon after the Gate Race had found refuge on an Unraveling shard of the Feywild just before the death of Artifex. The Shard, small compared to the greater shards of the Courts, was home to tens of thousands of humans of a myriad of cultures, races, languages, etc. They formed their own cities, fought, mourned, etc, and by the time Vanemer connects their plane to Asfalon they were a relatively homogeneous culture centered on a single astral city: the Last and First City. </text:span><text:span text:style-name="T380">The languages of the people were beginning to homogenize, but by this time there were still several human dialects. </text:span><text:span text:style-name="T381">Human languages are based on Afro-asiatic / Afro-semitic, Sino-Tibetan, and Turkic languages. </text:span><text:span text:style-name="T382">Because the humans are on an Unravelling piece of the Feywild, the bridge-injunction manifests on Asfalon as a corrupt/elemental fairy ring. </text:span><text:span text:style-name="T383">So, generally, a ring through which interplanar travel is possible (at certain times?) </text:span><text:span text:style-name="T384">The bridge-injunction with Asfalon appears as </text:span></text:p>
      <text:p text:style-name="P104"/>
      <text:p text:style-name="P159"/>
      <text:p text:style-name="P104">---</text:p>
      <text:p text:style-name="P158"><text:span text:style-name="T384">M</text:span><text:span text:style-name="T196">ore notes on Abyssal timeline:</text:span></text:p>
      <text:p text:style-name="P105">First Prince of Demons, the Pale Night, who rose after the Abyss devoured its first unknown victim: created the **Staff**, used it to reshape the Abyss into a Spine to more easily funnel demons into its realm to control them.</text:p>
      <text:p text:style-name="P105"/>
      <text:p text:style-name="P105">The Second Prince, Fraz, rose from the civil war that raged after the consumption of Mycelia and the Forges. The Second Prince stole the **Staff** from the Pale Night by using the essentia he claimed to create the **Last Word**, the gossamer sheet that cursed the Pale Night into oblivion. Fraz split his Realm from the Abyss using the **Staff**, forming the Second Pillar. The realms of the Second Pillar are almost completely disjointed from the first, only connected through a few vital bridge Realms.</text:p>
      <text:p text:style-name="P105"><text:tab/>The Last Word is a curse laid upon the Pale Night--it is her gossamer sheet that she can never be rid of. She can never feel anything, and her only purpose is to stand as the opposite of the Abyssal Staff. The Staff creates, summons, and controls. The Last Word destroys, banishes, and turns to chaos and insanity. After the Pale Night became the Last Word, she drifted away, forgotten and uncontrolled.</text:p>
      <text:p text:style-name="P105"/>
      <text:p text:style-name="P105">Fraz rules both Abyssal Pillars with his Staff.</text:p>
      <text:p text:style-name="P105">The Tenari are born as the First Pillar devours the Three-Fold Glooms. Orcus is born.</text:p>
      <text:p text:style-name="P105"/>
      <text:p text:style-name="P105">Third Civil War rages after devouring of some shards of Silent Halls and Wandering Stars. Fraz is forced to split power as a Third Prince, Orcus, rises and creates his Wand. Orcus branches the Abyss and creates the Third Pillar, connected by bridge Realms to the other two. Fraz begins the corruption of Artifex, the elimination of his demonic rivals, and the downfall of all planes, the "Conquest of Heaven".</text:p>
      <text:p text:style-name="P105"><text:soft-page-break/></text:p>
      <text:p text:style-name="P105">Artifex and Asfalon rise, killing all other planes. History of the Last Nousant begins.</text:p>
      <text:p text:style-name="P105"/>
      <text:p text:style-name="P105">Abyss had free-range sport of the shards until Vanemer created the Astral Web.</text:p>
      <text:p text:style-name="P105"/>
      <text:p text:style-name="P105">Fourth Civil War--ongoing, one piece of essentia is held by Zariel.</text:p>
      <text:p text:style-name="P105"/>
      <text:p text:style-name="P105">Orcus seeks more power, seeking out Pale Night. She steals Orcus's soul, pulling it into the gossamer and combining with it. His body collapses, until she sends half of her own Pale Night / Orcus soul into it, such that they both control it together. She tricked him, and now Orcus resents her and wishes to be free--though he revels in the power she grants.</text:p>
      <text:p text:style-name="P105"/>
      <text:p text:style-name="P105"/>
      <text:p text:style-name="P105"/>
      <text:p text:style-name="P105"/>
      <text:p text:style-name="P105"/>
      <text:p text:style-name="P105">-<text:span text:style-name="T461">On the Elder Evils, the Wandering Stars</text:span></text:p>
      <text:p text:style-name="P106">The Wandering Stars were the plane of Mystery and Revelation, that which gave unto the Planescape aberrations. The Wandering Stars are somewhat unlike the other planes in the neighborhood—it mortals are not always humanoid. After the Wandering Stars were destroyed by Arcadia, a few of the primary beings – the Elder Evils – survived. They continue to move throughout the Planescape, their injunctions being uniquely regional. They affect a sweeping expanse of a plane that they injunct with, though often they only appear to those with susceptible minds. Wandering Stars are akin to the Feywild Courts, corpses slowly decaying into the Unraveling.</text:p>
      <text:p text:style-name="P106"/>
      <text:p text:style-name="P160"><text:span text:style-name="T196">Currently, numerous Wandering Stars injunct with Fey Courts, Astral Bridges, the Heavens, Hells, Shadowfell, even the Abyss. </text:span><text:span text:style-name="T385">Notably, several injunct with the Fey Court of Bleakwood.</text:span></text:p>
      <text:p text:style-name="P105"/>
      <text:p text:style-name="P62">Revelation vs Mystery, Mystery wins → Wandering Stars</text:p>
      <text:p text:style-name="P62"><text:tab/><text:span text:style-name="T427">Shards of Silent Halls left</text:span></text:p>
      <text:p text:style-name="P62">Ambition vs Folly, Folly wins → Gahenna</text:p>
      <text:p text:style-name="P62"><text:tab/><text:span text:style-name="T427">Shards of the Forges left</text:span></text:p>
      <text:p text:style-name="P64">Decay vs Fear, Fear wins → Oinos</text:p>
      <text:p text:style-name="P64"><text:tab/><text:span text:style-name="T427">Shards of Mycelia remain</text:span></text:p>
      <text:p text:style-name="P62">Passion vs Growth, Growth wins → Arborea</text:p>
      <text:p text:style-name="P62"><text:tab/><text:span text:style-name="T427">Shards of Clangor left</text:span></text:p>
      <text:p text:style-name="P62">Reason vs Grace, Grace wins → Arcadia</text:p>
      <text:p text:style-name="P62"><text:tab/><text:span text:style-name="T427">Shards of Bytopia left</text:span></text:p>
      <text:p text:style-name="P162"><text:span text:style-name="T375">Arcadia vs. Wandering Stars, Arcadia wins → Elysium (</text:span><text:span text:style-name="T376">reason, grace</text:span><text:span text:style-name="T375">, </text:span><text:span text:style-name="T377">mystery, revelation</text:span><text:span text:style-name="T375">)</text:span></text:p>
      <text:p text:style-name="P62"><text:tab/><text:span text:style-name="T427">Shards of Wandering Stars left</text:span></text:p>
      <text:p text:style-name="P66"><text:soft-page-break/>Oinos + shards of Revelation + shards of Wandering Stars → The Grey Wastes</text:p>
      <text:p text:style-name="P68">Shadow + Shards of Revelation → early Realm of Shadow</text:p>
      <text:p text:style-name="P68"/>
      <text:p text:style-name="P68">Grey Wastes of Hades and Gahenna war against Arborea and Elysium, Grey Wastes end up weakened, as well as Arborea</text:p>
      <text:p text:style-name="P68"/>
      <text:p text:style-name="P68">early Realm of Shadow vs the Grey Wastes, Shadow wins → Shadowfell <text:span text:style-name="T143">(Shadow, Fear, Decay)</text:span></text:p>
      <text:p text:style-name="P68"><text:tab/><text:span text:style-name="T427">Shards of the Grey Wastes left </text:span><text:span text:style-name="T428">(new shards are Oinos)</text:span></text:p>
      <text:p text:style-name="P68">Inhumanity (beastlands) vs Arborea, <text:span text:style-name="T143">Inhumanity wins → Feywilds (Inhumanity, Growth, Passion)</text:span></text:p>
      <text:p text:style-name="P68"><text:tab/><text:span text:style-name="T429">Shards of Arborea left</text:span></text:p>
      <text:p text:style-name="P70">The Abyss begins swallowing shards of Mycelia + the Grey Wastes</text:p>
      <text:p text:style-name="P72">Power vs Creativity, Creativity wins → early Artifex</text:p>
      <text:p text:style-name="P72"><text:tab/><text:span text:style-name="T429">Shards of Power left</text:span></text:p>
      <text:p text:style-name="P72">Victory, early Artifex team up to defeat Gahenna, Shadowfell, Elysium, Feywild</text:p>
      <text:p text:style-name="P72"><text:tab/><text:span text:style-name="T144">S</text:span><text:span text:style-name="T429">hards of Gahenna, Elysium, Shadowfell, Feywild</text:span></text:p>
      <text:p text:style-name="P72">Asfalon vs Artifex, Asfalon wins → modern Asfalon</text:p>
      <text:p text:style-name="P72"/>
      <text:p text:style-name="P56"/>
      <text:p text:style-name="P56"><text:span text:style-name="T430">Far Ul</text:span><text:span text:style-name="T145"> (Victory), </text:span><text:span text:style-name="T430">Humans</text:span><text:span text:style-name="T145"> (Creativity), </text:span><text:span text:style-name="T430">??</text:span><text:span text:style-name="T145"> </text:span><text:span text:style-name="T462">(Power)</text:span><text:span text:style-name="T145">, </text:span><text:span text:style-name="T431">Gith</text:span><text:span text:style-name="T145"> </text:span><text:span text:style-name="T462">(Revelation)</text:span><text:span text:style-name="T145">, </text:span><text:span text:style-name="T430">Beholders</text:span><text:span text:style-name="T145"> (Mystery), </text:span><text:span text:style-name="T432">Devils</text:span><text:span text:style-name="T145"> (Folly), </text:span><text:span text:style-name="T432">proto-Genasi</text:span><text:span text:style-name="T145"> (Ambition), </text:span><text:span text:style-name="T433">Slaad</text:span><text:span text:style-name="T145"> (Decay), </text:span><text:span text:style-name="T432">Daemons</text:span><text:span text:style-name="T145"> (Fear), </text:span><text:span text:style-name="T434">Beast</text:span><text:span text:style-name="T435">lings</text:span><text:span text:style-name="T463"> </text:span><text:span text:style-name="T145">(Growth), </text:span><text:span text:style-name="T430">??</text:span><text:span text:style-name="T436"> </text:span><text:span text:style-name="T437">+ Warforged</text:span><text:span text:style-name="T145"> (Passion), </text:span><text:span text:style-name="T438">Dwarves + Gnomes</text:span><text:span text:style-name="T145"> (Reason), </text:span><text:span text:style-name="T430">Angels</text:span><text:span text:style-name="T145"> (Grace), </text:span><text:span text:style-name="T430">Shades</text:span><text:span text:style-name="T145"> (Shadow), </text:span><text:span text:style-name="T430">Fey</text:span><text:span text:style-name="T145"> (Inhumanity), </text:span><text:span text:style-name="T430">Demons</text:span><text:span text:style-name="T145"> (</text:span><text:span text:style-name="T464">Infinity</text:span><text:span text:style-name="T145">).</text:span></text:p>
      <text:p text:style-name="P124"/>
      <text:p text:style-name="P125">Revelation + Fear + Mystery = Far Realm</text:p>
      <text:p text:style-name="P125">Revelation + Mystery = Wandering Stars</text:p>
      <text:p text:style-name="P124"/>
      <text:p text:style-name="P126">Normal playables, celestials, hellspawn, dragons, aberrations, fey, giants</text:p>
      <text:p text:style-name="P165"><text:span text:style-name="T196"><text:line-break/></text:span><text:span text:style-name="T391">Victory: shapeshifters/</text:span><text:span text:style-name="T396">dragons</text:span><text:span text:style-name="T196"><text:line-break/>Creativity: humans<text:line-break/>Power: the Lady of Pain<text:line-break/>Revelation: </text:span><text:span text:style-name="T392">aboleths (importance of past and memory)</text:span><text:span text:style-name="T196"><text:line-break/>Mystery: </text:span><text:span text:style-name="T392">beholders (dreaming reproduction)</text:span><text:span text:style-name="T196"><text:line-break/>Folly:</text:span><text:span text:style-name="T391"> </text:span><text:span text:style-name="T395">Fey </text:span><text:span text:style-name="T396">+ </text:span><text:span text:style-name="T391">Goblinoids</text:span><text:span text:style-name="T196"><text:line-break/>Ambition/</text:span><text:span text:style-name="T395">Wish</text:span><text:span text:style-name="T196">: </text:span><text:span text:style-name="T394">Zodar</text:span><text:span text:style-name="T196"><text:line-break/>Decay: </text:span><text:span text:style-name="T391">slaad</text:span><text:span text:style-name="T196"><text:line-break/>Fear: </text:span><text:span text:style-name="T398">warforged</text:span><text:span text:style-name="T196"><text:line-break/>Growth:</text:span><text:span text:style-name="T391"> </text:span><text:span text:style-name="T393">giants</text:span><text:span text:style-name="T196"><text:line-break/>Passion: </text:span><text:span text:style-name="T395">Gnomes +</text:span><text:span text:style-name="T391">Dwarves + Halflings </text:span><text:span text:style-name="T396">Small Folk</text:span><text:span text:style-name="T196"><text:line-break/>Reason: </text:span><text:span text:style-name="T397">mind flayers</text:span><text:span text:style-name="T196"><text:line-break/></text:span><text:soft-page-break/><text:span text:style-name="T196">Grace: </text:span><text:span text:style-name="T396">Celestials</text:span><text:span text:style-name="T196"><text:line-break/>Shadow: devils </text:span><text:span text:style-name="T397">+ </text:span><text:span text:style-name="T391">daemons</text:span><text:span text:style-name="T196"><text:line-break/>Inhumanity: </text:span><text:span text:style-name="T391">beast folk + plant folk </text:span><text:span text:style-name="T397">+ bug folk</text:span><text:span text:style-name="T196"><text:line-break/>Infinity: Demons<text:line-break/><text:line-break/>Primary Races I want to include: beholders, mind flayers, </text:span><text:span text:style-name="T391">aboleths, </text:span><text:span text:style-name="T424">devils, daemons</text:span><text:span text:style-name="T196">, </text:span><text:span text:style-name="T420">genasi</text:span><text:span text:style-name="T196">, </text:span><text:span text:style-name="T420">slaad</text:span><text:span text:style-name="T196">, myconids, warforged,</text:span><text:span text:style-name="T420"> dwarves, gnomes, halflings, angels</text:span><text:span text:style-name="T196">, </text:span><text:span text:style-name="T420">fey</text:span><text:span text:style-name="T196">, aasimar, eladrin, </text:span><text:span text:style-name="T420">bugbear, goblins</text:span><text:span text:style-name="T196">, centaurs, orcs, </text:span><text:span text:style-name="T420">dragons</text:span><text:span text:style-name="T196">, giants, </text:span><text:span text:style-name="T420">bird folk, lizardfolk + salamen, yuan-ti, cat folk</text:span><text:span text:style-name="T196">, thri-kreen, harsaaf, </text:span><text:span text:style-name="T420">plant folk</text:span><text:span text:style-name="T196"><text:line-break/>Placed: humans<text:line-break/><text:line-break/>Secondary race: </text:span><text:span text:style-name="T391">gith are humans corrupted by mind flayers, similar to kalashtars – psionic humans</text:span></text:p>
      <text:p text:style-name="P167"><text:span text:style-name="T391">How does this happen? Unique property of Mystery – can take and enslave Primary beings?</text:span><text:span text:style-name="T196"><text:line-break/><text:line-break/>Far Ul (Victory), Humans (Creativity), ?? (Power), Gith (Revelation), Beholders (Mystery), Devils (Folly), proto-Genasi (Ambition), Slaad (Decay), Daemons (Fear), Beastlings (Growth), ?? + Warforged (Passion), Dwarves + Gnomes (Reason), Angels (Grace), Shades (Shadow), Fey (Inhumanity), Demons (Infinity).<text:line-break/></text:span></text:p>
      <text:p text:style-name="P128">Master list:</text:p>
      <text:p text:style-name="P128">Victory</text:p>
      <text:p text:style-name="P128">Shadow</text:p>
      <text:p text:style-name="P128">Inhumanity</text:p>
      <text:p text:style-name="P128">Ambition</text:p>
      <text:p text:style-name="P128">Growth</text:p>
      <text:p text:style-name="P128">Decay</text:p>
      <text:p text:style-name="P128">Fear</text:p>
      <text:p text:style-name="P128">Power</text:p>
      <text:p text:style-name="P128">Folly</text:p>
      <text:p text:style-name="P128">Reason</text:p>
      <text:p text:style-name="P128">Passion</text:p>
      <text:p text:style-name="P128">Grace</text:p>
      <text:p text:style-name="P128">Mystery</text:p>
      <text:p text:style-name="P128">Revelation</text:p>
      <text:p text:style-name="P128">Creativity</text:p>
      <text:p text:style-name="P5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Line94414220460592">
          <table:table-cell table:style-name="Table1.A1" office:value-type="string">
            <text:p text:style-name="P174">Victory</text:p>
          </table:table-cell>
          <table:table-cell table:style-name="Table1.A1" office:value-type="string">
            <text:p text:style-name="P177">Asfalon</text:p>
          </table:table-cell>
          <table:table-cell table:style-name="Table1.A1" office:value-type="string">
            <text:p text:style-name="P181"/>
          </table:table-cell>
          <table:table-cell table:style-name="Table1.A1" office:value-type="string">
            <text:p text:style-name="P181"/>
          </table:table-cell>
          <table:table-cell table:style-name="Table1.A1" office:value-type="string">
            <text:p text:style-name="P181"/>
          </table:table-cell>
          <table:table-cell table:style-name="Table1.A1" office:value-type="string">
            <text:p text:style-name="P181"/>
          </table:table-cell>
        </table:table-row>
        <table:table-row table:style-name="TableLine94414220302192">
          <table:table-cell table:style-name="Table1.A1" office:value-type="string">
            <text:p text:style-name="P174">Creativity</text:p>
          </table:table-cell>
          <table:table-cell table:style-name="Table1.A1" office:value-type="string">
            <text:p text:style-name="P177">Artifex</text:p>
          </table:table-cell>
          <table:table-cell table:style-name="Table1.A1" office:value-type="string">
            <text:p text:style-name="P177">Asfalon</text:p>
          </table:table-cell>
          <table:table-cell table:style-name="Table1.A1" office:value-type="string">
            <text:p text:style-name="P181"/>
          </table:table-cell>
          <table:table-cell table:style-name="Table1.A1" office:value-type="string">
            <text:p text:style-name="P181"/>
          </table:table-cell>
          <table:table-cell table:style-name="Table1.A1" office:value-type="string">
            <text:p text:style-name="P181"/>
          </table:table-cell>
        </table:table-row>
        <table:table-row table:style-name="TableLine94414220305392">
          <table:table-cell table:style-name="Table1.A1" office:value-type="string">
            <text:p text:style-name="P174">Shadow</text:p>
          </table:table-cell>
          <table:table-cell table:style-name="Table1.A1" office:value-type="string">
            <text:p text:style-name="P178">Mabar</text:p>
          </table:table-cell>
          <table:table-cell table:style-name="Table1.A1" office:value-type="string">
            <text:p text:style-name="P175">Shadowfell</text:p>
          </table:table-cell>
          <table:table-cell table:style-name="Table1.A1" office:value-type="string">
            <text:p text:style-name="P177">A<text:span text:style-name="T176">rtifex</text:span></text:p>
          </table:table-cell>
          <table:table-cell table:style-name="Table1.A1" office:value-type="string">
            <text:p text:style-name="P179">Asfalon</text:p>
          </table:table-cell>
          <table:table-cell table:style-name="Table1.A1" office:value-type="string">
            <text:p text:style-name="P181"/>
          </table:table-cell>
        </table:table-row>
        <table:table-row table:style-name="TableLine94414220308752">
          <table:table-cell table:style-name="Table1.A1" office:value-type="string">
            <text:p text:style-name="P174">Inhumani<text:soft-page-break/>ty</text:p>
          </table:table-cell>
          <table:table-cell table:style-name="Table1.A1" office:value-type="string">
            <text:p text:style-name="P177">Beastlands</text:p>
          </table:table-cell>
          <table:table-cell table:style-name="Table1.A1" office:value-type="string">
            <text:p text:style-name="P177">Arborea</text:p>
          </table:table-cell>
          <table:table-cell table:style-name="Table1.A1" office:value-type="string">
            <text:p text:style-name="P174">Feywilds</text:p>
          </table:table-cell>
          <table:table-cell table:style-name="Table1.A1" office:value-type="string">
            <text:p text:style-name="P177">Asfalon</text:p>
          </table:table-cell>
          <table:table-cell table:style-name="Table1.A1" office:value-type="string">
            <text:p text:style-name="P177"/>
          </table:table-cell>
        </table:table-row>
        <table:table-row table:style-name="TableLine94414220314304">
          <table:table-cell table:style-name="Table1.A1" office:value-type="string">
            <text:p text:style-name="P174">Ambition</text:p>
          </table:table-cell>
          <table:table-cell table:style-name="Table1.A1" office:value-type="string">
            <text:p text:style-name="P177">Avernus</text:p>
          </table:table-cell>
          <table:table-cell table:style-name="Table1.A1" office:value-type="string">
            <text:p text:style-name="P174">Gahenna</text:p>
          </table:table-cell>
          <table:table-cell table:style-name="Table1.A1" office:value-type="string">
            <text:p text:style-name="P177">A<text:span text:style-name="T176">rtifex</text:span></text:p>
          </table:table-cell>
          <table:table-cell table:style-name="Table1.A1" office:value-type="string">
            <text:p text:style-name="P179">Asfalon</text:p>
          </table:table-cell>
          <table:table-cell table:style-name="Table1.A1" office:value-type="string">
            <text:p text:style-name="P181"/>
          </table:table-cell>
        </table:table-row>
        <table:table-row table:style-name="TableLine94414220319072">
          <table:table-cell table:style-name="Table1.A1" office:value-type="string">
            <text:p text:style-name="P174">Growth</text:p>
          </table:table-cell>
          <table:table-cell table:style-name="Table1.A1" office:value-type="string">
            <text:p text:style-name="P178">Deep Wilds</text:p>
          </table:table-cell>
          <table:table-cell table:style-name="Table1.A1" office:value-type="string">
            <text:p text:style-name="P174">Arborea</text:p>
          </table:table-cell>
          <table:table-cell table:style-name="Table1.A1" office:value-type="string">
            <text:p text:style-name="P174">Feywilds</text:p>
          </table:table-cell>
          <table:table-cell table:style-name="Table1.A1" office:value-type="string">
            <text:p text:style-name="P177">A<text:span text:style-name="T176">rtifex</text:span></text:p>
          </table:table-cell>
          <table:table-cell table:style-name="Table1.A1" office:value-type="string">
            <text:p text:style-name="P179">Asfalon</text:p>
          </table:table-cell>
        </table:table-row>
        <table:table-row table:style-name="TableLine94414220323984">
          <table:table-cell table:style-name="Table1.A1" office:value-type="string">
            <text:p text:style-name="P174">Decay</text:p>
          </table:table-cell>
          <table:table-cell table:style-name="Table1.A1" office:value-type="string">
            <text:p text:style-name="P177">Mycelia</text:p>
          </table:table-cell>
          <table:table-cell table:style-name="Table1.A1" office:value-type="string">
            <text:p text:style-name="P174">Grey Wastes</text:p>
          </table:table-cell>
          <table:table-cell table:style-name="Table1.A1" office:value-type="string">
            <text:p text:style-name="P174">Shadowfell</text:p>
          </table:table-cell>
          <table:table-cell table:style-name="Table1.A1" office:value-type="string">
            <text:p text:style-name="P177">Asfalon</text:p>
          </table:table-cell>
          <table:table-cell table:style-name="Table1.A1" office:value-type="string">
            <text:p text:style-name="P177"/>
          </table:table-cell>
        </table:table-row>
        <table:table-row table:style-name="TableLine94414220383184">
          <table:table-cell table:style-name="Table1.A1" office:value-type="string">
            <text:p text:style-name="P174">Fear</text:p>
          </table:table-cell>
          <table:table-cell table:style-name="Table1.A1" office:value-type="string">
            <text:p text:style-name="P181">?</text:p>
          </table:table-cell>
          <table:table-cell table:style-name="Table1.A1" office:value-type="string">
            <text:p text:style-name="P174">Grey Wastes</text:p>
          </table:table-cell>
          <table:table-cell table:style-name="Table1.A1" office:value-type="string">
            <text:p text:style-name="P174">Shadowfell</text:p>
          </table:table-cell>
          <table:table-cell table:style-name="Table1.A1" office:value-type="string">
            <text:p text:style-name="P177">A<text:span text:style-name="T176">rtifex</text:span></text:p>
          </table:table-cell>
          <table:table-cell table:style-name="Table1.A1" office:value-type="string">
            <text:p text:style-name="P179">Asfalon</text:p>
          </table:table-cell>
        </table:table-row>
        <table:table-row table:style-name="TableLine94414220358960">
          <table:table-cell table:style-name="Table1.A1" office:value-type="string">
            <text:p text:style-name="P174">Power</text:p>
          </table:table-cell>
          <table:table-cell table:style-name="Table1.A1" office:value-type="string">
            <text:p text:style-name="P174">Concordant Opposition</text:p>
          </table:table-cell>
          <table:table-cell table:style-name="Table1.A1" office:value-type="string">
            <text:p text:style-name="P177">Artifex</text:p>
          </table:table-cell>
          <table:table-cell table:style-name="Table1.A1" office:value-type="string">
            <text:p text:style-name="P177">Asfalon</text:p>
          </table:table-cell>
          <table:table-cell table:style-name="Table1.A1" office:value-type="string">
            <text:p text:style-name="P181"/>
          </table:table-cell>
          <table:table-cell table:style-name="Table1.A1" office:value-type="string">
            <text:p text:style-name="P181"/>
          </table:table-cell>
        </table:table-row>
        <table:table-row table:style-name="TableLine94414220381904">
          <table:table-cell table:style-name="Table1.A1" office:value-type="string">
            <text:p text:style-name="P174">Folly</text:p>
          </table:table-cell>
          <table:table-cell table:style-name="Table1.A1" office:value-type="string">
            <text:p text:style-name="P180">Khalas</text:p>
          </table:table-cell>
          <table:table-cell table:style-name="Table1.A1" office:value-type="string">
            <text:p text:style-name="P174">Gahenna</text:p>
          </table:table-cell>
          <table:table-cell table:style-name="Table1.A1" office:value-type="string">
            <text:p text:style-name="P177">Asfalon</text:p>
          </table:table-cell>
          <table:table-cell table:style-name="Table1.A1" office:value-type="string">
            <text:p text:style-name="P181"/>
          </table:table-cell>
          <table:table-cell table:style-name="Table1.A1" office:value-type="string">
            <text:p text:style-name="P181"/>
          </table:table-cell>
        </table:table-row>
        <table:table-row table:style-name="TableLine94414220333184">
          <table:table-cell table:style-name="Table1.A1" office:value-type="string">
            <text:p text:style-name="P174">Reason</text:p>
          </table:table-cell>
          <table:table-cell table:style-name="Table1.A1" office:value-type="string">
            <text:p text:style-name="P177">Bytopia</text:p>
          </table:table-cell>
          <table:table-cell table:style-name="Table1.A1" office:value-type="string">
            <text:p text:style-name="P177">Arcadia</text:p>
          </table:table-cell>
          <table:table-cell table:style-name="Table1.A1" office:value-type="string">
            <text:p text:style-name="P174">Elysium</text:p>
          </table:table-cell>
          <table:table-cell table:style-name="Table1.A1" office:value-type="string">
            <text:p text:style-name="P179">Artifex</text:p>
          </table:table-cell>
          <table:table-cell table:style-name="Table1.A1" office:value-type="string">
            <text:p text:style-name="P179">Asfalon</text:p>
          </table:table-cell>
        </table:table-row>
        <table:table-row table:style-name="TableLine94414220370400">
          <table:table-cell table:style-name="Table1.A1" office:value-type="string">
            <text:p text:style-name="P174">Passion</text:p>
          </table:table-cell>
          <table:table-cell table:style-name="Table1.A1" office:value-type="string">
            <text:p text:style-name="P177">Clangor</text:p>
          </table:table-cell>
          <table:table-cell table:style-name="Table1.A1" office:value-type="string">
            <text:p text:style-name="P174">Arborea</text:p>
          </table:table-cell>
          <table:table-cell table:style-name="Table1.A1" office:value-type="string">
            <text:p text:style-name="P174">Feywild</text:p>
          </table:table-cell>
          <table:table-cell table:style-name="Table1.A1" office:value-type="string">
            <text:p text:style-name="P177">Asfalon</text:p>
          </table:table-cell>
          <table:table-cell table:style-name="Table1.A1" office:value-type="string">
            <text:p text:style-name="P181"/>
          </table:table-cell>
        </table:table-row>
        <table:table-row table:style-name="TableLine94414220378928">
          <table:table-cell table:style-name="Table1.A1" office:value-type="string">
            <text:p text:style-name="P174">Grace</text:p>
          </table:table-cell>
          <table:table-cell table:style-name="Table1.A1" office:value-type="string">
            <text:p text:style-name="P177">?</text:p>
          </table:table-cell>
          <table:table-cell table:style-name="Table1.A1" office:value-type="string">
            <text:p text:style-name="P177">Arcadia</text:p>
          </table:table-cell>
          <table:table-cell table:style-name="Table1.A1" office:value-type="string">
            <text:p text:style-name="P174">Elysium</text:p>
          </table:table-cell>
          <table:table-cell table:style-name="Table1.A1" office:value-type="string">
            <text:p text:style-name="P177">Asfalon</text:p>
          </table:table-cell>
          <table:table-cell table:style-name="Table1.A1" office:value-type="string">
            <text:p text:style-name="P181"/>
          </table:table-cell>
        </table:table-row>
        <table:table-row table:style-name="TableLine94414220373280">
          <table:table-cell table:style-name="Table1.A1" office:value-type="string">
            <text:p text:style-name="P174">Mystery</text:p>
          </table:table-cell>
          <table:table-cell table:style-name="Table1.A1" office:value-type="string">
            <text:p text:style-name="P176">Wandering Stars</text:p>
          </table:table-cell>
          <table:table-cell table:style-name="Table1.A1" office:value-type="string">
            <text:p text:style-name="P176">Wandering Stars</text:p>
          </table:table-cell>
          <table:table-cell table:style-name="Table1.A1" office:value-type="string">
            <text:p text:style-name="P174">Elysium</text:p>
          </table:table-cell>
          <table:table-cell table:style-name="Table1.A1" office:value-type="string">
            <text:p text:style-name="P177">Asfalon</text:p>
          </table:table-cell>
          <table:table-cell table:style-name="Table1.A1" office:value-type="string">
            <text:p text:style-name="P181"/>
          </table:table-cell>
        </table:table-row>
        <table:table-row table:style-name="TableLine94414220334176">
          <table:table-cell table:style-name="Table1.A1" office:value-type="string">
            <text:p text:style-name="P174">Revelation</text:p>
          </table:table-cell>
          <table:table-cell table:style-name="Table1.A1" office:value-type="string">
            <text:p text:style-name="P174">Silent Halls</text:p>
          </table:table-cell>
          <table:table-cell table:style-name="Table1.A1" office:value-type="string">
            <text:p text:style-name="P176">Wandering Stars</text:p>
          </table:table-cell>
          <table:table-cell table:style-name="Table1.A1" office:value-type="string">
            <text:p text:style-name="P174">Elysium</text:p>
          </table:table-cell>
          <table:table-cell table:style-name="Table1.A1" office:value-type="string">
            <text:p text:style-name="P177">Asfalon</text:p>
          </table:table-cell>
          <table:table-cell table:style-name="Table1.A1" office:value-type="string">
            <text:p text:style-name="P181"/>
          </table:table-cell>
        </table:table-row>
      </table:table>
      <text:p text:style-name="P132"/>
      <text:p text:style-name="P131"/>
      <text:p text:style-name="P56"/>
      <text:p text:style-name="P111">Universe ideas:</text:p>
      <text:p text:style-name="P111"/>
      <text:p text:style-name="P114">A world of mist where the “infinite” is the past, which is relived through the fog. Ghostly pools dot the land, leaking this infinite past. They are views into history and alternate times, and used as guiding forces for those living in the mists of the plane. This place is suffused with the whispers of these pools.</text:p>
      <text:p text:style-name="P114"><text:tab/>When this world is killed, it spills the fluid of these alternate times and infinite histories.</text:p>
      <text:p text:style-name="P114"/>
      <text:p text:style-name="P51">Mystery: <text:span text:style-name="T470">dreamworld</text:span></text:p>
      <text:p text:style-name="P111">A universe of twisting experience (think like a dream) in which you often experience things that you do not or can not remember. Ie, sleeping beauty paradox x Dreamtime</text:p>
      <text:p text:style-name="P114">A universe <text:span text:style-name="T468">where reality is layered in hidden and secret dimensions and unknown forces. Simply turning or looking different directions can push you into weird dimensions and places.</text:span></text:p>
      <text:p text:style-name="P111">Set within the mystery-space are irregularly shaped pockets of stability in which experience is more solid. What this experience is like, however, is entirely dependent on the being in it. Visitors often see dream-like echoes of their own experiences.</text:p>
      <text:p text:style-name="P111">-<text:span text:style-name="T492">The beings of Mystery are recursive, and it doesn’t stop with Primary and Secondary. The pockets of stability found within the plane of Mystery are not always places – but things as well. Dreams, not quite sentient. The Primary beings are the next step. Dreams made manifest, that themselves dream their secondary beings into existence. </text:span><text:soft-page-break/><text:span text:style-name="T492">The secondary beings too dream more things into existence, and so forth, until even the smallest things living there are dreaming.</text:span></text:p>
      <text:p text:style-name="P114"/>
      <text:p text:style-name="P164"><text:span text:style-name="T387">Victory</text:span><text:span text:style-name="T388">: </text:span><text:span text:style-name="T390">Material world</text:span></text:p>
      <text:p text:style-name="P163"><text:span text:style-name="T388">A </text:span><text:span text:style-name="T196">universe of spheres suspended in space, with physical laws like we know them. On each sphere, dynamic and ever changing landscapes battle and challenge those living on them.</text:span><text:span text:style-name="T389">s</text:span></text:p>
      <text:p text:style-name="P115">Collapsed into the Nousant bowl</text:p>
      <text:p text:style-name="P116"/>
      <text:p text:style-name="P52">Shadow: <text:span text:style-name="T470">Eclipseworld</text:span></text:p>
      <text:p text:style-name="P111">Universe of pure white light created by an infinite number of white glass-like stars; around these stars are worlds/bands orbited by many glassy moons that constantly eclipse some part of the world to the light beyond. The light is dangerous, and life can only exist in the shadows. Moons have different properties that give different effects on the land they eclipse.</text:p>
      <text:p text:style-name="P116"/>
      <text:p text:style-name="P52">Inhumanity: <text:span text:style-name="T470">The Spiral, Stonevoid world</text:span></text:p>
      <text:p text:style-name="P111">A plane of stone with intermittent mini-planet sized hollows connected by tunnels akin to The Spiral.</text:p>
      <text:p text:style-name="P173">Light doesn't illuminate in this cosmos - it obfuscates. Photons carry properties of confusion and disorientation. The more brightly lit an area is, the less comprehensible it becomes, leading to a universe where darkness is the closest thing to comfort.</text:p>
      <text:p text:style-name="P116"/>
      <text:p text:style-name="P52">Ambition/<text:span text:style-name="T469">Wish</text:span>: <text:span text:style-name="T470">Worldlines, Storylines, ruled by the Watchers+Emanations+Seraphim</text:span></text:p>
      <text:p text:style-name="P111">A universe through which beings capable of wishing develop… A universe where the spacetime is fundamentally alterable, where strings of reality float through the air. Story-lines. Story-lines, like threads, cross the dark infinite sky like rainbow roads. Akin to the Abyss, possibly most closely related to the Abyss; each Story-line births a single being: a Zodar, capable of weaving that Story-line perfectly.</text:p>
      <text:p text:style-name="P111">a universe of desire, longing, hope, of something always on the brink of attainable.</text:p>
      <text:p text:style-name="P111">The people: Zodar; wish-giving people bound to objects.</text:p>
      <text:p text:style-name="P116"/>
      <text:p text:style-name="P52">Growth: <text:span text:style-name="T470">minecraftian generating world</text:span></text:p>
      <text:p text:style-name="P111">A “minecraftian” universe—one of infinite spontaneous generation and expansion, in which the world is generated as you travel according to the whims of the plane. The universe is never ending matter bounded above only by unpiercable haze and diffuse light and dark. Sometimes moons seem to pass through the haze.</text:p>
      <text:p text:style-name="P116"/>
      <text:p text:style-name="P52">Decay: <text:span text:style-name="T470">Limbo</text:span></text:p>
      <text:p text:style-name="P111">A universe that seemed always on the brink of Unravelling due to the influence of its Lineament, one where the laws were breaking down and nothing remained for long. Space <text:soft-page-break/>and time decay, as do the boundaries of the physical and aphysical. Concepts decay over time—thus nothing is ever quite stagnant. This universe is one where the bastions of worlds, </text:p>
      <text:p text:style-name="P115"/>
      <text:p text:style-name="P122"><text:span text:style-name="T427">Creativity: </text:span><text:span text:style-name="T439">Mentally maleable, light causes phenomena</text:span><text:line-break/>Space-time in this realm isn't a uniform continuum but a malleable medium, responsive to creative intent. It stretches, folds, and reshapes itself, forming pockets of unique physical laws and impossible geometries. Cause and effect are more like artistic choices than immutable sequences, allowing for delightful paradoxes and unexpected outcomes.<text:line-break/>Light in this universe doesn't just illuminate - it inspires. Photons carry not only energy but creative potential, causing spontaneous bursts of color, shape, and even sound as they interact with matter.<text:line-break/><text:line-break/>swirling clouds of pure creative energy that birth new concepts, life forms, and even physical laws. These nebulae pulse with inspiration, sending out waves of creative force that stimulate evolution and change throughout the plane.<text:line-break/><text:line-break/><text:span text:style-name="T427">Decay: Limbo</text:span><text:line-break/>Light in this universe doesn't propagate steadily but decays as it travels, its wavelength stretching and fragmenting. As a result, distant objects appear not just red-shifted, but fractured and ghostly, their images breaking apart and reconstituting in haunting patterns.<text:line-break/>Instead of stars, this cosmos is illuminated by vast Entropy Engines - swirling maelstroms of decaying energy that draw in matter and break it down to its most basic components before expelling it in new forms. These engines are the source of all change and evolution in this plane.<text:line-break/>The inhabitants of this realm are entities of perpetual change, their consciousness a flowing stream of dissolving and reforming thoughts. They don't communicate through language but through the exchange and integration of decaying mental structures, sharing experiences by allowing their minds to partially dissolve into one another.<text:line-break/><text:line-break/><text:span text:style-name="T427">Fear: darkness with unlife things, unknowable</text:span><text:line-break/><text:span text:style-name="T472">The plane of fear is one of darkness and unknowable things. It is a place of unlife—undeath, and things that should not be. From the very fabric of the realm there are beings, not quite alive but not inanimate. They are separate from Primary beings and Secondary beings, and are actually the seeds of Primary beings. These things, great creatures or skeletons that move through the darkness, are the very epitome of fearing what you cannot understand.</text:span></text:p>
      <text:p text:style-name="P122"/>
      <text:p text:style-name="P162"><text:span text:style-name="T197">Power: concorda t opposition, lady of pain</text:span><text:span text:style-name="T196"><text:line-break/><text:line-break/></text:span><text:span text:style-name="T197">Reason: </text:span><text:span text:style-name="T208">logictime, binary world physical + aphysical</text:span><text:span text:style-name="T196"><text:line-break/></text:span><text:soft-page-break/><text:span text:style-name="T196">The Plane of Reason is a universe of perfect order and logical consistency, where the very fabric of reality is woven from pure thought and rational principles.<text:line-break/>This creates a cosmos where distance is measured not in space, but in steps of deduction.<text:line-break/>This is a strange concept -- instead of "spacetime", Reason creates "logictime". Movement is controlled by ones wisdom and intelligence, ones mental proximity and focus on certain ideas, places, or people, etc. In this way, it functions much like the traditional astral plane: travel is entirely based on your willpower to do so.<text:line-break/>The environment of this plane is geometric, fractaline, </text:span><text:span text:style-name="T399">yet at the same time non-euclidean</text:span><text:span text:style-name="T196">. The physical and aphysical realms are binarily split between day and night, which suddenly switch to demarkate the passage of time. So, by day this plane exists in the physical realm. By night the aphysical. A constant light and dark is maintained in both places.<text:line-break/><text:line-break/></text:span><text:span text:style-name="T197">Folly: </text:span><text:span text:style-name="T208">absurdity, defies logic,</text:span><text:span text:style-name="T196"><text:line-break/>The Plane of Folly is a realm of delightful absurdity and charming chaos. It defies logic and revels in the irrational, celebrating the beauty of mistakes and the wisdom of foolishness.<text:line-break/>The landscape is a patchwork of improbable terrains stitched together without rhyme or reason. Upside-down mountains float in the sky, while oceans of multicolored sand flow uphill. Gravity is more of a suggestion than a law, changing direction on a whim or simply taking a day off.<text:line-break/>Time in this plane moves in loops and spirals. Cause and effect are reversed, leading to situations where you might find the solution before encountering the problem. Visitors often find themselves chasing their own tails, literally and figuratively.<text:line-break/>The inhabitants are a motley crew of paradoxical beings. There are wise fools who speak profound nonsense, and foolish sages who confidently proclaim utter gibberish. Creatures here evolve backwards, growing younger and less adapted to their environment over time.<text:line-break/>At the heart of this plane lies the Grand Folly, a colossal structure that seems to be an amalgamation of every architectural style imaginable, haphazardly cobbled together. It constantly rearranges itself, with doors leading to unexpected places and staircases that go nowhere and everywhere at once.<text:line-break/>The plane's influence on the multiverse manifests as strokes of serendipity, moments of inspired ridiculousness, and the occasional bout of "it's so crazy it just might work" thinking. It reminds other realms that sometimes, the most profound truths can be found in the absurd, and that there's wisdom in embracing one's own foolishness.<text:line-break/><text:line-break/></text:span><text:span text:style-name="T197">Passion: </text:span><text:span text:style-name="T208">Tron meets Roshar</text:span><text:span text:style-name="T196"><text:line-break/>At the fundamental level, this universe is governed by a force of emotional resonance rather than conventional physics. Particles don't just interact; they resonate with each other in complex harmonies of attraction and repulsion, creating a cosmic dance of desire and conflict.<text:line-break/><text:line-break/></text:span><text:soft-page-break/><text:span text:style-name="T196">The space-time of this plane isn't a static backdrop but a roiling sea of potential. It surges and recedes in great tides of possibility, driven by the collective emotional energy of all beings within it. Areas of intense focus or desire create whirlpools in space-time, drawing in matter and energy.<text:line-break/><text:line-break/>The speed of light varies based on the emotional charge of the space it traverses, creating regions where time flows differently - faster in areas of excitement and anticipation, slower in realms of deep contemplation or longing.<text:line-break/><text:line-break/>Matter in the Plane of Passion isn't composed of stable atoms but of "emotional quarks" - fundamental particles that embody basic feelings. These combine in myriad ways to form more complex emotional states, which in turn coalesce into physical objects and beings. As a result, everything in this plane - from the smallest pebble to the largest celestial body - carries an intrinsic emotional charge. - Everything has a deep nexus / aphysical existance? Alveus?<text:line-break/><text:line-break/>Within the spacetime of Passion, matter is emotion condensed. You have "angerstone", "lovedust", "liquid happiness". On asteroid-like words of emotion, life evolves.<text:line-break/><text:line-break/>The emotionally charged universe revolves around life. Without it, the universe is essentially dark. Emotion within life draws tiny starlike wisps that correspond to emotions, their color and intensity shifting based on the prevailing passions of the thing they illuminate. Collections of living things can draw large emotional lights, hovering over whole realms. Some stars flare with the red of anger or love, others pulse with the deep blue of sorrow or contemplation, while others sparkle with the gold of joy and triumph.<text:line-break/><text:line-break/>At the heart of this plane lies the Crucible of Passions, a massive singularity where all emotions converge. It's a place of both creation and destruction, where new ideas and beings are born from the fusion of intense feelings, and old concepts are broken down in the face of overwhelming sentiment.<text:line-break/><text:line-break/>The plane's influence on the multiverse manifests as surges of inspiration, waves of shared emotion that sweep across realms, and moments of intense clarity born from deep feeling. It reminds other planes that the heart of existence isn't cold logic, but the burning fire of passion that drives all beings to create, destroy, love, and strive.<text:line-break/><text:line-break/></text:span><text:span text:style-name="T197">Grace: elegance in movement, </text:span><text:span text:style-name="T208">bubble auroras</text:span><text:span text:style-name="T196"><text:line-break/>Universe where gravity works differently. Instead of stars, luminous auroral bands sweep through the universe dotted with glistening iridescent planet-sized bubbles. These bubbles harbor unique and fantastic ecosystems, where metabolism is built on the synergy and beauty of the construct.<text:line-break/><text:line-break/></text:span><text:soft-page-break/><text:span text:style-name="T196">Language: body language, movement, dance<text:line-break/><text:line-break/></text:span><text:span text:style-name="T197">Revelation: </text:span><text:span text:style-name="T208">crystaline worlds, mists whispering of past and future, Taravangian world</text:span><text:span text:style-name="T196"><text:line-break/>The Plane of Revelation is not a fixed realm, but a shifting, kaleidoscopic dimension that constantly unveils new truths. Its very nature is to expose hidden knowledge and peel away layers of reality.<text:line-break/>The "geography" of this plane is ever-changing, composed of crystalline structures that grow, shatter, and reform. Each facet of these crystals contains a fragment of universal truth, but no single being can perceive them all at once.<text:line-break/>Time doesn't flow linearly here. Instead, it pulses in waves of clarity and obscurity. During moments of clarity, visitors experience flashes of profound understanding about the multiverse, themselves, or the nature of existence. These insights are often overwhelming and can drive the unprepared to madness.<text:line-break/>The inhabitants of this plane, if they can be called that, are living ideas in constant flux. They embody concepts, theories, and revelations, taking form briefly before dissolving and recombining with others. Communication here isn't through language, but through the direct transmission of thought and realization.<text:line-break/>At the heart of this plane lies the Axiom Nexus, a swirling vortex of pure information. Those who dare to approach it risk being absorbed into the flow of cosmic knowledge, losing their individual identity but gaining unparalleled insight into the workings of reality.<text:line-break/>The plane's influence on the multiverse manifests as moments of sudden inspiration, scientific breakthroughs, or spiritual awakenings across other realms. However, the revelations it provides are often cryptic, requiring interpretation and contemplation to fully understand.</text:span></text:p>
      <text:p text:style-name="P115"/>
      <text:p text:style-name="P109"/>
      <text:p text:style-name="P96"/>
      <text:p text:style-name="P117">The infinity in <text:span text:style-name="T427">Shadowfell</text:span> is life itself—nothing can die, only decay forever.</text:p>
      <text:p text:style-name="P117"><text:span text:style-name="T427">Wandering Stars</text:span> is a finite maze with a clear beginning and end, but each incorrect path is infinite.</text:p>
      <text:p text:style-name="P100"><text:span text:style-name="T427">Silent Halls of Revelation</text:span>: <text:span text:style-name="T446">a vast flat plane, home of the Gith, where dreams are infinite and lead to more and more dreams. This is a very abstract place.</text:span></text:p>
      <text:p text:style-name="P118"><text:span text:style-name="T427">Avernus/Forges of Ambition:</text:span> <text:span text:style-name="T451">A finite world of volcanic forges that spew forth the infinite heart of the plane, stuff that shapes itself and turns dreams into reality.</text:span></text:p>
      <text:p text:style-name="P119"><text:span text:style-name="T427">Concordant Opposition:</text:span> <text:span text:style-name="T445">a single spire rising from its center, </text:span><text:span text:style-name="T425">like a lighthouse. From the top of the spire, a directional light shines and spins</text:span><text:span text:style-name="T445">. </text:span><text:span text:style-name="T426">The light shines across the boundaries of the planes, for this is the light of power. This is the light that shines through </text:span><text:span text:style-name="T452">the waters of Elysium</text:span><text:span text:style-name="T426">.</text:span></text:p>
      <text:p text:style-name="P120"><text:span text:style-name="T427">Elysium: </text:span><text:span text:style-name="T448">Elysium is </text:span><text:span text:style-name="T445">a seemingly endless ocean w</text:span><text:span text:style-name="T448">here t</text:span><text:span text:style-name="T445">he </text:span><text:span text:style-name="T450">surface of the water is a wonderful prismatic glassy surface, </text:span><text:span text:style-name="T445">subsurface of the water is infinite, and time does not flow here. </text:span><text:span text:style-name="T449">A mysterious and wondrous place. </text:span><text:span text:style-name="T443">When </text:span><text:span text:style-name="T447">magical </text:span><text:span text:style-name="T443">light shines through the prisms, it reveals </text:span><text:soft-page-break/><text:span text:style-name="T443">an infinite kaleidoscope of knowledge, of the past, the future, etc. </text:span><text:span text:style-name="T459">Below the waters of Elysium expand great cities held within bubbles. </text:span><text:span text:style-name="T460">The vast infinite waters lead deeper, to darker and more mysterious cave-like halls of scholarship and mystery.</text:span></text:p>
      <text:p text:style-name="P121"><text:span text:style-name="T427">Mycelia</text:span> is a vast, finite forest world with a hugely thick underbrush, sweet with the smell of decay and mushrooms. <text:span text:style-name="T453">Here, scale is infinite. Distance behaves strangely, and things get larger or smaller as you get closer and closer. Everything can suddenly change sizes. Slaad are adept at living in this strange environment.</text:span></text:p>
      <text:p text:style-name="P50">Clangor <text:span text:style-name="T454">literally takes the form of a great shard, upon which the infinite nature is held within the unending battle and conflict that hones and adapts the members of the plane in order to brutally evolve the populous.</text:span></text:p>
      <text:p text:style-name="P122"><text:span text:style-name="T427">Bytopia's</text:span> finite cities are bastions of reason and intellect. As one explores their libraries and centers of learning, they are transported into an infinite realm of interconnected thoughts and ideas, where the pursuit of knowledge and reason extends beyond the boundaries of comprehension.</text:p>
      <text:p text:style-name="P122"><text:span text:style-name="T427">Oinos' Abyss of Fear</text:span>: Within the finite realm of Oinos, a foreboding cave lies, filled with fearful echoes and chilling shadows. As travelers descend into the depths, they enter an infinite realm of interconnected nightmares, where the essence of fear and decay breeds haunting terrors. <text:span text:style-name="T457">This is actually what gives the Abyss its name, though not actually part of the Abyss.</text:span></text:p>
      <text:p text:style-name="P113"><text:span text:style-name="T427">Gahenna</text:span> is a great set of finite mountains <text:span text:style-name="T458">set within a small, cramped spacetime curving inward such that there are two grant mountains facing each other from below and above.</text:span></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text:soft-page-break/></text:p>
      <text:p text:style-name="P113"/>
      <text:p text:style-name="P113"/>
      <text:p text:style-name="P137">Notes on Round 2:</text:p>
      <text:p text:style-name="P138">What can happen to a plane?</text:p>
      <text:p text:style-name="P138">A sentient plane is essentia + Lineament. When a plane gains a Lineament with sentient life, it becomes reliant upon that. If it loses that Lineament, the plane unravels into the Foract into the elemental building blocks of future planes. In time, the elemental chaos will coalesce into new planes and the cycle will start anew.</text:p>
      <text:p text:style-name="P138">- In transplanar destruction: Lineaments are killed; plane is absorbed into its conqueror. There, the Lineaments can be absorbed or they can kill the host plane’s Lineaments. If that happens, <text:span text:style-name="T485">both planes end up dead and unraveling—but what about the Lineaments? Do they fade?</text:span></text:p>
      <text:p text:style-name="P169"><text:span text:style-name="T405">When a plane takes a Lineament from another plane, that Lineament might just give up. It might not fight back—but it usually does. When it is absorbed into the conquering plane it is no longer itself. It has some instinct to retain its self-ness, so it usually fights back or hides. Lineaments in general are demiplanar structures; </text:span><text:span text:style-name="T209">they are extensions of the essentia</text:span><text:span text:style-name="T405"> of their home plane. When a plane is conquered, the hearts of its essentia must be devoured too in order to trap the Lineaments on the plane. They are tied to the essentia hearts – Anariima. </text:span><text:span text:style-name="T406">Whoever controls the Anariima can control, or at least influence, the Lineaments. If a dead Lineament can recapture its Anariima and get a mortal aid to take them off the plane, or possibly to an unraveling plane, then the Lineaments could escape and revive the dying scraps. This is the only hope for dead Lineaments of keeping their self-hood.</text:span></text:p>
      <text:p text:style-name="P170"><text:span text:style-name="T196">Can planes peacefully merge? - yes, but all Lineaments involved give up their self-hood as the essentia of both planes are woven together. Otherwise, planes can live very closely and become practically bonded. Their peoples can intermingle to the point of becoming one, </text:span><text:span text:style-name="T407">influenced by the Lineaments of both planes.</text:span></text:p>
      <text:p text:style-name="P42">SO, summarizing:</text:p>
      <text:p text:style-name="P171"><text:span text:style-name="T196">Alliances, </text:span><text:span text:style-name="T407">bonded planes, selfless mergers</text:span></text:p>
      <text:p text:style-name="P43">Wars, stolen essentia, new artifacts + devoured Lineaments</text:p>
      <text:p text:style-name="P43">Failed conquests, mutual annihilation, recaptured essentia + new life</text:p>
      <text:p text:style-name="P141"/>
      <text:p text:style-name="P129">Things I want to include:</text:p>
      <text:p text:style-name="P129">- <text:span text:style-name="T480">Threat of the Far Realm, rise of the Aboleth + </text:span>Mind Flayer empire<text:span text:style-name="T480">s</text:span></text:p>
      <text:p text:style-name="P129">- Gith evolution <text:span text:style-name="T481">from Kalashtars</text:span> and revolution, fall of the Mind Flayers</text:p>
      <text:p text:style-name="P129">-<text:span text:style-name="T482">Sigil, City of Doors</text:span></text:p>
      <text:p text:style-name="P129">-<text:span text:style-name="T486">all of the above fun planar events</text:span></text:p>
      <text:p text:style-name="P129"/>
      <text:p text:style-name="P129"><text:span text:style-name="T427">Outskirts:</text:span> <text:span text:style-name="T427">Revelation</text:span>: <text:span text:style-name="T475">aboleths, </text:span><text:span text:style-name="T427">Infinity:</text:span> Demons, </text:p>
      <text:p text:style-name="P129"/>
      <text:p text:style-name="P129"><text:soft-page-break/><text:span text:style-name="T427">Power players:</text:span> <text:span text:style-name="T441">Victory</text:span><text:span text:style-name="T473">: shapeshifters/</text:span><text:span text:style-name="T474">dragons, <text:s/></text:span><text:span text:style-name="T427">Power</text:span>: the Lady of Pain, <text:s/><text:span text:style-name="T427">Ambition/</text:span><text:span text:style-name="T440">Wish</text:span>: <text:span text:style-name="T477">Zodar, <text:s/></text:span><text:span text:style-name="T427">Growth:</text:span><text:span text:style-name="T473"> </text:span><text:span text:style-name="T478">giants</text:span></text:p>
      <text:p text:style-name="P129"/>
      <text:p text:style-name="P129"><text:span text:style-name="T427">Weak:</text:span> <text:span text:style-name="T427">Folly</text:span>:<text:span text:style-name="T473"> </text:span><text:span text:style-name="T476">Fey </text:span><text:span text:style-name="T474">+ </text:span><text:span text:style-name="T473">Goblinoids, </text:span><text:span text:style-name="T427">Decay</text:span>: <text:span text:style-name="T473">slaad, </text:span><text:span text:style-name="T427">Passion</text:span>: <text:span text:style-name="T476">Gnomes +</text:span><text:span text:style-name="T473">Dwarves + Halflings </text:span><text:span text:style-name="T474">Small Folk, </text:span><text:span text:style-name="T427">Grace</text:span>: <text:span text:style-name="T474">Celestials, </text:span><text:span text:style-name="T427">Shadow</text:span>: devils <text:span text:style-name="T479">+ </text:span><text:span text:style-name="T473">daemons, </text:span><text:span text:style-name="T442">Creativity</text:span><text:span text:style-name="T455">: humans, </text:span><text:span text:style-name="T442">Reason</text:span><text:span text:style-name="T455">: forerunners</text:span><text:line-break/><text:line-break/><text:span text:style-name="T427">Inhumanity:</text:span> <text:span text:style-name="T473">beast folk + plant folk </text:span><text:span text:style-name="T479">+ bug folk</text:span><text:line-break/><text:span text:style-name="T427">Mystery:</text:span> <text:span text:style-name="T475">beholders (dreaming reproduction)</text:span><text:line-break/><text:span text:style-name="T427">Fear:</text:span> <text:span text:style-name="T471">warforged</text:span><text:line-break/></text:p>
      <text:p text:style-name="P140">Eldritch vs demon</text:p>
      <text:p text:style-name="P140">Devils want to rule</text:p>
      <text:p text:style-name="P140">Demons do not want to rule – they want to destroy and turn everything to Abyss.</text:p>
      <text:p text:style-name="P140">Eldritch beings themselves have no active motivations in the world – but they are tapped into, and they flood into the cosmos after that. Once tapped, their power is corrupting and unceasing.</text:p>
      <text:p text:style-name="P140">The Eldritch horrors are enticing in their ability to give Revelation. They were approached by the needy, and eventually <text:span text:style-name="T487">spilled out.</text:span></text:p>
      <text:p text:style-name="P140">- <text:span text:style-name="T488">Not quite. The context behind demons and the </text:span><text:span text:style-name="T489">eldritch</text:span><text:span text:style-name="T488"> are very different. </text:span><text:span text:style-name="T489">Demons and the Abyss work in fundamentally different ways – because demons and their realms are one-in-the-same and injunctions happen in a mental dimension, demons have never easily been able to leave the Abyss and travel to other planes. They can travel through the Infinite Fear, </text:span><text:span text:style-name="T490">but this is very rarely done and generally requires a demonic presence to have built up an Infintie Fear injunction in the first place. Thus, they first need to be summoned. This is more common, and can lead to lesser demonic invasions. Demons are immortal things, and the cycle of their life is built into their wider culture. They believe they are born into Heaven, into the bliss of the mental injunction. They grow by feeding on the infinite depths of a person’s self-hood. The copy them, becoming infinitely</text:span><text:span text:style-name="T10"> more</text:span><text:span text:style-name="T87"> than their creator ever could be. Then, once their creator dies, the demon’s connection is severed and they merge fully into the Abyss, having fully realized the depths of that person’s mind. A demon’s early life is blissful for it, and the moment of its full realization is perfection. In the time when Demons are the main threat to the planescape, a gate has opened on their world, allowing them to flood from it into the other planes. This is, for them, a gate to Heaven. A gate to bliss. They move through it and kill because that is the thing that can bring them the most joy and pleasure. The actual thing that brings each demon its bliss is different, and depends on when the demon was created. I think the Abyss should not just be Infinity, but it should also be of Fear. Everyone’s fears are different, and some powerful demons are built on the fear of tyranny, betrayal, etc. Not just death. This is like Fraz – he is a demon who’s creator feared </text:span><text:span text:style-name="T88">something more diabolical, more scheming, more heartless than himself. </text:span><text:span text:style-name="T89">Demons do not want to conquer. They do not want to enslave. They do not view other beings as “real”. They are heavenly creations meant to be used for demonic joy.</text:span></text:p>
      <text:p text:style-name="P142"><text:soft-page-break/><text:span text:style-name="T88">E</text:span><text:span text:style-name="T82">ldritch </text:span><text:span text:style-name="T89">horrors originate from Revelation/Apocalypse. It is not at all a “good” thing. How does Apocalypse start?</text:span></text:p>
      <text:p text:style-name="P29">- A being seeks out Revelation and is corrupted</text:p>
      <text:p text:style-name="P29">- Aboleths mindlessly corrupt</text:p>
      <text:p text:style-name="P142"><text:span text:style-name="T89">- Revelation is not sought – it is given. </text:span><text:span text:style-name="T90">The Biblical Revelation also occurs in phases. It is visionary, given to one man. That man is then tasked to be the voice of the Apocalypse, and he tells the Apocalypse to seven churches.</text:span></text:p>
      <text:p text:style-name="P143"><text:span text:style-name="T90">T</text:span><text:span text:style-name="T82">he Prophet sees the Throne of God, with 24 elders around him and 4 great Living Beings.</text:span></text:p>
      <text:p text:style-name="P30">Perhaps the process of Revelation is drawn out. It does not start with the Book of Revelation, but builds on a belief that was laid down before. You can’t have a book of Revelation without a belief in God.</text:p>
      <text:p text:style-name="P30">-What makes Revelation unique? The Abyssal creatures are one in the same with their Realm. Ie, the primary and secondary beings are bound. Perhaps, for the Far Realm, its spacetime is not bounded in the same way as other planes. Ie, it can exist everywhere in the Foract and affect all the planes. It injuncts everywhere, all the time.</text:p>
      <text:p text:style-name="P36"><text:tab/>-<text:span text:style-name="T491">OR, more mechanically, it doesn’t have “boundaries” like the other planes. Other planes can be killed, breached, spilling out into the Foract. What if the Far Realm couldn’t do this, as it was always “spilled”. Its wider plane and its primary beings are mixed together like whatever equivalent liquid has for a plane. So a single place might be the mixing of many primary beings, so the secondary beings there – aboleths / eldrazi – appear to exist in many realms at once. Maybe an eye here, a leg there, an arm or fin in another place. It is a mind-bending mix. </text:span><text:span text:style-name="T456">For its interactions with other planes: because of its weird nature, any injunction is multiplied; instead creating a multitude of injunctions with many of the Far Realms. Thus, any injunction can take a myriad of forms and often bears the “Weird” liquidy nature of being within the far realm itself.</text:span></text:p>
      <text:p text:style-name="P30"/>
      <text:p text:style-name="P144"><text:span text:style-name="T82">-</text:span><text:span text:style-name="T91">In some way, Revelation leads to the rise of the Mind Flayers, who rule over much of the planescape and corrupt creatures in their keeping or slavery for some purpose.</text:span></text:p>
      <text:p text:style-name="P31"/>
      <text:p text:style-name="P145"><text:span text:style-name="T82">The book of revelation mentions several beasts: a dragon, a beast of the earth (false profit), a beast of the sea, </text:span><text:span text:style-name="T92">and the Whore of Babylon </text:span><text:span text:style-name="T93">(named “Mystery”)</text:span><text:span text:style-name="T82">. Perhaps Revelation simply “activates” when it sees these beasts rise in the other planes. It is a reactionary plane, that moves to counteract the direction of the planescape.</text:span></text:p>
      <text:p text:style-name="P32"/>
      <text:p text:style-name="P145"><text:span text:style-name="T82">-</text:span><text:span text:style-name="T94">Aleister Crowley received Revelation, that he is the Beast, and that he gathers / worships / preaches the following of the Beasts, Babalon, etc. Expanding on this : perhaps, in the Apocalypse given by the Aboleths, they pick out one figure to be the villain, to gather the evil figures and be evil for the greater good. </text:span><text:span text:style-name="T95">This figure becomes a mind flayer, and so his followers too. He takes on a dragon, a beast of the sea, and the Whore of Babylon.</text:span></text:p>
      <text:p text:style-name="P145"><text:span text:style-name="T95">- </text:span><text:span text:style-name="T96">The transition from an old age to a new one via violence + catastrophe.</text:span></text:p>
      <text:p text:style-name="P145"><text:soft-page-break/><text:span text:style-name="T96">By identifying his role of prophet of the New Aeon with the reviled Beast 666 of the book of Revelation, Crowley believed that he was seizing a cosmic task as the commander of the forces that would overthrow Christianity: p. 96 It is proper to obey The Beast, because His Law is pure Freedom, and He will give no command which is other than a Right Interpretation of this Freedom. But it is necessary for the development of Freedom itself to have an organization; and every organization must have a highly-centralized control. This is especially necessary in time of war, as even the so-called “democratic” nations have been taught by Experience…. Now this age is pre-eminently a “time of war,” most of all now, when it is our Work to overthrow the slave-gods. 24</text:span></text:p>
      <text:p text:style-name="P145"><text:span text:style-name="T96">- </text:span><text:span text:style-name="T97">It is the Prophet’s job to bring about these great wars and tribulations in order to usher in a new age of the Planes.</text:span></text:p>
      <text:p text:style-name="P33"/>
      <text:p text:style-name="P146"><text:span text:style-name="T97">S</text:span><text:span text:style-name="T82">O, in summary so far:</text:span></text:p>
      <text:p text:style-name="P146"><text:span text:style-name="T101">Demonic villain:</text:span><text:span text:style-name="T82"> general widespread and inevitable death and destruction based on the expansion and realization of basal fears. </text:span><text:span text:style-name="T98">Internally demons are religiously motivated, but this is not external at all. Individual demons compete with each other for diabolical schemes; notably, Fraz Urb’luu creates a new Sigil in the Empire with the Last and First City. Fraz seeks to eventually destroy all other competing demons, but not to have any sort of dominion in the end. He simply wants to be the best, to be right, to be the victor, through manipulation. </text:span><text:span text:style-name="T99">On another hand, Orcus wants to kill everything—even all demons--and raise it under his own power as Prince of Undeath.</text:span></text:p>
      <text:p text:style-name="P172"><text:span text:style-name="T320">Eldritch villain:</text:span><text:span text:style-name="T321"> a mental corruption that begins with a single formerly-good False Prophet who takes on the mantle of an evil conqueror </text:span><text:span text:style-name="T322">in order to start a Great War that will usher in a new planar age</text:span><text:span text:style-name="T321">. The Prophet raises an evil empire, </text:span><text:span text:style-name="T323">the Mind Flayers,</text:span><text:span text:style-name="T321"> with strong religious vibes </text:span><text:span text:style-name="T323">pointing to a coming War in which he must be destroyed</text:span><text:span text:style-name="T321">. Mix of eldrazi, thelema crowley-ism, biblical revelationism, apocalypse. </text:span><text:span text:style-name="T323">The Empire rules and corrupts, even going so far as to “mind control” planes and force them to kill each other. </text:span><text:span text:style-name="T324">This might include the devouring of the Far Realm itself (or at least its heart...)</text:span></text:p>
      <text:p text:style-name="P53"><text:span text:style-name="T82">Kython/</text:span><text:span text:style-name="T100">Thoon</text:span><text:span text:style-name="T82"> villain: </text:span><text:span text:style-name="T19">future villain more fitting the borg/phyrexian vibe. </text:span><text:span text:style-name="T78">Biological, technological, spreading in order to assimilate all life into an efficient new machine. </text:span><text:span text:style-name="T79">Return of the Eldritch? </text:span><text:span text:style-name="T100">Some motivator being the resurrection of old planes / Revelation</text:span><text:span text:style-name="T80"> itself? Monsters inspired by Kythons and the 3.5 Thoon monsters in Monster Manual 5. Thoon Madcrafter is techy looking. </text:span><text:span text:style-name="T81">Sciency vibe; perhaps some integration of demons as well.</text:span></text:p>
      <text:p text:style-name="P130"/>
      <text:p text:style-name="P130">--</text:p>
      <text:p text:style-name="P183">1. Mystery, Creativity, and Reason all sit in a small clump on the outskirts of the Planescape.</text:p>
      <text:p text:style-name="P185">2. Mystery’s creatures begin taking on a weird aspect as the Far Realm injuncts. The dreams of Aboleths become manifest, and they then continue to dream and create more eldritch things. Beholders and quori are created. Slowly, these creatures spread terror to their neighboring planes, and even those planes beyond them.</text:p>
      <text:p text:style-name="P186"><text:soft-page-break/>3. Some humans and forerunners take on quori hosts, becoming Kalashtar.</text:p>
      <text:p text:style-name="P186">4. </text:p>
      <text:p text:style-name="P182">This all originates with the corruption of the Kalashtar – the hybrid race of the Forerunners and Humans. The Kalashtar are </text:p>
      <text:p text:style-name="P139">1. Mystery, enslaving beholders and creating the Quori, which influence/trick the Kalashtar of Reason + Creativity.</text:p>
      <text:p text:style-name="P139">At first, the malevolent plots of the Aboleths are seen through the corruption of the Kalashtar and the Forerunners. The enemy is known as the Dreaming Dark.</text:p>
      <text:p text:style-name="P168"><text:span text:style-name="T403">Aboleths corrupt the Forerunners/</text:span><text:span text:style-name="T404">Kalashtar </text:span><text:span text:style-name="T403">on Reason <text:s/>or Fear</text:span></text:p>
      <text:p text:style-name="P168"><text:span text:style-name="T403">Forerunners/</text:span><text:span text:style-name="T404">Kalashtar</text:span><text:span text:style-name="T403"> on Reason or Fear attack the creators of the warforged on Reason or Fear, causing the creation of the Warforged. Their creators are driven to extinction—or were survived within their machines.</text:span></text:p>
      <text:p text:style-name="P57"/>
      <text:p text:style-name="P134">Combinations:</text:p>
      <text:p text:style-name="P134">Wandering Stars: Revelation + Mystery/Fear</text:p>
      <text:p text:style-name="P134">Clangor: Passion + Fear/Folly/Inhumanity</text:p>
      <text:p text:style-name="P134">Feywild: Passion + Folly + Inhumanity + Growth</text:p>
      <text:p text:style-name="P134">Deep Wilds: <text:span text:style-name="T483">Growth + Fear + Mystery + Inhumanity</text:span></text:p>
      <text:p text:style-name="P135">Oinos: Decay, Fear</text:p>
      <text:p text:style-name="P135">Gahenna: Ambition, shadow</text:p>
      <text:p text:style-name="P135">Mycellia: Decay, Growth</text:p>
      <text:p text:style-name="P135">Arcadia: Growth, Reason, Passion, Grace</text:p>
      <text:p text:style-name="P135">Arborea: Passion, Growth</text:p>
      <text:p text:style-name="P135">Elysium: Grace, Reason, Mystery, Revelation</text:p>
      <text:p text:style-name="P135">Grey Wastes: Decay, Fear, Revelation, Mystery</text:p>
      <text:p text:style-name="P133">Mechanus: Reason, Grace, Inhumanity</text:p>
      <text:p text:style-name="P133"/>
      <text:p text:style-name="P133"/>
      <text:p text:style-name="P133"/>
      <text:p text:style-name="P133"/>
      <text:p text:style-name="P133"/>
      <text:p text:style-name="P136">Outline:</text:p>
      <text:p text:style-name="P136">- Planes come to life, live in tight neighborhood. Many injunct, races mingle</text:p>
      <text:p text:style-name="P136">- Many worlds exist. Some young and growing, some old and dying.</text:p>
      <text:p text:style-name="P136">- Races squabble and war; <text:span text:style-name="T484">empires rise and fall – few are able to control multiple planes. </text:span><text:span text:style-name="T486">What plane is first to fall? Who discovers how to kill Lineaments?</text:span></text:p>
      <text:p text:style-name="P113"/>
      <text:p text:style-name="P127">Timeline restructure:</text:p>
      <text:p text:style-name="P127">2 arcs: first, Far Realm nemesis. Second, Abyss nemesis</text:p>
      <text:p text:style-name="P166"><text:span text:style-name="T400">The planes came into existence, and so did their creatures. Many of the planes gathered in the center of the Foract, and they injuncted upon each other. </text:span><text:span text:style-name="T401">The people of the planes game to know each other as they met, traded, mixed, or warred. Some planes during </text:span><text:soft-page-break/><text:span text:style-name="T401">this time would shift, move, wobble, or orbit, changing their injunctions and influence on the other planes, as living planes do. Eventually, the balance was broken </text:span><text:span text:style-name="T402">when the plane Absit, the Far Realm, grew close. At first it merely had its odd influence on planes it hunted.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Handwriting" svg:font-family="Handwritin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4T17:22:15.864275683</meta:creation-date>
    <dc:date>2024-06-30T12:33:12.097307784</dc:date>
    <meta:editing-duration>P4DT7H36M24S</meta:editing-duration>
    <meta:editing-cycles>757</meta:editing-cycles>
    <meta:generator>LibreOffice/6.4.7.2$Linux_X86_64 LibreOffice_project/40$Build-2</meta:generator>
    <meta:document-statistic meta:table-count="1" meta:image-count="0" meta:object-count="0" meta:page-count="32" meta:paragraph-count="372" meta:word-count="13185" meta:character-count="80423" meta:non-whitespace-character-count="67551"/>
  </office:meta>
</office:document-meta>
</file>